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2">
      <style:paragraph-properties fo:break-before="pag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able_20_Contents">
      <style:paragraph-properties fo:text-align="start" style:justify-single-word="false"/>
    </style:style>
    <style:style style:name="P5" style:family="paragraph" style:parent-style-name="Text_20_body" style:list-style-name="L2">
      <style:paragraph-properties fo:margin-top="0cm" fo:margin-bottom="0cm"/>
    </style:style>
    <style:style style:name="P6" style:family="paragraph" style:parent-style-name="Text_20_body">
      <style:paragraph-properties fo:text-align="start" style:justify-single-word="false"/>
    </style:style>
    <style:style style:name="P7" style:family="paragraph" style:parent-style-name="Text_20_body">
      <style:text-properties style:font-name="Times New Roman2" fo:font-size="12pt" style:font-size-asian="10.5pt" style:font-size-complex="12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Courier New" fo:font-size="10pt" style:font-size-asian="10pt" style:font-size-complex="10pt"/>
    </style:style>
    <style:style style:name="P11" style:family="paragraph" style:parent-style-name="Table_20_Contents">
      <style:paragraph-properties fo:text-align="start" style:justify-single-word="false"/>
      <style:text-properties style:font-name="Courier New" fo:font-size="10pt" style:font-size-asian="10pt" style:font-size-complex="10pt"/>
    </style:style>
    <style:style style:name="P12" style:family="paragraph" style:parent-style-name="Text_20_body" style:master-page-name="">
      <style:paragraph-properties style:page-number="auto" fo:keep-with-next="always"/>
    </style:style>
    <style:style style:name="P13" style:family="paragraph" style:parent-style-name="Heading_20_4" style:master-page-name="">
      <style:paragraph-properties style:page-number="auto"/>
    </style:style>
    <style:style style:name="P14" style:family="paragraph" style:parent-style-name="Preformatted_20_Text">
      <style:paragraph-properties fo:margin-top="0cm" fo:margin-bottom="0.499cm"/>
    </style:style>
    <style:style style:name="P15" style:family="paragraph" style:parent-style-name="Text_20_body" style:list-style-name="L7">
      <style:text-properties style:font-name="Courier New" fo:font-size="10pt" style:font-size-asian="10pt" style:font-size-complex="10pt"/>
    </style:style>
    <style:style style:name="P16" style:family="paragraph" style:parent-style-name="Text_20_body" style:list-style-name="L8">
      <style:text-properties style:font-name="Courier New" fo:font-size="10pt" style:font-size-asian="10pt" style:font-size-complex="10pt"/>
    </style:style>
    <style:style style:name="P17" style:family="paragraph" style:parent-style-name="Text_20_body" style:list-style-name="L10">
      <style:text-properties style:font-name="Courier New" fo:font-size="10pt" style:font-size-asian="10pt" style:font-size-complex="10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text-properties style:font-name="Times New Roman2" fo:font-size="12pt" style:font-size-asian="10.5pt" style:font-size-complex="12pt"/>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0">
      <style:text-properties fo:color="#000000" style:font-name="Courier New" fo:font-size="10pt" style:font-name-asian="Consolas" style:font-size-asian="10pt" style:font-name-complex="Consolas" style:font-size-complex="10pt"/>
    </style:style>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paragraph-properties fo:text-align="start" style:justify-single-word="false"/>
    </style:style>
    <style:style style:name="P36" style:family="paragraph" style:parent-style-name="Text_20_body" style:list-style-name="L17">
      <style:paragraph-properties fo:text-align="start" style:justify-single-word="false"/>
    </style:style>
    <style:style style:name="P37" style:family="paragraph" style:parent-style-name="Text_20_body" style:list-style-name="L18">
      <style:paragraph-properties fo:text-align="start" style:justify-single-word="false"/>
    </style:style>
    <style:style style:name="P38" style:family="paragraph" style:parent-style-name="Text_20_body" style:list-style-name="L18"/>
    <style:style style:name="P39" style:family="paragraph" style:parent-style-name="Text_20_body" style:list-style-name=""/>
    <style:style style:name="P40" style:family="paragraph" style:parent-style-name="Text_20_body" style:list-style-name="L21"/>
    <style:style style:name="P41" style:family="paragraph" style:parent-style-name="Text_20_body">
      <style:text-properties fo:font-weight="bold" style:font-weight-asian="bold" style:font-weight-complex="bold"/>
    </style:style>
    <style:style style:name="P42" style:family="paragraph" style:parent-style-name="Text_20_body" style:list-style-name="L2">
      <style:paragraph-properties fo:margin-top="0cm" fo:margin-bottom="0cm"/>
    </style:style>
    <style:style style:name="P43" style:family="paragraph" style:parent-style-name="Heading_20_1">
      <style:paragraph-properties fo:text-align="center" style:justify-single-word="false"/>
    </style:style>
    <style:style style:name="P44" style:family="paragraph" style:parent-style-name="Heading_20_2">
      <style:paragraph-properties fo:break-before="page"/>
    </style:style>
    <style:style style:name="P45" style:family="paragraph" style:parent-style-name="Table_20_Contents" style:list-style-name="L19"/>
    <style:style style:name="P46" style:family="paragraph" style:parent-style-name="Table_20_Contents" style:list-style-name="L20"/>
    <style:style style:name="P47" style:family="paragraph" style:parent-style-name="Table_20_Contents" style:list-style-name="L22"/>
    <style:style style:name="P48" style:family="paragraph" style:parent-style-name="Table_20_Contents" style:list-style-name="L23"/>
    <style:style style:name="P49" style:family="paragraph" style:parent-style-name="Table_20_Contents" style:list-style-name="L24"/>
    <style:style style:name="P50" style:family="paragraph" style:parent-style-name="Table_20_Contents">
      <style:paragraph-properties fo:text-align="start" style:justify-single-word="false"/>
    </style:style>
    <style:style style:name="P51" style:family="paragraph" style:parent-style-name="Table_20_Contents" style:list-style-name="L19">
      <style:paragraph-properties fo:margin-top="0cm" fo:margin-bottom="0cm"/>
    </style:style>
    <style:style style:name="P52" style:family="paragraph" style:parent-style-name="Table_20_Contents" style:list-style-name="L20">
      <style:paragraph-properties fo:margin-top="0cm" fo:margin-bottom="0cm"/>
    </style:style>
    <style:style style:name="P53" style:family="paragraph" style:parent-style-name="Contents_20_1">
      <style:paragraph-properties>
        <style:tab-stops/>
      </style:paragraph-properties>
    </style:style>
    <style:style style:name="P54" style:family="paragraph" style:parent-style-name="Contents_20_2">
      <style:paragraph-properties>
        <style:tab-stops/>
      </style:paragraph-properties>
    </style:style>
    <style:style style:name="P55" style:family="paragraph" style:parent-style-name="Contents_20_3">
      <style:paragraph-properties>
        <style:tab-stops/>
      </style:paragraph-propertie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style:font-size-asian="10pt" style:font-size-complex="10pt"/>
    </style:style>
    <style:style style:name="T2" style:family="text">
      <style:text-properties style:font-name="Courier New"/>
    </style:style>
    <style:style style:name="T3" style:family="text">
      <style:text-properties style:font-name="Times New Roman2" fo:font-size="12pt" style:font-size-asian="12pt" style:font-size-complex="12pt"/>
    </style:style>
    <style:style style:name="T4" style:family="text">
      <style:text-properties style:font-name="Times New Roman2" fo:font-size="12pt" style:font-size-asian="10.5pt" style:font-size-complex="12pt"/>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weight="bold" style:font-weight-asian="bold"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fo:font-size="13pt" style:font-size-asian="13pt" style:font-size-complex="13pt"/>
    </style:style>
    <style:style style:name="T11" style:family="text">
      <style:text-properties style:font-name="Times New Roman2" fo:font-size="12pt" style:font-size-asian="12pt" style:font-size-complex="12pt"/>
    </style:style>
    <style:style style:name="T12" style:family="text">
      <style:text-properties style:font-name="Times New Roman2" fo:font-size="12pt" style:font-size-asian="10.5pt" style:font-size-complex="12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xx" style:country-asian="none" style:language-complex="zxx" style:country-complex="none"/>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Segoe UI" fo:font-size="10pt"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70024" text:id="ct94470024">
          <text:insertion>
            <office:change-info>
              <dc:creator>Mark Rotteveel</dc:creator>
              <dc:date>2011-12-25T14:10:00</dc:date>
            </office:change-info>
          </text:insertion>
        </text:changed-region>
        <text:changed-region xml:id="ct94717952" text:id="ct94717952">
          <text:insertion>
            <office:change-info>
              <dc:creator>Mark Rotteveel</dc:creator>
              <dc:date>2011-12-25T14:26:00</dc:date>
            </office:change-info>
          </text:insertion>
        </text:changed-region>
        <text:changed-region xml:id="ct94922632" text:id="ct94922632">
          <text:insertion>
            <office:change-info>
              <dc:creator>Mark Rotteveel</dc:creator>
              <dc:date>2011-12-25T14:51:00</dc:date>
            </office:change-info>
          </text:insertion>
        </text:changed-region>
        <text:changed-region xml:id="ct94052904" text:id="ct94052904">
          <text:deletion>
            <office:change-info>
              <dc:creator>Mark Rotteveel</dc:creator>
              <dc:date>2011-12-25T16:43:00</dc:date>
            </office:change-info>
            <text:p text:style-name="Text_20_body"/>
            <text:p text:style-name="Text_20_body"/>
          </text:deletion>
        </text:changed-region>
        <text:changed-region xml:id="ct94053112" text:id="ct94053112">
          <text:insertion>
            <office:change-info>
              <dc:creator>Mark Rotteveel</dc:creator>
              <dc:date>2011-12-25T16:42:00</dc:date>
            </office:change-info>
          </text:insertion>
        </text:changed-region>
        <text:changed-region xml:id="ct94053216" text:id="ct94053216">
          <text:insertion>
            <office:change-info>
              <dc:creator>Mark Rotteveel</dc:creator>
              <dc:date>2011-12-25T16:41:00</dc:date>
            </office:change-info>
          </text:insertion>
        </text:changed-region>
        <text:changed-region xml:id="ct94053320" text:id="ct94053320">
          <text:insertion>
            <office:change-info>
              <dc:creator>Mark Rotteveel</dc:creator>
              <dc:date>2011-12-25T16:41:00</dc:date>
            </office:change-info>
          </text:insertion>
        </text:changed-region>
        <text:changed-region xml:id="ct94053424" text:id="ct94053424">
          <text:insertion>
            <office:change-info>
              <dc:creator>Onbekende auteur</dc:creator>
              <dc:date>2012-03-04T12:24:00</dc:date>
            </office:change-info>
          </text:insertion>
        </text:changed-region>
        <text:changed-region xml:id="ct94053528" text:id="ct94053528">
          <text:insertion>
            <office:change-info>
              <dc:creator>Mark Rotteveel</dc:creator>
              <dc:date>2011-12-25T16:41:00</dc:date>
            </office:change-info>
          </text:insertion>
        </text:changed-region>
        <text:changed-region xml:id="ct94053632" text:id="ct94053632">
          <text:insertion>
            <office:change-info>
              <dc:creator>Mark Rotteveel</dc:creator>
              <dc:date>2011-12-25T14:08:00</dc:date>
            </office:change-info>
          </text:insertion>
        </text:changed-region>
        <text:changed-region xml:id="ct94053736" text:id="ct94053736">
          <text:insertion>
            <office:change-info>
              <dc:creator>Mark Rotteveel</dc:creator>
              <dc:date>2011-12-25T16:42:00</dc:date>
            </office:change-info>
          </text:insertion>
        </text:changed-region>
        <text:changed-region xml:id="ct94053840" text:id="ct94053840">
          <text:insertion>
            <office:change-info>
              <dc:creator>Mark Rotteveel</dc:creator>
              <dc:date>2011-12-25T16:55:00</dc:date>
            </office:change-info>
          </text:insertion>
        </text:changed-region>
        <text:changed-region xml:id="ct94468568" text:id="ct94468568">
          <text:deletion>
            <office:change-info>
              <dc:creator>Mark Rotteveel</dc:creator>
              <dc:date>2011-12-25T16:55:00</dc:date>
            </office:change-info>
            <text:p text:style-name="Text_20_body"><text:s/></text:p>
          </text:deletion>
        </text:changed-region>
        <text:changed-region xml:id="ct94468672" text:id="ct94468672">
          <text:deletion>
            <office:change-info>
              <dc:creator>Mark Rotteveel</dc:creator>
              <dc:date>2011-12-25T16:55:00</dc:date>
            </office:change-info>
            <text:p text:style-name="Text_20_body">correct </text:p>
          </text:deletion>
        </text:changed-region>
        <text:changed-region xml:id="ct94468880" text:id="ct94468880">
          <text:deletion>
            <office:change-info>
              <dc:creator>Onbekende auteur</dc:creator>
              <dc:date>2012-03-04T12:27:00</dc:date>
            </office:change-info>
            <text:p text:style-name="Text_20_body">Driver passed complete JDBC compatibility test suite, though s</text:p>
          </text:deletion>
        </text:changed-region>
        <text:changed-region xml:id="ct94468776" text:id="ct94468776">
          <text:deletion>
            <office:change-info>
              <dc:creator>Onbekende auteur</dc:creator>
              <dc:date>2012-03-04T14:29:00</dc:date>
            </office:change-info>
            <text:p text:style-name="Text_20_body">ome features are not implemented. It is not officially JDBC compliant, because of </text:p>
          </text:deletion>
        </text:changed-region>
        <text:changed-region xml:id="ct94468984" text:id="ct94468984">
          <text:deletion>
            <office:change-info>
              <dc:creator>Onbekende auteur</dc:creator>
              <dc:date>2012-03-04T12:27:00</dc:date>
            </office:change-info>
            <text:p text:style-name="Text_20_body">high </text:p>
          </text:deletion>
        </text:changed-region>
        <text:changed-region xml:id="ct272832112" text:id="ct272832112">
          <text:deletion>
            <office:change-info>
              <dc:creator>Onbekende auteur</dc:creator>
              <dc:date>2012-03-04T14:29:00</dc:date>
            </office:change-info>
            <text:p text:style-name="Text_20_body">certification costs.</text:p>
          </text:deletion>
        </text:changed-region>
        <text:changed-region xml:id="ct272159704" text:id="ct272159704">
          <text:insertion>
            <office:change-info>
              <dc:creator>Onbekende auteur</dc:creator>
              <dc:date>2012-03-04T14:29:00</dc:date>
            </office:change-info>
          </text:insertion>
        </text:changed-region>
        <text:changed-region xml:id="ct272159808" text:id="ct272159808">
          <text:insertion>
            <office:change-info>
              <dc:creator>Onbekende auteur</dc:creator>
              <dc:date>2012-03-04T14:30:00</dc:date>
            </office:change-info>
          </text:insertion>
        </text:changed-region>
        <text:changed-region xml:id="ct94469088" text:id="ct94469088">
          <text:insertion>
            <office:change-info>
              <dc:creator>Onbekende auteur</dc:creator>
              <dc:date>2012-01-28T13:05:00</dc:date>
            </office:change-info>
          </text:insertion>
        </text:changed-region>
        <text:changed-region xml:id="ct94469192" text:id="ct94469192">
          <text:deletion>
            <office:change-info>
              <dc:creator>Onbekende auteur</dc:creator>
              <dc:date>2012-01-28T13:05:00</dc:date>
            </office:change-info>
            <text:p text:style-name="Text_20_body"><text:s/></text:p>
          </text:deletion>
        </text:changed-region>
        <text:changed-region xml:id="ct94469296" text:id="ct94469296">
          <text:insertion>
            <office:change-info>
              <dc:creator>Onbekende auteur</dc:creator>
              <dc:date>2012-01-28T13:05:00</dc:date>
            </office:change-info>
          </text:insertion>
        </text:changed-region>
        <text:changed-region xml:id="ct94469400" text:id="ct94469400">
          <text:deletion>
            <office:change-info>
              <dc:creator>Onbekende auteur</dc:creator>
              <dc:date>2012-01-28T13:05:00</dc:date>
            </office:change-info>
            <text:p text:style-name="Text_20_body"><text:span text:style-name="T1"><text:s/></text:span></text:p>
          </text:deletion>
        </text:changed-region>
        <text:changed-region xml:id="ct94469504" text:id="ct94469504">
          <text:insertion>
            <office:change-info>
              <dc:creator>Onbekende auteur</dc:creator>
              <dc:date>2012-01-28T13:05:00</dc:date>
            </office:change-info>
          </text:insertion>
        </text:changed-region>
        <text:changed-region xml:id="ct94469608" text:id="ct94469608">
          <text:insertion>
            <office:change-info>
              <dc:creator>Mark Rotteveel</dc:creator>
              <dc:date>2011-12-25T14:09:00</dc:date>
            </office:change-info>
          </text:insertion>
        </text:changed-region>
        <text:changed-region xml:id="ct94469712" text:id="ct94469712">
          <text:insertion>
            <office:change-info>
              <dc:creator>Onbekende auteur</dc:creator>
              <dc:date>2012-03-04T12:30:00</dc:date>
            </office:change-info>
          </text:insertion>
        </text:changed-region>
        <text:changed-region xml:id="ct94469816" text:id="ct94469816">
          <text:insertion>
            <office:change-info>
              <dc:creator>Onbekende auteur</dc:creator>
              <dc:date>2012-03-04T12:29:00</dc:date>
            </office:change-info>
          </text:insertion>
        </text:changed-region>
        <text:changed-region xml:id="ct94469920" text:id="ct94469920">
          <text:format-change>
            <office:change-info>
              <dc:creator>Onbekende auteur</dc:creator>
              <dc:date>2012-01-28T13:05:00</dc:date>
            </office:change-info>
          </text:format-change>
        </text:changed-region>
        <text:changed-region xml:id="ct94470128" text:id="ct94470128">
          <text:insertion>
            <office:change-info>
              <dc:creator>Mark Rotteveel</dc:creator>
              <dc:date>2011-12-25T14:10:00</dc:date>
            </office:change-info>
          </text:insertion>
        </text:changed-region>
        <text:changed-region xml:id="ct94470232" text:id="ct94470232">
          <text:insertion>
            <office:change-info>
              <dc:creator>Mark Rotteveel</dc:creator>
              <dc:date>2011-12-25T14:11:00</dc:date>
            </office:change-info>
          </text:insertion>
        </text:changed-region>
        <text:changed-region xml:id="ct94470336" text:id="ct94470336">
          <text:insertion>
            <office:change-info>
              <dc:creator>Mark Rotteveel</dc:creator>
              <dc:date>2011-12-25T15:08:00</dc:date>
            </office:change-info>
          </text:insertion>
        </text:changed-region>
        <text:changed-region xml:id="ct94470440" text:id="ct94470440">
          <text:insertion>
            <office:change-info>
              <dc:creator>Onbekende auteur</dc:creator>
              <dc:date>2012-01-28T13:16:00</dc:date>
            </office:change-info>
          </text:insertion>
        </text:changed-region>
        <text:changed-region xml:id="ct94470544" text:id="ct94470544">
          <text:deletion>
            <office:change-info>
              <dc:creator>Onbekende auteur</dc:creator>
              <dc:date>2012-01-28T13:16:00</dc:date>
            </office:change-info>
            <text:p text:style-name="Text_20_body">N</text:p>
          </text:deletion>
        </text:changed-region>
        <text:changed-region xml:id="ct94470648" text:id="ct94470648">
          <text:insertion>
            <office:change-info>
              <dc:creator>Onbekende auteur</dc:creator>
              <dc:date>2012-01-28T13:16:00</dc:date>
            </office:change-info>
          </text:insertion>
        </text:changed-region>
        <text:changed-region xml:id="ct94470752" text:id="ct94470752">
          <text:insertion>
            <office:change-info>
              <dc:creator>Mark Rotteveel</dc:creator>
              <dc:date>2011-12-25T15:08:00</dc:date>
            </office:change-info>
          </text:insertion>
        </text:changed-region>
        <text:changed-region xml:id="ct94470856" text:id="ct94470856">
          <text:deletion>
            <office:change-info>
              <dc:creator>Onbekende auteur</dc:creator>
              <dc:date>2012-01-28T13:04:00</dc:date>
            </office:change-info>
            <text:p text:style-name="Text_20_body">o</text:p>
          </text:deletion>
        </text:changed-region>
        <text:changed-region xml:id="ct94470960" text:id="ct94470960">
          <text:insertion>
            <office:change-info>
              <dc:creator>Onbekende auteur</dc:creator>
              <dc:date>2012-01-28T13:04:00</dc:date>
            </office:change-info>
          </text:insertion>
        </text:changed-region>
        <text:changed-region xml:id="ct94471064" text:id="ct94471064">
          <text:insertion>
            <office:change-info>
              <dc:creator>Mark Rotteveel</dc:creator>
              <dc:date>2011-12-25T15:08:00</dc:date>
            </office:change-info>
          </text:insertion>
        </text:changed-region>
        <text:changed-region xml:id="ct94471168" text:id="ct94471168">
          <text:deletion>
            <office:change-info>
              <dc:creator>Onbekende auteur</dc:creator>
              <dc:date>2012-01-28T13:01:00</dc:date>
            </office:change-info>
            <text:p text:style-name="Text_20_body">Updated </text:p>
          </text:deletion>
        </text:changed-region>
        <text:changed-region xml:id="ct94471272" text:id="ct94471272">
          <text:insertion>
            <office:change-info>
              <dc:creator>Mark Rotteveel</dc:creator>
              <dc:date>2011-12-25T15:08:00</dc:date>
            </office:change-info>
          </text:insertion>
        </text:changed-region>
        <text:changed-region xml:id="ct94471376" text:id="ct94471376">
          <text:insertion>
            <office:change-info>
              <dc:creator>Onbekende auteur</dc:creator>
              <dc:date>2012-01-28T13:01:00</dc:date>
            </office:change-info>
          </text:insertion>
        </text:changed-region>
        <text:changed-region xml:id="ct94471480" text:id="ct94471480">
          <text:insertion>
            <office:change-info>
              <dc:creator>Mark Rotteveel</dc:creator>
              <dc:date>2011-12-25T15:08:00</dc:date>
            </office:change-info>
          </text:insertion>
        </text:changed-region>
        <text:changed-region xml:id="ct94471584" text:id="ct94471584">
          <text:deletion>
            <office:change-info>
              <dc:creator>Onbekende auteur</dc:creator>
              <dc:date>2012-01-28T12:54:00</dc:date>
            </office:change-info>
            <text:p text:style-name="Text_20_body">index</text:p>
          </text:deletion>
        </text:changed-region>
        <text:changed-region xml:id="ct94471688" text:id="ct94471688">
          <text:insertion>
            <office:change-info>
              <dc:creator>Onbekende auteur</dc:creator>
              <dc:date>2012-01-28T12:54:00</dc:date>
            </office:change-info>
          </text:insertion>
        </text:changed-region>
        <text:changed-region xml:id="ct94471792" text:id="ct94471792">
          <text:insertion>
            <office:change-info>
              <dc:creator>Mark Rotteveel</dc:creator>
              <dc:date>2011-12-25T15:08:00</dc:date>
            </office:change-info>
          </text:insertion>
        </text:changed-region>
        <text:changed-region xml:id="ct94471896" text:id="ct94471896">
          <text:deletion>
            <office:change-info>
              <dc:creator>Onbekende auteur</dc:creator>
              <dc:date>2012-01-28T12:54:00</dc:date>
            </office:change-info>
            <text:p text:style-name="Text_20_body">of</text:p>
          </text:deletion>
        </text:changed-region>
        <text:changed-region xml:id="ct94472000" text:id="ct94472000">
          <text:insertion>
            <office:change-info>
              <dc:creator>Onbekende auteur</dc:creator>
              <dc:date>2012-01-28T12:54:00</dc:date>
            </office:change-info>
          </text:insertion>
        </text:changed-region>
        <text:changed-region xml:id="ct94472104" text:id="ct94472104">
          <text:insertion>
            <office:change-info>
              <dc:creator>Onbekende auteur</dc:creator>
              <dc:date>2012-01-28T12:55:00</dc:date>
            </office:change-info>
          </text:insertion>
        </text:changed-region>
        <text:changed-region xml:id="ct94472208" text:id="ct94472208">
          <text:insertion>
            <office:change-info>
              <dc:creator>Mark Rotteveel</dc:creator>
              <dc:date>2011-12-25T15:08:00</dc:date>
            </office:change-info>
          </text:insertion>
        </text:changed-region>
        <text:changed-region xml:id="ct94472312" text:id="ct94472312">
          <text:deletion>
            <office:change-info>
              <dc:creator>Onbekende auteur</dc:creator>
              <dc:date>2012-01-28T13:06:00</dc:date>
            </office:change-info>
            <text:p text:style-name="Text_20_body"><text:span text:style-name="T1">.</text:span></text:p>
          </text:deletion>
        </text:changed-region>
        <text:changed-region xml:id="ct94472416" text:id="ct94472416">
          <text:insertion>
            <office:change-info>
              <dc:creator>Mark Rotteveel</dc:creator>
              <dc:date>2011-12-25T15:08:00</dc:date>
            </office:change-info>
          </text:insertion>
        </text:changed-region>
        <text:changed-region xml:id="ct94472520" text:id="ct94472520">
          <text:insertion>
            <office:change-info>
              <dc:creator>Onbekende auteur</dc:creator>
              <dc:date>2012-01-28T12:47:00</dc:date>
            </office:change-info>
          </text:insertion>
        </text:changed-region>
        <text:changed-region xml:id="ct94511584" text:id="ct94511584">
          <text:insertion>
            <office:change-info>
              <dc:creator>Onbekende auteur</dc:creator>
              <dc:date>2012-01-28T12:53:00</dc:date>
            </office:change-info>
          </text:insertion>
        </text:changed-region>
        <text:changed-region xml:id="ct94511688" text:id="ct94511688">
          <text:insertion>
            <office:change-info>
              <dc:creator>Onbekende auteur</dc:creator>
              <dc:date>2012-01-28T12:50:00</dc:date>
            </office:change-info>
          </text:insertion>
        </text:changed-region>
        <text:changed-region xml:id="ct94511792" text:id="ct94511792">
          <text:insertion>
            <office:change-info>
              <dc:creator>Onbekende auteur</dc:creator>
              <dc:date>2012-01-28T12:51:00</dc:date>
            </office:change-info>
          </text:insertion>
        </text:changed-region>
        <text:changed-region xml:id="ct94511896" text:id="ct94511896">
          <text:insertion>
            <office:change-info>
              <dc:creator>Onbekende auteur</dc:creator>
              <dc:date>2012-01-28T12:52:00</dc:date>
            </office:change-info>
          </text:insertion>
        </text:changed-region>
        <text:changed-region xml:id="ct94512000" text:id="ct94512000">
          <text:insertion>
            <office:change-info>
              <dc:creator>Onbekende auteur</dc:creator>
              <dc:date>2012-03-04T13:07:00</dc:date>
            </office:change-info>
          </text:insertion>
        </text:changed-region>
        <text:changed-region xml:id="ct94512104" text:id="ct94512104">
          <text:insertion>
            <office:change-info>
              <dc:creator>Onbekende auteur</dc:creator>
              <dc:date>2012-03-04T13:08:00</dc:date>
            </office:change-info>
          </text:insertion>
        </text:changed-region>
        <text:changed-region xml:id="ct94512208" text:id="ct94512208">
          <text:insertion>
            <office:change-info>
              <dc:creator>Onbekende auteur</dc:creator>
              <dc:date>2012-03-04T12:33:00</dc:date>
            </office:change-info>
          </text:insertion>
        </text:changed-region>
        <text:changed-region xml:id="ct94512312" text:id="ct94512312">
          <text:insertion>
            <office:change-info>
              <dc:creator>Onbekende auteur</dc:creator>
              <dc:date>2012-03-04T12:35:00</dc:date>
            </office:change-info>
          </text:insertion>
        </text:changed-region>
        <text:changed-region xml:id="ct94512416" text:id="ct94512416">
          <text:insertion>
            <office:change-info>
              <dc:creator>Onbekende auteur</dc:creator>
              <dc:date>2012-03-04T12:37:00</dc:date>
            </office:change-info>
          </text:insertion>
        </text:changed-region>
        <text:changed-region xml:id="ct94512520" text:id="ct94512520">
          <text:insertion>
            <office:change-info>
              <dc:creator>Mark Rotteveel</dc:creator>
              <dc:date>2011-12-25T15:08:00</dc:date>
            </office:change-info>
          </text:insertion>
        </text:changed-region>
        <text:changed-region xml:id="ct94512624" text:id="ct94512624">
          <text:deletion>
            <office:change-info>
              <dc:creator>Onbekende auteur</dc:creator>
              <dc:date>2012-01-28T13:03:00</dc:date>
            </office:change-info>
            <text:p text:style-name="Text_20_body">some </text:p>
          </text:deletion>
        </text:changed-region>
        <text:changed-region xml:id="ct94512728" text:id="ct94512728">
          <text:insertion>
            <office:change-info>
              <dc:creator>Onbekende auteur</dc:creator>
              <dc:date>2012-01-28T12:56:00</dc:date>
            </office:change-info>
          </text:insertion>
        </text:changed-region>
        <text:changed-region xml:id="ct94512832" text:id="ct94512832">
          <text:insertion>
            <office:change-info>
              <dc:creator>Onbekende auteur</dc:creator>
              <dc:date>2012-01-28T12:58:00</dc:date>
            </office:change-info>
          </text:insertion>
        </text:changed-region>
        <text:changed-region xml:id="ct94512936" text:id="ct94512936">
          <text:insertion>
            <office:change-info>
              <dc:creator>Onbekende auteur</dc:creator>
              <dc:date>2012-01-28T12:59:00</dc:date>
            </office:change-info>
          </text:insertion>
        </text:changed-region>
        <text:changed-region xml:id="ct94513040" text:id="ct94513040">
          <text:insertion>
            <office:change-info>
              <dc:creator>Onbekende auteur</dc:creator>
              <dc:date>2012-01-28T13:00:00</dc:date>
            </office:change-info>
          </text:insertion>
        </text:changed-region>
        <text:changed-region xml:id="ct94513144" text:id="ct94513144">
          <text:insertion>
            <office:change-info>
              <dc:creator>Onbekende auteur</dc:creator>
              <dc:date>2012-03-04T13:10:00</dc:date>
            </office:change-info>
          </text:insertion>
        </text:changed-region>
        <text:changed-region xml:id="ct94513248" text:id="ct94513248">
          <text:insertion>
            <office:change-info>
              <dc:creator>Onbekende auteur</dc:creator>
              <dc:date>2012-03-04T13:06:00</dc:date>
            </office:change-info>
          </text:insertion>
        </text:changed-region>
        <text:changed-region xml:id="ct94513352" text:id="ct94513352">
          <text:insertion>
            <office:change-info>
              <dc:creator>Onbekende auteur</dc:creator>
              <dc:date>2012-03-04T13:10:00</dc:date>
            </office:change-info>
          </text:insertion>
        </text:changed-region>
        <text:changed-region xml:id="ct94513456" text:id="ct94513456">
          <text:insertion>
            <office:change-info>
              <dc:creator>Onbekende auteur</dc:creator>
              <dc:date>2012-03-04T13:31:00</dc:date>
            </office:change-info>
          </text:insertion>
        </text:changed-region>
        <text:changed-region xml:id="ct94513560" text:id="ct94513560">
          <text:insertion>
            <office:change-info>
              <dc:creator>Onbekende auteur</dc:creator>
              <dc:date>2012-03-04T13:31:00</dc:date>
            </office:change-info>
          </text:insertion>
        </text:changed-region>
        <text:changed-region xml:id="ct94513664" text:id="ct94513664">
          <text:deletion>
            <office:change-info>
              <dc:creator>Onbekende auteur</dc:creator>
              <dc:date>2012-03-04T13:36:00</dc:date>
            </office:change-info>
            <text:p text:style-name="Text_20_body"><office:annotation><dc:creator>Mark Rotteveel</dc:creator><dc:date>2011-10-29T20:14:47</dc:date><text:p text:style-name="P56"><text:span text:style-name="T23">Double check, deprecated classes aren't datasources, but are used by other Firebird datasources</text:span></text:p></office:annotation></text:p>
          </text:deletion>
        </text:changed-region>
        <text:changed-region xml:id="ct94513768" text:id="ct94513768">
          <text:deletion>
            <office:change-info>
              <dc:creator>Onbekende auteur</dc:creator>
              <dc:date>2012-03-04T13:35:00</dc:date>
            </office:change-info>
            <text:p text:style-name="Text_20_body">se</text:p>
          </text:deletion>
        </text:changed-region>
        <text:changed-region xml:id="ct94513872" text:id="ct94513872">
          <text:insertion>
            <office:change-info>
              <dc:creator>Onbekende auteur</dc:creator>
              <dc:date>2012-03-04T13:00:00</dc:date>
            </office:change-info>
          </text:insertion>
        </text:changed-region>
        <text:changed-region xml:id="ct94513976" text:id="ct94513976">
          <text:deletion>
            <office:change-info>
              <dc:creator>Onbekende auteur</dc:creator>
              <dc:date>2012-03-04T13:00:00</dc:date>
            </office:change-info>
            <text:p text:style-name="Text_20_body">as</text:p>
          </text:deletion>
        </text:changed-region>
        <text:changed-region xml:id="ct94514080" text:id="ct94514080">
          <text:insertion>
            <office:change-info>
              <dc:creator>Onbekende auteur</dc:creator>
              <dc:date>2012-03-04T13:00:00</dc:date>
            </office:change-info>
          </text:insertion>
        </text:changed-region>
        <text:changed-region xml:id="ct94514184" text:id="ct94514184">
          <text:deletion>
            <office:change-info>
              <dc:creator>Onbekende auteur</dc:creator>
              <dc:date>2012-03-04T13:00:00</dc:date>
            </office:change-info>
            <text:p text:style-name="Text_20_body"><text:s/>normal </text:p>
          </text:deletion>
        </text:changed-region>
        <text:changed-region xml:id="ct94514288" text:id="ct94514288">
          <text:insertion>
            <office:change-info>
              <dc:creator>Onbekende auteur</dc:creator>
              <dc:date>2012-03-04T13:00:00</dc:date>
            </office:change-info>
          </text:insertion>
        </text:changed-region>
        <text:changed-region xml:id="ct94514392" text:id="ct94514392">
          <text:deletion>
            <office:change-info>
              <dc:creator>Onbekende auteur</dc:creator>
              <dc:date>2012-03-04T13:03:00</dc:date>
            </office:change-info>
            <text:p text:style-name="Text_20_body">should</text:p>
          </text:deletion>
        </text:changed-region>
        <text:changed-region xml:id="ct94514496" text:id="ct94514496">
          <text:insertion>
            <office:change-info>
              <dc:creator>Onbekende auteur</dc:creator>
              <dc:date>2012-03-04T13:03:00</dc:date>
            </office:change-info>
          </text:insertion>
        </text:changed-region>
        <text:changed-region xml:id="ct94514600" text:id="ct94514600">
          <text:deletion>
            <office:change-info>
              <dc:creator>Onbekende auteur</dc:creator>
              <dc:date>2012-03-04T13:03:00</dc:date>
            </office:change-info>
            <text:p text:style-name="Text_20_body">normal DataSource usage</text:p>
          </text:deletion>
        </text:changed-region>
        <text:changed-region xml:id="ct94514704" text:id="ct94514704">
          <text:insertion>
            <office:change-info>
              <dc:creator>Onbekende auteur</dc:creator>
              <dc:date>2012-03-04T13:03:00</dc:date>
            </office:change-info>
          </text:insertion>
        </text:changed-region>
        <text:changed-region xml:id="ct94514808" text:id="ct94514808">
          <text:insertion>
            <office:change-info>
              <dc:creator>Mark Rotteveel</dc:creator>
              <dc:date>2011-12-25T14:13:00</dc:date>
            </office:change-info>
          </text:insertion>
        </text:changed-region>
        <text:changed-region xml:id="ct94514912" text:id="ct94514912">
          <text:deletion>
            <office:change-info>
              <dc:creator>Onbekende auteur</dc:creator>
              <dc:date>2012-03-04T12:54:00</dc:date>
            </office:change-info>
            <text:p text:style-name="Heading_20_4"><text:s/>interfaces</text:p>
          </text:deletion>
        </text:changed-region>
        <text:changed-region xml:id="ct94515016" text:id="ct94515016">
          <text:insertion>
            <office:change-info>
              <dc:creator>Onbekende auteur</dc:creator>
              <dc:date>2012-03-04T13:36:00</dc:date>
            </office:change-info>
          </text:insertion>
        </text:changed-region>
        <text:changed-region xml:id="ct94515120" text:id="ct94515120">
          <text:deletion>
            <office:change-info>
              <dc:creator>Onbekende auteur</dc:creator>
              <dc:date>2012-03-04T13:36:00</dc:date>
            </office:change-info>
            <text:p text:style-name="Text_20_body">In Jaybird 2.3</text:p>
          </text:deletion>
        </text:changed-region>
        <text:changed-region xml:id="ct94515224" text:id="ct94515224">
          <text:insertion>
            <office:change-info>
              <dc:creator>Onbekende auteur</dc:creator>
              <dc:date>2012-03-04T13:36:00</dc:date>
            </office:change-info>
          </text:insertion>
        </text:changed-region>
        <text:changed-region xml:id="ct94515328" text:id="ct94515328">
          <text:insertion>
            <office:change-info>
              <dc:creator>Onbekende auteur</dc:creator>
              <dc:date>2012-03-04T12:40:00</dc:date>
            </office:change-info>
          </text:insertion>
        </text:changed-region>
        <text:changed-region xml:id="ct94515432" text:id="ct94515432">
          <text:insertion>
            <office:change-info>
              <dc:creator>Onbekende auteur</dc:creator>
              <dc:date>2012-03-04T12:41:00</dc:date>
            </office:change-info>
          </text:insertion>
        </text:changed-region>
        <text:changed-region xml:id="ct94515536" text:id="ct94515536">
          <text:insertion>
            <office:change-info>
              <dc:creator>Onbekende auteur</dc:creator>
              <dc:date>2012-03-04T13:39:00</dc:date>
            </office:change-info>
          </text:insertion>
        </text:changed-region>
        <text:changed-region xml:id="ct94691808" text:id="ct94691808">
          <text:insertion>
            <office:change-info>
              <dc:creator>Onbekende auteur</dc:creator>
              <dc:date>2012-03-04T13:40:00</dc:date>
            </office:change-info>
          </text:insertion>
        </text:changed-region>
        <text:changed-region xml:id="ct94691912" text:id="ct94691912">
          <text:insertion>
            <office:change-info>
              <dc:creator>Onbekende auteur</dc:creator>
              <dc:date>2012-03-04T13:41:00</dc:date>
            </office:change-info>
          </text:insertion>
        </text:changed-region>
        <text:changed-region xml:id="ct94692016" text:id="ct94692016">
          <text:insertion>
            <office:change-info>
              <dc:creator>Onbekende auteur</dc:creator>
              <dc:date>2012-03-04T12:53:00</dc:date>
            </office:change-info>
          </text:insertion>
        </text:changed-region>
        <text:changed-region xml:id="ct94692120" text:id="ct94692120">
          <text:insertion>
            <office:change-info>
              <dc:creator>Mark Rotteveel</dc:creator>
              <dc:date>2011-12-25T16:43:00</dc:date>
            </office:change-info>
          </text:insertion>
        </text:changed-region>
        <text:changed-region xml:id="ct94692224" text:id="ct94692224">
          <text:deletion>
            <office:change-info>
              <dc:creator>Mark Rotteveel</dc:creator>
              <dc:date>2011-12-25T16:43:00</dc:date>
            </office:change-info>
            <text:h text:style-name="P1" text:outline-level="2"/>
            <text:h text:style-name="Heading_20_2" text:outline-level="2"/>
          </text:deletion>
        </text:changed-region>
        <text:changed-region xml:id="ct94692328" text:id="ct94692328">
          <text:deletion>
            <office:change-info>
              <dc:creator>Onbekende auteur</dc:creator>
              <dc:date>2012-01-28T13:17:00</dc:date>
            </office:change-info>
            <text:p text:style-name="Text_20_body">build</text:p>
          </text:deletion>
        </text:changed-region>
        <text:changed-region xml:id="ct94692432" text:id="ct94692432">
          <text:insertion>
            <office:change-info>
              <dc:creator>Onbekende auteur</dc:creator>
              <dc:date>2012-01-28T13:17:00</dc:date>
            </office:change-info>
          </text:insertion>
        </text:changed-region>
        <text:changed-region xml:id="ct94692536" text:id="ct94692536">
          <text:insertion>
            <office:change-info>
              <dc:creator>Onbekende auteur</dc:creator>
              <dc:date>2012-03-04T13:41:00</dc:date>
            </office:change-info>
          </text:insertion>
        </text:changed-region>
        <text:changed-region xml:id="ct94692640" text:id="ct94692640">
          <text:insertion>
            <office:change-info>
              <dc:creator>Onbekende auteur</dc:creator>
              <dc:date>2012-03-04T13:42:00</dc:date>
            </office:change-info>
          </text:insertion>
        </text:changed-region>
        <text:changed-region xml:id="ct94692744" text:id="ct94692744">
          <text:insertion>
            <office:change-info>
              <dc:creator>Onbekende auteur</dc:creator>
              <dc:date>2012-03-04T13:43:00</dc:date>
            </office:change-info>
          </text:insertion>
        </text:changed-region>
        <text:changed-region xml:id="ct94692848" text:id="ct94692848">
          <text:deletion>
            <office:change-info>
              <dc:creator>Onbekende auteur</dc:creator>
              <dc:date>2012-03-04T13:42:00</dc:date>
            </office:change-info>
            <text:p text:style-name="Text_20_body"><office:annotation><dc:creator>Mark Rotteveel</dc:creator><dc:date>2011-11-13T12:59:02</dc:date><text:p text:style-name="P56"><text:span text:style-name="T23">Linux files?</text:span></text:p></office:annotation></text:p>
          </text:deletion>
        </text:changed-region>
        <text:changed-region xml:id="ct94692952" text:id="ct94692952">
          <text:insertion>
            <office:change-info>
              <dc:creator>Onbekende auteur</dc:creator>
              <dc:date>2012-03-04T13:43:00</dc:date>
            </office:change-info>
          </text:insertion>
        </text:changed-region>
        <text:changed-region xml:id="ct94693056" text:id="ct94693056">
          <text:insertion>
            <office:change-info>
              <dc:creator>Onbekende auteur</dc:creator>
              <dc:date>2012-03-04T13:46:00</dc:date>
            </office:change-info>
          </text:insertion>
        </text:changed-region>
        <text:changed-region xml:id="ct94693160" text:id="ct94693160">
          <text:insertion>
            <office:change-info>
              <dc:creator>Onbekende auteur</dc:creator>
              <dc:date>2012-03-04T13:44:00</dc:date>
            </office:change-info>
          </text:insertion>
        </text:changed-region>
        <text:changed-region xml:id="ct94693264" text:id="ct94693264">
          <text:insertion>
            <office:change-info>
              <dc:creator>Onbekende auteur</dc:creator>
              <dc:date>2012-03-04T13:46:00</dc:date>
            </office:change-info>
          </text:insertion>
        </text:changed-region>
        <text:changed-region xml:id="ct94693368" text:id="ct94693368">
          <text:insertion>
            <office:change-info>
              <dc:creator>Onbekende auteur</dc:creator>
              <dc:date>2012-03-04T13:47:00</dc:date>
            </office:change-info>
          </text:insertion>
        </text:changed-region>
        <text:changed-region xml:id="ct94693472" text:id="ct94693472">
          <text:deletion>
            <office:change-info>
              <dc:creator>Onbekende auteur</dc:creator>
              <dc:date>2012-03-04T13:52:00</dc:date>
            </office:change-info>
            <text:p text:style-name="Text_20_body"><text:s/>FB</text:p>
          </text:deletion>
        </text:changed-region>
        <text:changed-region xml:id="ct94693576" text:id="ct94693576">
          <text:insertion>
            <office:change-info>
              <dc:creator>Onbekende auteur</dc:creator>
              <dc:date>2012-03-04T13:48:00</dc:date>
            </office:change-info>
          </text:insertion>
        </text:changed-region>
        <text:changed-region xml:id="ct94693680" text:id="ct94693680">
          <text:insertion>
            <office:change-info>
              <dc:creator>Onbekende auteur</dc:creator>
              <dc:date>2012-03-04T13:50:00</dc:date>
            </office:change-info>
          </text:insertion>
        </text:changed-region>
        <text:changed-region xml:id="ct94693784" text:id="ct94693784">
          <text:deletion>
            <office:change-info>
              <dc:creator>Onbekende auteur</dc:creator>
              <dc:date>2012-03-04T13:50:00</dc:date>
            </office:change-info>
            <text:p text:style-name="Text_20_body">S</text:p>
          </text:deletion>
        </text:changed-region>
        <text:changed-region xml:id="ct94693888" text:id="ct94693888">
          <text:insertion>
            <office:change-info>
              <dc:creator>Onbekende auteur</dc:creator>
              <dc:date>2012-03-04T13:50:00</dc:date>
            </office:change-info>
          </text:insertion>
        </text:changed-region>
        <text:changed-region xml:id="ct94693992" text:id="ct94693992">
          <text:insertion>
            <office:change-info>
              <dc:creator>Onbekende auteur</dc:creator>
              <dc:date>2012-03-04T13:50:00</dc:date>
            </office:change-info>
          </text:insertion>
        </text:changed-region>
        <text:changed-region xml:id="ct94694096" text:id="ct94694096">
          <text:deletion>
            <office:change-info>
              <dc:creator>Onbekende auteur</dc:creator>
              <dc:date>2012-03-04T13:50:00</dc:date>
            </office:change-info>
            <text:p text:style-name="Text_20_body"><text:s/></text:p>
          </text:deletion>
        </text:changed-region>
        <text:changed-region xml:id="ct94694200" text:id="ct94694200">
          <text:deletion>
            <office:change-info>
              <dc:creator>Onbekende auteur</dc:creator>
              <dc:date>2012-03-04T13:50:00</dc:date>
            </office:change-info>
            <text:p text:style-name="Text_20_body"><text:span text:style-name="Source_20_Text"><text:span text:style-name="T2">.</text:span></text:span></text:p>
          </text:deletion>
        </text:changed-region>
        <text:changed-region xml:id="ct94694304" text:id="ct94694304">
          <text:insertion>
            <office:change-info>
              <dc:creator>Onbekende auteur</dc:creator>
              <dc:date>2012-03-04T13:50:00</dc:date>
            </office:change-info>
          </text:insertion>
        </text:changed-region>
        <text:changed-region xml:id="ct94694408" text:id="ct94694408">
          <text:deletion>
            <office:change-info>
              <dc:creator>Onbekende auteur</dc:creator>
              <dc:date>2012-03-04T13:50:00</dc:date>
            </office:change-info>
            <text:p text:style-name="Text_20_body"><text:s/></text:p>
          </text:deletion>
        </text:changed-region>
        <text:changed-region xml:id="ct94694512" text:id="ct94694512">
          <text:deletion>
            <office:change-info>
              <dc:creator>Mark Rotteveel</dc:creator>
              <dc:date>2011-12-25T16:43:00</dc:date>
            </office:change-info>
            <text:p text:style-name="Text_20_body"/>
            <text:p text:style-name="Text_20_body"/>
          </text:deletion>
        </text:changed-region>
        <text:changed-region xml:id="ct94694720" text:id="ct94694720">
          <text:insertion>
            <office:change-info>
              <dc:creator>Mark Rotteveel</dc:creator>
              <dc:date>2011-12-25T16:43:00</dc:date>
            </office:change-info>
          </text:insertion>
        </text:changed-region>
        <text:changed-region xml:id="ct94694824" text:id="ct94694824">
          <text:deletion>
            <office:change-info>
              <dc:creator>Mark Rotteveel</dc:creator>
              <dc:date>2011-12-25T14:15:00</dc:date>
            </office:change-info>
            <text:p text:style-name="Text_20_body"><text:s text:c="21"/></text:p>
          </text:deletion>
        </text:changed-region>
        <text:changed-region xml:id="ct94694928" text:id="ct94694928">
          <text:insertion>
            <office:change-info>
              <dc:creator>Onbekende auteur</dc:creator>
              <dc:date>2012-01-28T13:19:00</dc:date>
            </office:change-info>
          </text:insertion>
        </text:changed-region>
        <text:changed-region xml:id="ct94695032" text:id="ct94695032">
          <text:deletion>
            <office:change-info>
              <dc:creator>Mark Rotteveel</dc:creator>
              <dc:date>2011-12-25T16:44:00</dc:date>
            </office:change-info>
            <text:p text:style-name="P2"/>
            <text:p text:style-name="P2"/>
          </text:deletion>
        </text:changed-region>
        <text:changed-region xml:id="ct94695136" text:id="ct94695136">
          <text:insertion>
            <office:change-info>
              <dc:creator>Mark Rotteveel</dc:creator>
              <dc:date>2011-12-25T16:44:00</dc:date>
            </office:change-info>
          </text:insertion>
        </text:changed-region>
        <text:changed-region xml:id="ct94695240" text:id="ct94695240">
          <text:deletion>
            <office:change-info>
              <dc:creator>Onbekende auteur</dc:creator>
              <dc:date>2012-03-04T13:54:00</dc:date>
            </office:change-info>
            <text:p text:style-name="Table_20_Contents"><text:span text:style-name="Source_20_Text"><text:span text:style-name="T1"><office:annotation><dc:creator>Mark Rotteveel</dc:creator><dc:date>2011-11-13T12:46:34</dc:date><text:p text:style-name="P56"><text:span text:style-name="T26">Double check if 'official' JDBC URL format is supported for native</text:span></text:p></office:annotation></text:span></text:span></text:p>
          </text:deletion>
        </text:changed-region>
        <text:changed-region xml:id="ct94695344" text:id="ct94695344">
          <text:deletion>
            <office:change-info>
              <dc:creator>Mark Rotteveel</dc:creator>
              <dc:date>2011-12-25T16:44:00</dc:date>
            </office:change-info>
            <text:p text:style-name="Table_20_Contents"/>
            <text:p text:style-name="Table_20_Contents"/>
          </text:deletion>
        </text:changed-region>
        <text:changed-region xml:id="ct94695448" text:id="ct94695448">
          <text:insertion>
            <office:change-info>
              <dc:creator>Mark Rotteveel</dc:creator>
              <dc:date>2011-12-25T16:44:00</dc:date>
            </office:change-info>
          </text:insertion>
        </text:changed-region>
        <text:changed-region xml:id="ct94695552" text:id="ct94695552">
          <text:deletion>
            <office:change-info>
              <dc:creator>Onbekende auteur</dc:creator>
              <dc:date>2012-03-04T13:54:00</dc:date>
            </office:change-info>
            <text:p text:style-name="P2">also</text:p>
          </text:deletion>
        </text:changed-region>
        <text:changed-region xml:id="ct94695656" text:id="ct94695656">
          <text:insertion>
            <office:change-info>
              <dc:creator>Onbekende auteur</dc:creator>
              <dc:date>2012-03-04T13:54:00</dc:date>
            </office:change-info>
          </text:insertion>
        </text:changed-region>
        <text:changed-region xml:id="ct94695760" text:id="ct94695760">
          <text:insertion>
            <office:change-info>
              <dc:creator>Mark Rotteveel</dc:creator>
              <dc:date>2011-12-25T14:18:00</dc:date>
            </office:change-info>
          </text:insertion>
        </text:changed-region>
        <text:changed-region xml:id="ct94714936" text:id="ct94714936">
          <text:insertion>
            <office:change-info>
              <dc:creator>Onbekende auteur</dc:creator>
              <dc:date>2012-03-04T13:55:00</dc:date>
            </office:change-info>
          </text:insertion>
        </text:changed-region>
        <text:changed-region xml:id="ct94715040" text:id="ct94715040">
          <text:insertion>
            <office:change-info>
              <dc:creator>Onbekende auteur</dc:creator>
              <dc:date>2012-03-04T13:56:00</dc:date>
            </office:change-info>
          </text:insertion>
        </text:changed-region>
        <text:changed-region xml:id="ct94715248" text:id="ct94715248">
          <text:insertion>
            <office:change-info>
              <dc:creator>Onbekende auteur</dc:creator>
              <dc:date>2012-03-04T13:56:00</dc:date>
            </office:change-info>
          </text:insertion>
        </text:changed-region>
        <text:changed-region xml:id="ct94715352" text:id="ct94715352">
          <text:deletion>
            <office:change-info>
              <dc:creator>Onbekende auteur</dc:creator>
              <dc:date>2012-03-04T13:56:00</dc:date>
            </office:change-info>
            <text:list xml:id="list33716878" text:style-name="L1">
              <text:list-item>
                <text:p text:style-name="P3"/>
              </text:list-item>
              <text:list-item>
                <text:p text:style-name="P3"><office:annotation><dc:creator>Mark Rotteveel</dc:creator><dc:date>2011-11-13T12:56:07</dc:date><text:p text:style-name="P56"><text:span text:style-name="T23">64 bit...</text:span></text:p></office:annotation></text:p>
              </text:list-item>
            </text:list>
          </text:deletion>
        </text:changed-region>
        <text:changed-region xml:id="ct94715560" text:id="ct94715560">
          <text:deletion>
            <office:change-info>
              <dc:creator>Onbekende auteur</dc:creator>
              <dc:date>2012-03-04T13:56:00</dc:date>
            </office:change-info>
            <text:p text:style-name="Text_20_body">T<office:annotation><dc:creator>Mark Rotteveel</dc:creator><dc:date>2011-12-25T14:19:30</dc:date><text:p text:style-name="P56"><text:span text:style-name="T23">Not sure if this is actually correct</text:span></text:p></office:annotation></text:p>
          </text:deletion>
        </text:changed-region>
        <text:changed-region xml:id="ct94715664" text:id="ct94715664">
          <text:insertion>
            <office:change-info>
              <dc:creator>Mark Rotteveel</dc:creator>
              <dc:date>2011-12-25T16:45:00</dc:date>
            </office:change-info>
          </text:insertion>
        </text:changed-region>
        <text:changed-region xml:id="ct94715768" text:id="ct94715768">
          <text:deletion>
            <office:change-info>
              <dc:creator>Mark Rotteveel</dc:creator>
              <dc:date>2011-12-25T16:44:00</dc:date>
            </office:change-info>
            <text:p text:style-name="P2"/>
            <text:p text:style-name="P2"/>
          </text:deletion>
        </text:changed-region>
        <text:changed-region xml:id="ct94715872" text:id="ct94715872">
          <text:insertion>
            <office:change-info>
              <dc:creator>Mark Rotteveel</dc:creator>
              <dc:date>2011-12-25T16:45:00</dc:date>
            </office:change-info>
          </text:insertion>
        </text:changed-region>
        <text:changed-region xml:id="ct94715976" text:id="ct94715976">
          <text:insertion>
            <office:change-info>
              <dc:creator>Mark Rotteveel</dc:creator>
              <dc:date>2011-12-25T16:44:00</dc:date>
            </office:change-info>
          </text:insertion>
        </text:changed-region>
        <text:changed-region xml:id="ct94716080" text:id="ct94716080">
          <text:insertion>
            <office:change-info>
              <dc:creator>Mark Rotteveel</dc:creator>
              <dc:date>2011-12-25T14:20:00</dc:date>
            </office:change-info>
          </text:insertion>
        </text:changed-region>
        <text:changed-region xml:id="ct272170312" text:id="ct272170312">
          <text:deletion>
            <office:change-info>
              <dc:creator>Onbekende auteur</dc:creator>
              <dc:date>2012-03-04T13:58:00</dc:date>
            </office:change-info>
            <text:p text:style-name="Text_20_body"><text:s/></text:p>
          </text:deletion>
        </text:changed-region>
        <text:changed-region xml:id="ct94716288" text:id="ct94716288">
          <text:deletion>
            <office:change-info>
              <dc:creator>Mark Rotteveel</dc:creator>
              <dc:date>2011-12-25T16:45:00</dc:date>
            </office:change-info>
            <text:h text:style-name="Heading_20_3" text:outline-level="3">his feature requires the new JNI library (<text:span text:style-name="Source_20_Text"><text:span text:style-name="T1">jaybird22.dll</text:span></text:span><text:span text:style-name="T3">/</text:span><text:span text:style-name="Source_20_Text"><text:span text:style-name="T1">libjaybird22.so</text:span></text:span>)</text:h>
            <text:h text:style-name="Heading_20_3" text:outline-level="3"/>
          </text:deletion>
        </text:changed-region>
        <text:changed-region xml:id="ct94716184" text:id="ct94716184">
          <text:deletion>
            <office:change-info>
              <dc:creator>Mark Rotteveel</dc:creator>
              <dc:date>2011-12-25T14:21:00</dc:date>
            </office:change-info>
            <text:h text:style-name="Heading_20_3" text:outline-level="3"><text:s text:c="7"/></text:h>
          </text:deletion>
        </text:changed-region>
        <text:changed-region xml:id="ct94715144" text:id="ct94715144">
          <text:deletion>
            <office:change-info>
              <dc:creator>Mark Rotteveel</dc:creator>
              <dc:date>2011-12-25T16:45:00</dc:date>
            </office:change-info>
            <text:h text:style-name="Heading_20_3" text:outline-level="3">Support for multiple JNI libraries</text:h>
            <text:p text:style-name="Text_20_body">Upto Jaybird 2.0 only one client library could be loaded in a single JVM. That could be either an embedded Firebird library (<text:span text:style-name="Source_20_Text"><text:span text:style-name="T1">fbembed.dll</text:span></text:span><text:span text:style-name="T3">/</text:span><text:span text:style-name="Source_20_Text"><text:span text:style-name="T1">libfbembed.so</text:span></text:span>), or Firebird client library (<text:span text:style-name="Source_20_Text"><text:span text:style-name="T1">fbclient.dll</text:span></text:span><text:span text:style-name="T3">/</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Text_20_body">Since Jaybird 2.1, Jaybird is able to correctly load arbitrary number of shared libraries that implement the ISC API and forward the requests correctly depending on the type of the driver being used. </text:p>
          </text:deletion>
        </text:changed-region>
        <text:changed-region xml:id="ct94716392" text:id="ct94716392">
          <text:deletion>
            <office:change-info>
              <dc:creator>Mark Rotteveel</dc:creator>
              <dc:date>2011-12-25T14:21:00</dc:date>
            </office:change-info>
            <text:p text:style-name="Text_20_body"><text:s text:c="3"/></text:p>
          </text:deletion>
        </text:changed-region>
        <text:changed-region xml:id="ct94716496" text:id="ct94716496">
          <text:insertion>
            <office:change-info>
              <dc:creator>Mark Rotteveel</dc:creator>
              <dc:date>2011-12-25T14:21:00</dc:date>
            </office:change-info>
          </text:insertion>
        </text:changed-region>
        <text:changed-region xml:id="ct94716600" text:id="ct94716600">
          <text:deletion>
            <office:change-info>
              <dc:creator>Mark Rotteveel</dc:creator>
              <dc:date>2011-12-25T14:21:00</dc:date>
            </office:change-info>
            <text:p text:style-name="Text_20_body"><text:s text:c="5"/></text:p>
          </text:deletion>
        </text:changed-region>
        <text:changed-region xml:id="ct272170104" text:id="ct272170104">
          <text:deletion>
            <office:change-info>
              <dc:creator>Onbekende auteur</dc:creator>
              <dc:date>2012-03-04T13:58:00</dc:date>
            </office:change-info>
            <text:p text:style-name="Text_20_body">n </text:p>
          </text:deletion>
        </text:changed-region>
        <text:changed-region xml:id="ct272170208" text:id="ct272170208">
          <text:insertion>
            <office:change-info>
              <dc:creator>Onbekende auteur</dc:creator>
              <dc:date>2012-03-04T13:58:00</dc:date>
            </office:change-info>
          </text:insertion>
        </text:changed-region>
        <text:changed-region xml:id="ct94716704" text:id="ct94716704">
          <text:deletion>
            <office:change-info>
              <dc:creator>Mark Rotteveel</dc:creator>
              <dc:date>2011-12-25T14:22:00</dc:date>
            </office:change-info>
            <text:p text:style-name="Text_20_body"><text:s text:c="4"/></text:p>
          </text:deletion>
        </text:changed-region>
        <text:changed-region xml:id="ct94716808" text:id="ct94716808">
          <text:insertion>
            <office:change-info>
              <dc:creator>Mark Rotteveel</dc:creator>
              <dc:date>2011-12-25T14:22:00</dc:date>
            </office:change-info>
          </text:insertion>
        </text:changed-region>
        <text:changed-region xml:id="ct94716912" text:id="ct94716912">
          <text:deletion>
            <office:change-info>
              <dc:creator>Mark Rotteveel</dc:creator>
              <dc:date>2011-12-25T14:22:00</dc:date>
            </office:change-info>
            <text:p text:style-name="Text_20_body"><text:s text:c="35"/></text:p>
          </text:deletion>
        </text:changed-region>
        <text:changed-region xml:id="ct94717016" text:id="ct94717016">
          <text:insertion>
            <office:change-info>
              <dc:creator>Mark Rotteveel</dc:creator>
              <dc:date>2011-12-25T14:23:00</dc:date>
            </office:change-info>
          </text:insertion>
        </text:changed-region>
        <text:changed-region xml:id="ct94717120" text:id="ct94717120">
          <text:deletion>
            <office:change-info>
              <dc:creator>Mark Rotteveel</dc:creator>
              <dc:date>2011-12-25T14:23:00</dc:date>
            </office:change-info>
            <text:p text:style-name="Text_20_body"><text:span text:style-name="Source_20_Text"><text:span text:style-name="T2"><text:s text:c="93"/></text:span></text:span></text:p>
          </text:deletion>
        </text:changed-region>
        <text:changed-region xml:id="ct94717224" text:id="ct94717224">
          <text:insertion>
            <office:change-info>
              <dc:creator>Mark Rotteveel</dc:creator>
              <dc:date>2011-12-25T14:23:00</dc:date>
            </office:change-info>
          </text:insertion>
        </text:changed-region>
        <text:changed-region xml:id="ct94717328" text:id="ct94717328">
          <text:deletion>
            <office:change-info>
              <dc:creator>Mark Rotteveel</dc:creator>
              <dc:date>2011-12-25T14:23:00</dc:date>
            </office:change-info>
            <text:p text:style-name="P2">F</text:p>
          </text:deletion>
        </text:changed-region>
        <text:changed-region xml:id="ct94717432" text:id="ct94717432">
          <text:insertion>
            <office:change-info>
              <dc:creator>Mark Rotteveel</dc:creator>
              <dc:date>2011-12-25T14:23:00</dc:date>
            </office:change-info>
          </text:insertion>
        </text:changed-region>
        <text:changed-region xml:id="ct94717536" text:id="ct94717536">
          <text:insertion>
            <office:change-info>
              <dc:creator>Mark Rotteveel</dc:creator>
              <dc:date>2011-12-25T14:24:00</dc:date>
            </office:change-info>
          </text:insertion>
        </text:changed-region>
        <text:changed-region xml:id="ct94717640" text:id="ct94717640">
          <text:insertion>
            <office:change-info>
              <dc:creator>Mark Rotteveel</dc:creator>
              <dc:date>2011-12-25T14:24:00</dc:date>
            </office:change-info>
          </text:insertion>
        </text:changed-region>
        <text:changed-region xml:id="ct94717744" text:id="ct94717744">
          <text:insertion>
            <office:change-info>
              <dc:creator>Mark Rotteveel</dc:creator>
              <dc:date>2011-12-25T14:24:00</dc:date>
            </office:change-info>
          </text:insertion>
        </text:changed-region>
        <text:changed-region xml:id="ct94717848" text:id="ct94717848">
          <text:insertion>
            <office:change-info>
              <dc:creator>Mark Rotteveel</dc:creator>
              <dc:date>2011-12-25T14:25:00</dc:date>
            </office:change-info>
          </text:insertion>
        </text:changed-region>
        <text:changed-region xml:id="ct272828368" text:id="ct272828368">
          <text:deletion>
            <office:change-info>
              <dc:creator>Onbekende auteur</dc:creator>
              <dc:date>2012-03-04T13:59:00</dc:date>
            </office:change-info>
            <text:p text:style-name="P4"><text:span text:style-name="Source_20_Text"><text:span text:style-name="T2"><office:annotation><dc:creator>Mark Rotteveel</dc:creator><dc:date>2011-11-13T13:20:40</dc:date><text:p text:style-name="P56"><text:span text:style-name="T26">Remove? Is now a JDBC 4 (or 3) method?</text:span></text:p></office:annotation></text:span></text:span></text:p>
          </text:deletion>
        </text:changed-region>
        <text:changed-region xml:id="ct94718056" text:id="ct94718056">
          <text:insertion>
            <office:change-info>
              <dc:creator>Mark Rotteveel</dc:creator>
              <dc:date>2011-12-25T14:26:00</dc:date>
            </office:change-info>
          </text:insertion>
        </text:changed-region>
        <text:changed-region xml:id="ct94718160" text:id="ct94718160">
          <text:deletion>
            <office:change-info>
              <dc:creator>Mark Rotteveel</dc:creator>
              <dc:date>2011-12-25T14:28:00</dc:date>
            </office:change-info>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3" text:outline-level="3"/>
          </text:deletion>
        </text:changed-region>
        <text:changed-region xml:id="ct94718264" text:id="ct94718264">
          <text:insertion>
            <office:change-info>
              <dc:creator>Mark Rotteveel</dc:creator>
              <dc:date>2011-12-25T16:49:00</dc:date>
            </office:change-info>
          </text:insertion>
        </text:changed-region>
        <text:changed-region xml:id="ct94718368" text:id="ct94718368">
          <text:deletion>
            <office:change-info>
              <dc:creator>Mark Rotteveel</dc:creator>
              <dc:date>2011-12-25T16:49:00</dc:date>
            </office:change-info>
            <text:p text:style-name="Text_20_body"><office:annotation><dc:creator>Mark Rotteveel</dc:creator><dc:date>2011-10-12T20:43:16</dc:date><text:p text:style-name="P56"><text:span text:style-name="T23">Revise based on new datasources in org.firebirdsql.ds and/or add them to new implementation</text:span></text:p></office:annotation>T</text:p>
          </text:deletion>
        </text:changed-region>
        <text:changed-region xml:id="ct94718472" text:id="ct94718472">
          <text:insertion>
            <office:change-info>
              <dc:creator>Mark Rotteveel</dc:creator>
              <dc:date>2011-12-25T16:50:00</dc:date>
            </office:change-info>
          </text:insertion>
        </text:changed-region>
        <text:changed-region xml:id="ct94718576" text:id="ct94718576">
          <text:deletion>
            <office:change-info>
              <dc:creator>Mark Rotteveel</dc:creator>
              <dc:date>2011-12-25T16:50:00</dc:date>
            </office:change-info>
            <text:p text:style-name="Text_20_body">contains</text:p>
          </text:deletion>
        </text:changed-region>
        <text:changed-region xml:id="ct94718680" text:id="ct94718680">
          <text:insertion>
            <office:change-info>
              <dc:creator>Mark Rotteveel</dc:creator>
              <dc:date>2011-12-25T16:50:00</dc:date>
            </office:change-info>
          </text:insertion>
        </text:changed-region>
        <text:changed-region xml:id="ct94718784" text:id="ct94718784">
          <text:deletion>
            <office:change-info>
              <dc:creator>Mark Rotteveel</dc:creator>
              <dc:date>2011-12-25T16:50:00</dc:date>
            </office:change-info>
            <text:p text:style-name="Text_20_body"><text:s/></text:p>
          </text:deletion>
        </text:changed-region>
        <text:changed-region xml:id="ct94718888" text:id="ct94718888">
          <text:deletion>
            <office:change-info>
              <dc:creator>Mark Rotteveel</dc:creator>
              <dc:date>2011-12-25T16:50:00</dc:date>
            </office:change-info>
            <text:p text:style-name="Text_20_body">that specify parameters of </text:p>
          </text:deletion>
        </text:changed-region>
        <text:changed-region xml:id="ct94792816" text:id="ct94792816">
          <text:insertion>
            <office:change-info>
              <dc:creator>Mark Rotteveel</dc:creator>
              <dc:date>2011-12-25T16:50:00</dc:date>
            </office:change-info>
          </text:insertion>
        </text:changed-region>
        <text:changed-region xml:id="ct94792920" text:id="ct94792920">
          <text:insertion>
            <office:change-info>
              <dc:creator>Mark Rotteveel</dc:creator>
              <dc:date>2011-12-25T16:50:00</dc:date>
            </office:change-info>
          </text:insertion>
        </text:changed-region>
        <text:changed-region xml:id="ct271628368" text:id="ct271628368">
          <text:deletion>
            <office:change-info>
              <dc:creator>Onbekende auteur</dc:creator>
              <dc:date>2012-03-04T14:00:00</dc:date>
            </office:change-info>
            <text:p text:style-name="Table_20_Contents"><text:span text:style-name="Source_20_Text"><text:span text:style-name="T1"><office:annotation><dc:creator>Mark Rotteveel</dc:creator><dc:date>2011-10-12T20:43:39</dc:date><text:p text:style-name="P56"><text:span text:style-name="T26">Firebird specific property (JDBC defines serverName, databaseName and portNumber), not included in new ds implementations</text:span></text:p></office:annotation></text:span></text:span><office:annotation><dc:creator>Unknown Author</dc:creator><dc:date>2011-10-15T22:22:40</dc:date><text:p text:style-name="P56"><text:span text:style-name="T24">IIRC, It was "database" in JDBC 2.0 optional...</text:span></text:p><text:p><text:span text:style-name="T27"/></text:p></office:annotation><text:span text:style-name="Source_20_Text"><text:span text:style-name="T1"><office:annotation><dc:creator>Mark Rotteveel</dc:creator><dc:date>2011-11-13T13:23:31</dc:date><text:p text:style-name="P56"><text:span text:style-name="T24">Reply to Unknown Author (15-10-2011, 22:22): "..."</text:span></text:p><text:p><text:span text:style-name="T27">I looked it up: JDBC 2.0 stdext on page 12 specifies databaseName. However I will add database and other FirebirdConnectionProperties back in (deprecated) to make sure the transition is smooth</text:span></text:p></office:annotation></text:span></text:span></text:p>
          </text:deletion>
        </text:changed-region>
        <text:changed-region xml:id="ct94793024" text:id="ct94793024">
          <text:insertion>
            <office:change-info>
              <dc:creator>Mark Rotteveel</dc:creator>
              <dc:date>2011-12-25T14:30:00</dc:date>
            </office:change-info>
          </text:insertion>
        </text:changed-region>
        <text:changed-region xml:id="ct94793128" text:id="ct94793128">
          <text:deletion>
            <office:change-info>
              <dc:creator>Mark Rotteveel</dc:creator>
              <dc:date>2011-12-25T14:29:00</dc:date>
            </office:change-info>
            <text:p text:style-name="Table_20_Contents"><text:span text:style-name="Source_20_Text"><text:span text:style-name="T2">/path/to/database.fdb</text:span></text:span></text:p>
          </text:deletion>
        </text:changed-region>
        <text:changed-region xml:id="ct94793232" text:id="ct94793232">
          <text:insertion>
            <office:change-info>
              <dc:creator>Mark Rotteveel</dc:creator>
              <dc:date>2011-12-25T14:29:00</dc:date>
            </office:change-info>
          </text:insertion>
        </text:changed-region>
        <text:changed-region xml:id="ct94793336" text:id="ct94793336">
          <text:insertion>
            <office:change-info>
              <dc:creator>Mark Rotteveel</dc:creator>
              <dc:date>2011-12-25T14:30:00</dc:date>
            </office:change-info>
          </text:insertion>
        </text:changed-region>
        <text:changed-region xml:id="ct94793440" text:id="ct94793440">
          <text:insertion>
            <office:change-info>
              <dc:creator>Mark Rotteveel</dc:creator>
              <dc:date>2011-12-25T14:31:00</dc:date>
            </office:change-info>
          </text:insertion>
        </text:changed-region>
        <text:changed-region xml:id="ct94793544" text:id="ct94793544">
          <text:insertion>
            <office:change-info>
              <dc:creator>Mark Rotteveel</dc:creator>
              <dc:date>2011-12-25T14:30:00</dc:date>
            </office:change-info>
          </text:insertion>
        </text:changed-region>
        <text:changed-region xml:id="ct94793648" text:id="ct94793648">
          <text:insertion>
            <office:change-info>
              <dc:creator>Mark Rotteveel</dc:creator>
              <dc:date>2011-12-25T14:29:00</dc:date>
            </office:change-info>
          </text:insertion>
        </text:changed-region>
        <text:changed-region xml:id="ct94793752" text:id="ct94793752">
          <text:insertion>
            <office:change-info>
              <dc:creator>Mark Rotteveel</dc:creator>
              <dc:date>2011-12-25T14:29:00</dc:date>
            </office:change-info>
          </text:insertion>
        </text:changed-region>
        <text:changed-region xml:id="ct94793856" text:id="ct94793856">
          <text:insertion>
            <office:change-info>
              <dc:creator>Mark Rotteveel</dc:creator>
              <dc:date>2011-12-25T14:30:00</dc:date>
            </office:change-info>
          </text:insertion>
        </text:changed-region>
        <text:changed-region xml:id="ct94793960" text:id="ct94793960">
          <text:insertion>
            <office:change-info>
              <dc:creator>Mark Rotteveel</dc:creator>
              <dc:date>2011-12-25T14:31:00</dc:date>
            </office:change-info>
          </text:insertion>
        </text:changed-region>
        <text:changed-region xml:id="ct94794064" text:id="ct94794064">
          <text:insertion>
            <office:change-info>
              <dc:creator>Mark Rotteveel</dc:creator>
              <dc:date>2011-12-25T14:32:00</dc:date>
            </office:change-info>
          </text:insertion>
        </text:changed-region>
        <text:changed-region xml:id="ct94794168" text:id="ct94794168">
          <text:insertion>
            <office:change-info>
              <dc:creator>Mark Rotteveel</dc:creator>
              <dc:date>2011-12-25T14:30:00</dc:date>
            </office:change-info>
          </text:insertion>
        </text:changed-region>
        <text:changed-region xml:id="ct94794272" text:id="ct94794272">
          <text:insertion>
            <office:change-info>
              <dc:creator>Mark Rotteveel</dc:creator>
              <dc:date>2011-12-25T14:30:00</dc:date>
            </office:change-info>
          </text:insertion>
        </text:changed-region>
        <text:changed-region xml:id="ct94794376" text:id="ct94794376">
          <text:insertion>
            <office:change-info>
              <dc:creator>Mark Rotteveel</dc:creator>
              <dc:date>2011-12-25T14:30:00</dc:date>
            </office:change-info>
          </text:insertion>
        </text:changed-region>
        <text:changed-region xml:id="ct94794480" text:id="ct94794480">
          <text:insertion>
            <office:change-info>
              <dc:creator>Mark Rotteveel</dc:creator>
              <dc:date>2011-12-25T14:32:00</dc:date>
            </office:change-info>
          </text:insertion>
        </text:changed-region>
        <text:changed-region xml:id="ct94794584" text:id="ct94794584">
          <text:insertion>
            <office:change-info>
              <dc:creator>Mark Rotteveel</dc:creator>
              <dc:date>2011-12-25T14:31:00</dc:date>
            </office:change-info>
          </text:insertion>
        </text:changed-region>
        <text:changed-region xml:id="ct94794688" text:id="ct94794688">
          <text:insertion>
            <office:change-info>
              <dc:creator>Mark Rotteveel</dc:creator>
              <dc:date>2011-12-25T14:31:00</dc:date>
            </office:change-info>
          </text:insertion>
        </text:changed-region>
        <text:changed-region xml:id="ct94794792" text:id="ct94794792">
          <text:insertion>
            <office:change-info>
              <dc:creator>Mark Rotteveel</dc:creator>
              <dc:date>2011-12-25T14:31:00</dc:date>
            </office:change-info>
          </text:insertion>
        </text:changed-region>
        <text:changed-region xml:id="ct94794896" text:id="ct94794896">
          <text:insertion>
            <office:change-info>
              <dc:creator>Mark Rotteveel</dc:creator>
              <dc:date>2011-12-25T14:32:00</dc:date>
            </office:change-info>
          </text:insertion>
        </text:changed-region>
        <text:changed-region xml:id="ct94795000" text:id="ct94795000">
          <text:deletion>
            <office:change-info>
              <dc:creator>Onbekende auteur</dc:creator>
              <dc:date>2012-03-04T14:00:00</dc:date>
            </office:change-info>
            <text:p text:style-name="Table_20_Contents"><text:span text:style-name="Source_20_Text"><text:span text:style-name="T1"><office:annotation><dc:creator>Mark Rotteveel</dc:creator><dc:date>2011-12-25T14:33:27</dc:date><text:p text:style-name="P56"><text:span text:style-name="T26">Look at current implementation, could mean only send buffer is affected and not receive buffer</text:span></text:p></office:annotation></text:span></text:span></text:p>
          </text:deletion>
          <text:insertion>
            <office:change-info office:chg-author="Mark Rotteveel" office:chg-date-time="2011-12-25T14:33:00"/>
          </text:insertion>
        </text:changed-region>
        <text:changed-region xml:id="ct94795104" text:id="ct94795104">
          <text:insertion>
            <office:change-info>
              <dc:creator>Mark Rotteveel</dc:creator>
              <dc:date>2011-12-25T16:46:00</dc:date>
            </office:change-info>
          </text:insertion>
        </text:changed-region>
        <text:changed-region xml:id="ct94795208" text:id="ct94795208">
          <text:insertion>
            <office:change-info>
              <dc:creator>Mark Rotteveel</dc:creator>
              <dc:date>2011-12-25T16:51:00</dc:date>
            </office:change-info>
          </text:insertion>
        </text:changed-region>
        <text:changed-region xml:id="ct94795312" text:id="ct94795312">
          <text:deletion>
            <office:change-info>
              <dc:creator>Mark Rotteveel</dc:creator>
              <dc:date>2011-12-25T16:47:00</dc:date>
            </office:change-info>
            <text:p text:style-name="Text_20_body">because</text:p>
          </text:deletion>
        </text:changed-region>
        <text:changed-region xml:id="ct94795416" text:id="ct94795416">
          <text:insertion>
            <office:change-info>
              <dc:creator>Mark Rotteveel</dc:creator>
              <dc:date>2011-12-25T16:47:00</dc:date>
            </office:change-info>
          </text:insertion>
        </text:changed-region>
        <text:changed-region xml:id="ct94795520" text:id="ct94795520">
          <text:deletion>
            <office:change-info>
              <dc:creator>Mark Rotteveel</dc:creator>
              <dc:date>2011-12-25T16:47:00</dc:date>
            </office:change-info>
            <text:p text:style-name="Text_20_body"><text:s/></text:p>
          </text:deletion>
        </text:changed-region>
        <text:changed-region xml:id="ct94795624" text:id="ct94795624">
          <text:deletion>
            <office:change-info>
              <dc:creator>Mark Rotteveel</dc:creator>
              <dc:date>2011-12-25T16:47:00</dc:date>
            </office:change-info>
            <text:p text:style-name="Text_20_body">e</text:p>
          </text:deletion>
        </text:changed-region>
        <text:changed-region xml:id="ct94795728" text:id="ct94795728">
          <text:insertion>
            <office:change-info>
              <dc:creator>Mark Rotteveel</dc:creator>
              <dc:date>2011-12-25T16:48:00</dc:date>
            </office:change-info>
          </text:insertion>
        </text:changed-region>
        <text:changed-region xml:id="ct94795832" text:id="ct94795832">
          <text:insertion>
            <office:change-info>
              <dc:creator>Mark Rotteveel</dc:creator>
              <dc:date>2011-12-25T16:47:00</dc:date>
            </office:change-info>
          </text:insertion>
        </text:changed-region>
        <text:changed-region xml:id="ct272831800" text:id="ct272831800">
          <text:insertion>
            <office:change-info>
              <dc:creator>Onbekende auteur</dc:creator>
              <dc:date>2012-03-04T14:01:00</dc:date>
            </office:change-info>
          </text:insertion>
        </text:changed-region>
        <text:changed-region xml:id="ct272832008" text:id="ct272832008">
          <text:insertion>
            <office:change-info>
              <dc:creator>Onbekende auteur</dc:creator>
              <dc:date>2012-03-04T14:01:00</dc:date>
            </office:change-info>
          </text:insertion>
        </text:changed-region>
        <text:changed-region xml:id="ct94795936" text:id="ct94795936">
          <text:deletion>
            <office:change-info>
              <dc:creator>Mark Rotteveel</dc:creator>
              <dc:date>2011-12-25T14:35:00</dc:date>
            </office:change-info>
            <text:p text:style-name="Text_20_body">.</text:p>
          </text:deletion>
        </text:changed-region>
        <text:changed-region xml:id="ct94796040" text:id="ct94796040">
          <text:deletion>
            <office:change-info>
              <dc:creator>Mark Rotteveel</dc:creator>
              <dc:date>2011-12-25T14:35:00</dc:date>
            </office:change-info>
            <text:p text:style-name="Text_20_body">.</text:p>
          </text:deletion>
        </text:changed-region>
        <text:changed-region xml:id="ct94796144" text:id="ct94796144">
          <text:deletion>
            <office:change-info>
              <dc:creator>Mark Rotteveel</dc:creator>
              <dc:date>2011-12-25T14:35:00</dc:date>
            </office:change-info>
            <text:p text:style-name="Text_20_body">.</text:p>
          </text:deletion>
        </text:changed-region>
        <text:changed-region xml:id="ct94796248" text:id="ct94796248">
          <text:deletion>
            <office:change-info>
              <dc:creator>Mark Rotteveel</dc:creator>
              <dc:date>2011-12-25T14:35:00</dc:date>
            </office:change-info>
            <text:p text:style-name="Text_20_body">.</text:p>
          </text:deletion>
        </text:changed-region>
        <text:changed-region xml:id="ct94796352" text:id="ct94796352">
          <text:deletion>
            <office:change-info>
              <dc:creator>Mark Rotteveel</dc:creator>
              <dc:date>2011-12-25T14:35:00</dc:date>
            </office:change-info>
            <text:p text:style-name="Text_20_body">.</text:p>
          </text:deletion>
        </text:changed-region>
        <text:changed-region xml:id="ct94796456" text:id="ct94796456">
          <text:deletion>
            <office:change-info>
              <dc:creator>Mark Rotteveel</dc:creator>
              <dc:date>2011-12-25T14:35:00</dc:date>
            </office:change-info>
            <text:p text:style-name="Text_20_body">.JDBC-144, </text:p>
          </text:deletion>
        </text:changed-region>
        <text:changed-region xml:id="ct94796560" text:id="ct94796560">
          <text:insertion>
            <office:change-info>
              <dc:creator>Mark Rotteveel</dc:creator>
              <dc:date>2011-12-25T14:36:00</dc:date>
            </office:change-info>
          </text:insertion>
        </text:changed-region>
        <text:changed-region xml:id="ct94796664" text:id="ct94796664">
          <text:deletion>
            <office:change-info>
              <dc:creator>Mark Rotteveel</dc:creator>
              <dc:date>2011-12-25T14:35:00</dc:date>
            </office:change-info>
            <text:p text:style-name="Text_20_body">.</text:p>
          </text:deletion>
        </text:changed-region>
        <text:changed-region xml:id="ct94796768" text:id="ct94796768">
          <text:insertion>
            <office:change-info>
              <dc:creator>Mark Rotteveel</dc:creator>
              <dc:date>2011-12-25T14:36:00</dc:date>
            </office:change-info>
          </text:insertion>
        </text:changed-region>
        <text:changed-region xml:id="ct94921800" text:id="ct94921800">
          <text:insertion>
            <office:change-info>
              <dc:creator>Mark Rotteveel</dc:creator>
              <dc:date>2011-12-25T14:37:00</dc:date>
            </office:change-info>
          </text:insertion>
        </text:changed-region>
        <text:changed-region xml:id="ct271631592" text:id="ct271631592">
          <text:deletion>
            <office:change-info>
              <dc:creator>Onbekende auteur</dc:creator>
              <dc:date>2012-03-04T14:02:00</dc:date>
            </office:change-info>
            <text:p text:style-name="Text_20_body"><text:span text:style-name="Source_20_Text"><text:span text:style-name="T2"><office:annotation><dc:creator>Mark Rotteveel</dc:creator><dc:date>2011-10-12T20:54:26</dc:date><text:p text:style-name="P56"><text:span text:style-name="T26">Changed in 2.2</text:span></text:p></office:annotation></text:span></text:span><text:span text:style-name="Source_20_Text"><text:span text:style-name="T2"><office:annotation><dc:creator>Unknown Author</dc:creator><dc:date>2011-10-15T22:31:43</dc:date><text:p text:style-name="P56"><text:span text:style-name="T24">BTW, Firebird now supports cancel for the statements, but we do not implement it yet...</text:span></text:p><text:p><text:span text:style-name="T27"/></text:p></office:annotation></text:span></text:span></text:p>
          </text:deletion>
        </text:changed-region>
        <text:changed-region xml:id="ct271632424" text:id="ct271632424">
          <text:insertion>
            <office:change-info>
              <dc:creator>Onbekende auteur</dc:creator>
              <dc:date>2012-03-04T14:01:00</dc:date>
            </office:change-info>
          </text:insertion>
        </text:changed-region>
        <text:changed-region xml:id="ct271632112" text:id="ct271632112">
          <text:insertion>
            <office:change-info>
              <dc:creator>Onbekende auteur</dc:creator>
              <dc:date>2012-03-04T14:01:00</dc:date>
            </office:change-info>
          </text:insertion>
        </text:changed-region>
        <text:changed-region xml:id="ct271631800" text:id="ct271631800">
          <text:deletion>
            <office:change-info>
              <dc:creator>Onbekende auteur</dc:creator>
              <dc:date>2012-03-04T14:02:00</dc:date>
            </office:change-info>
            <text:p text:style-name="Text_20_body"><text:span text:style-name="Source_20_Text"><text:span text:style-name="T2"><office:annotation><dc:creator>Mark Rotteveel</dc:creator><dc:date>2011-10-12T20:54:50</dc:date><text:p text:style-name="P56"><text:span text:style-name="T26">Shouldn't this behaviour be considered a bug?</text:span></text:p></office:annotation></text:span></text:span><text:span text:style-name="Source_20_Text"><text:span text:style-name="T2"><office:annotation><dc:creator>Unknown Author</dc:creator><dc:date>2011-10-15T22:34:19</dc:date><text:p text:style-name="P56"><text:span text:style-name="T24">Rather incomplete implementation...</text:span></text:p><text:p><text:span text:style-name="T27"/></text:p></office:annotation></text:span></text:span></text:p>
          </text:deletion>
        </text:changed-region>
        <text:changed-region xml:id="ct94921904" text:id="ct94921904">
          <text:deletion>
            <office:change-info>
              <dc:creator>Mark Rotteveel</dc:creator>
              <dc:date>2011-12-25T16:46:00</dc:date>
            </office:change-info>
            <text:list xml:id="list33716442" text:style-name="L2">
              <text:list-item>
                <text:list>
                  <text:list-item>
                    <text:p text:style-name="P5"/>
                  </text:list-item>
                  <text:list-item>
                    <text:p text:style-name="P5"/>
                  </text:list-item>
                </text:list>
              </text:list-item>
            </text:list>
          </text:deletion>
        </text:changed-region>
        <text:changed-region xml:id="ct94922008" text:id="ct94922008">
          <text:insertion>
            <office:change-info>
              <dc:creator>Mark Rotteveel</dc:creator>
              <dc:date>2011-12-25T16:46:00</dc:date>
            </office:change-info>
          </text:insertion>
        </text:changed-region>
        <text:changed-region xml:id="ct272158456" text:id="ct272158456">
          <text:deletion>
            <office:change-info>
              <dc:creator>Onbekende auteur</dc:creator>
              <dc:date>2012-03-04T14:02:00</dc:date>
            </office:change-info>
            <text:p text:style-name="Text_20_body"><text:span text:style-name="Source_20_Text"><text:span text:style-name="T2"><office:annotation><dc:creator>Mark Rotteveel</dc:creator><dc:date>2011-10-12T20:57:23</dc:date><text:p text:style-name="P56"><text:span text:style-name="T26">Why? As indicated above, TYPE_FORWARD_ONLY can also be cached on client for certain conditions</text:span></text:p></office:annotation></text:span></text:span><text:span text:style-name="Source_20_Text"><text:span text:style-name="T2"><office:annotation><dc:creator>Unknown Author</dc:creator><dc:date>2011-10-15T22:35:39</dc:date><text:p text:style-name="P56"><text:span text:style-name="T24">Probably. However I see all these methods useful for direct UI applications that work with open cursor. The O/R mappers do not need </text:span><text:span text:style-name="T25">these methods...</text:span></text:p></office:annotation></text:span></text:span></text:p>
          </text:deletion>
        </text:changed-region>
        <text:changed-region xml:id="ct94922112" text:id="ct94922112">
          <text:insertion>
            <office:change-info>
              <dc:creator>Mark Rotteveel</dc:creator>
              <dc:date>2011-12-25T16:53:00</dc:date>
            </office:change-info>
          </text:insertion>
        </text:changed-region>
        <text:changed-region xml:id="ct94922216" text:id="ct94922216">
          <text:insertion>
            <office:change-info>
              <dc:creator>Mark Rotteveel</dc:creator>
              <dc:date>2011-12-25T14:45:00</dc:date>
            </office:change-info>
          </text:insertion>
        </text:changed-region>
        <text:changed-region xml:id="ct94922320" text:id="ct94922320">
          <text:insertion>
            <office:change-info>
              <dc:creator>Mark Rotteveel</dc:creator>
              <dc:date>2011-12-25T14:46:00</dc:date>
            </office:change-info>
          </text:insertion>
        </text:changed-region>
        <text:changed-region xml:id="ct94922424" text:id="ct94922424">
          <text:insertion>
            <office:change-info>
              <dc:creator>Mark Rotteveel</dc:creator>
              <dc:date>2011-12-25T14:47:00</dc:date>
            </office:change-info>
          </text:insertion>
        </text:changed-region>
        <text:changed-region xml:id="ct94922528" text:id="ct94922528">
          <text:insertion>
            <office:change-info>
              <dc:creator>Mark Rotteveel</dc:creator>
              <dc:date>2011-12-25T14:48:00</dc:date>
            </office:change-info>
          </text:insertion>
        </text:changed-region>
        <text:changed-region xml:id="ct94922736" text:id="ct94922736">
          <text:insertion>
            <office:change-info>
              <dc:creator>Mark Rotteveel</dc:creator>
              <dc:date>2011-12-25T14:49:00</dc:date>
            </office:change-info>
          </text:insertion>
        </text:changed-region>
        <text:changed-region xml:id="ct94922840" text:id="ct94922840">
          <text:insertion>
            <office:change-info>
              <dc:creator>Mark Rotteveel</dc:creator>
              <dc:date>2011-12-25T14:51:00</dc:date>
            </office:change-info>
          </text:insertion>
        </text:changed-region>
        <text:changed-region xml:id="ct94922944" text:id="ct94922944">
          <text:insertion>
            <office:change-info>
              <dc:creator>Mark Rotteveel</dc:creator>
              <dc:date>2011-12-25T14:52:00</dc:date>
            </office:change-info>
          </text:insertion>
        </text:changed-region>
        <text:changed-region xml:id="ct94923048" text:id="ct94923048">
          <text:insertion>
            <office:change-info>
              <dc:creator>Mark Rotteveel</dc:creator>
              <dc:date>2011-12-25T14:53:00</dc:date>
            </office:change-info>
          </text:insertion>
        </text:changed-region>
        <text:changed-region xml:id="ct94923152" text:id="ct94923152">
          <text:insertion>
            <office:change-info>
              <dc:creator>Mark Rotteveel</dc:creator>
              <dc:date>2011-12-25T14:54:00</dc:date>
            </office:change-info>
          </text:insertion>
        </text:changed-region>
        <text:changed-region xml:id="ct94923256" text:id="ct94923256">
          <text:deletion>
            <office:change-info>
              <dc:creator>Mark Rotteveel</dc:creator>
              <dc:date>2011-12-25T16:47:00</dc:date>
            </office:change-info>
            <text:p text:style-name="Text_20_body"><text:span text:style-name="T4"/></text:p>
            <text:p text:style-name="Text_20_body"><text:span text:style-name="T4"/></text:p>
          </text:deletion>
        </text:changed-region>
        <text:changed-region xml:id="ct94923360" text:id="ct94923360">
          <text:insertion>
            <office:change-info>
              <dc:creator>Mark Rotteveel</dc:creator>
              <dc:date>2011-12-25T16:47:00</dc:date>
            </office:change-info>
          </text:insertion>
        </text:changed-region>
        <text:changed-region xml:id="ct272162720" text:id="ct272162720">
          <text:insertion>
            <office:change-info>
              <dc:creator>Onbekende auteur</dc:creator>
              <dc:date>2012-03-04T14:27:00</dc:date>
            </office:change-info>
          </text:insertion>
        </text:changed-region>
        <text:changed-region xml:id="ct272158560" text:id="ct272158560">
          <text:deletion>
            <office:change-info>
              <dc:creator>Onbekende auteur</dc:creator>
              <dc:date>2012-03-04T14:27:00</dc:date>
            </office:change-info>
            <text:p text:style-name="Text_20_body"><office:annotation><dc:creator>Mark Rotteveel</dc:creator><dc:date>2011-10-12T21:01:18</dc:date><text:p text:style-name="P56"><text:span text:style-name="T23">Revise entire section with new implementations</text:span></text:p></office:annotation><office:annotation><dc:creator>Unknown Author</dc:creator><dc:date>2011-10-15T22:37:51</dc:date><text:p text:style-name="P56"><text:span text:style-name="T21">Ok.</text:span></text:p><text:p><text:span text:style-name="T22"/></text:p></office:annotation></text:p>
          </text:deletion>
        </text:changed-region>
        <text:changed-region xml:id="ct272163032" text:id="ct272163032">
          <text:insertion>
            <office:change-info>
              <dc:creator>Onbekende auteur</dc:creator>
              <dc:date>2012-03-04T14:28:00</dc:date>
            </office:change-info>
          </text:insertion>
        </text:changed-region>
        <text:changed-region xml:id="ct272162824" text:id="ct272162824">
          <text:insertion>
            <office:change-info>
              <dc:creator>Onbekende auteur</dc:creator>
              <dc:date>2012-03-04T14: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JCA/JDBC Driver<text:line-break/><draw:path text:anchor-type="as-char" svg:y="0cm" draw:z-index="0" draw:style-name="gr1" draw:text-style-name="P57"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
          <text:p text:style-name="P54"><text:a xlink:type="simple" xlink:href="#__RefHeading__2737_1560579136">General Notes</text:a></text:p>
          <text:p text:style-name="P55"><text:a xlink:type="simple" xlink:href="#__RefHeading__2739_1560579136">Supported Firebird versions</text:a></text:p>
          <text:p text:style-name="P55"><text:a xlink:type="simple" xlink:href="#__RefHeading__2741_1560579136">Specification support</text:a></text:p>
          <text:p text:style-name="P54"><text:a xlink:type="simple" xlink:href="#__RefHeading__2743_1560579136">What's new in Jaybird 2.2</text:a></text:p>
          <text:p text:style-name="P55"><text:a xlink:type="simple" xlink:href="#__RefHeading__2745_1560579136">Java 6 and JDBC 4.0 API support</text:a></text:p>
          <text:p text:style-name="P55"><text:a xlink:type="simple" xlink:href="#__RefHeading__8759_1080388197">Java 7 and JDBC 4.1 API support</text:a></text:p>
          <text:p text:style-name="P55"><text:a xlink:type="simple" xlink:href="#__RefHeading__2747_1560579136">Native and Embedded (JNI) 64-bit Windows and Linux support</text:a></text:p>
          <text:p text:style-name="P55"><text:a xlink:type="simple" xlink:href="#__RefHeading__2749_1560579136">Support for Firebird 2.5</text:a></text:p>
          <text:p text:style-name="P55"><text:a xlink:type="simple" xlink:href="#__RefHeading__3644_1575618738">Other fixes and changes</text:a></text:p>
          <text:p text:style-name="P55"><text:a xlink:type="simple" xlink:href="#__RefHeading__2751_1560579136">Compatibility changes</text:a></text:p>
          <text:p text:style-name="P55"><text:a xlink:type="simple" xlink:href="#__RefHeading__2753_1560579136">Important changes to Datasources</text:a></text:p>
          <text:p text:style-name="P54"><text:a xlink:type="simple" xlink:href="#__RefHeading__8761_1080388197">Distribution package</text:a></text:p>
          <text:p text:style-name="P55"><text:a xlink:type="simple" xlink:href="#__RefHeading__2773_1560579136">License</text:a></text:p>
          <text:p text:style-name="P55"><text:a xlink:type="simple" xlink:href="#__RefHeading__2775_1560579136">Source Code</text:a></text:p>
          <text:p text:style-name="P54"><text:a xlink:type="simple" xlink:href="#__RefHeading__8763_1080388197">Documentation and Support</text:a></text:p>
          <text:p text:style-name="P55"><text:a xlink:type="simple" xlink:href="#__RefHeading__2821_1560579136">Where to get more information on Jaybird</text:a></text:p>
          <text:p text:style-name="P55"><text:a xlink:type="simple" xlink:href="#__RefHeading__2823_1560579136">Where to get help</text:a></text:p>
          <text:p text:style-name="P55"><text:a xlink:type="simple" xlink:href="#__RefHeading__2825_1560579136">Reporting Bugs</text:a></text:p>
          <text:p text:style-name="P55"><text:a xlink:type="simple" xlink:href="#__RefHeading__8765_1080388197">Corrections/Additions To Release Notes</text:a></text:p>
          <text:p text:style-name="P54"><text:a xlink:type="simple" xlink:href="#__RefHeading__8767_1080388197">JDBC URL Format</text:a></text:p>
          <text:p text:style-name="P55"><text:a xlink:type="simple" xlink:href="#__RefHeading__2779_1560579136">Pure Java</text:a></text:p>
          <text:p text:style-name="P55"><text:a xlink:type="simple" xlink:href="#__RefHeading__2781_1560579136">Using Firebird client library</text:a></text:p>
          <text:p text:style-name="P55"><text:a xlink:type="simple" xlink:href="#__RefHeading__2783_1560579136">Embedded Server</text:a></text:p>
          <text:p text:style-name="P54"><text:a xlink:type="simple" xlink:href="#__RefHeading__8769_1080388197">Using Type 2 and Embedded Server driver</text:a></text:p>
          <text:p text:style-name="P55"><text:a xlink:type="simple" xlink:href="#__RefHeading__2789_1560579136">Configuring Type 2 JDBC driver</text:a></text:p>
          <text:p text:style-name="P55"><text:a xlink:type="simple" xlink:href="#__RefHeading__2791_1560579136">Configuring Embedded Server JDBC driver</text:a></text:p>
          <text:p text:style-name="P55"><text:a xlink:type="simple" xlink:href="#__RefHeading__4053_1508899958">Support for multiple JNI libraries</text:a></text:p>
          <text:p text:style-name="P54"><text:a xlink:type="simple" xlink:href="#__RefHeading__2755_1560579136">Usage and Reference Manual</text:a></text:p>
          <text:p text:style-name="P55"><text:a xlink:type="simple" xlink:href="#__RefHeading__2757_1560579136">Events</text:a></text:p>
          <text:p text:style-name="P55"><text:a xlink:type="simple" xlink:href="#__RefHeading__2761_1560579136">Default holdable result sets (closed ResultSet in auto-commit mode)</text:a></text:p>
          <text:p text:style-name="P55"><text:a xlink:type="simple" xlink:href="#__RefHeading__2763_1560579136">Updatable result sets</text:a></text:p>
          <text:p text:style-name="P55"><text:a xlink:type="simple" xlink:href="#__RefHeading__2765_1560579136">Firebird management interfaces</text:a></text:p>
          <text:p text:style-name="P55"><text:a xlink:type="simple" xlink:href="#__RefHeading__2767_1560579136">Jaybird JDBC extensions</text:a></text:p>
          <text:p text:style-name="P55"><text:a xlink:type="simple" xlink:href="#__RefHeading__2785_1560579136">JDBC connection properties</text:a></text:p>
          <text:p text:style-name="P54"><text:a xlink:type="simple" xlink:href="#__RefHeading__2793_1560579136">JDBC Compatibility</text:a></text:p>
          <text:p text:style-name="P55"><text:a xlink:type="simple" xlink:href="#__RefHeading__2795_1560579136">JDBC deviations and unimplemented features</text:a></text:p>
          <text:p text:style-name="P54"><text:a xlink:type="simple" xlink:href="#__RefHeading__2797_1560579136">Jaybird Specifics</text:a></text:p>
          <text:p text:style-name="P55"><text:a xlink:type="simple" xlink:href="#__RefHeading__2799_1560579136">Result sets</text:a></text:p>
          <text:p text:style-name="P55"><text:a xlink:type="simple" xlink:href="#__RefHeading__2801_1560579136">Using java.sql.ParameterMetaData with Callable Statements</text:a></text:p>
          <text:p text:style-name="P55"><text:a xlink:type="simple" xlink:href="#__RefHeading__2803_1560579136">Using ResultSet.getCharacterStream with BLOB fields</text:a></text:p>
          <text:p text:style-name="P55"><text:a xlink:type="simple" xlink:href="#__RefHeading__2805_1560579136">Heuristic transaction completion support</text:a></text:p>
          <text:p text:style-name="P55"><text:a xlink:type="simple" xlink:href="#__RefHeading__3722_2133805793">Compatibility with com.sun.rowset.*</text:a></text:p>
          <text:p text:style-name="P54"><text:a xlink:type="simple" xlink:href="#__RefHeading__2807_1560579136">Connection pooling with Jaybird</text:a></text:p>
          <text:p text:style-name="P55"><text:a xlink:type="simple" xlink:href="#__RefHeading__2809_1560579136">Usage scenario</text:a></text:p>
          <text:p text:style-name="P55"><text:a xlink:type="simple" xlink:href="#__RefHeading__2811_1560579136">Connection Pool Classes (deprecated)</text:a></text:p>
          <text:p text:style-name="P55"><text:a xlink:type="simple" xlink:href="#__RefHeading__2813_1560579136">org.firebirdsql.pool.FBConnectionPoolDataSource (deprecated)</text:a></text:p>
          <text:p text:style-name="P55"><text:soft-page-break/><text:a xlink:type="simple" xlink:href="#__RefHeading__2815_1560579136">org.firebirdsql.pool.FBWrappingDataSource</text:a></text:p>
          <text:p text:style-name="P55"><text:a xlink:type="simple" xlink:href="#__RefHeading__2817_1560579136">Runtime object allocation and deallocation hints</text:a></text:p>
        </text:index-body>
      </text:table-of-content>
      <text:p text:style-name="Text_20_body"><text:change text:change-id="ct94052904"/><text:change-start text:change-id="ct94053112"/></text:p>
      <text:h text:style-name="P1" text:outline-level="2"><text:bookmark-start text:name="__RefHeading__2737_1560579136"/><text:change-end text:change-id="ct94053112"/>General Notes<text:bookmark-end text:name="__RefHeading__2737_1560579136"/></text:h>
      <text:p text:style-name="Text_20_body">Jaybird is<text:change-start text:change-id="ct94053216"/> a<text:change-end text:change-id="ct94053216"/>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 was tested against Firebird 2.1.4 and 2.5.1, but should also support other Firebird<text:change-start text:change-id="ct94053320"/> version<text:change-end text:change-id="ct94053320"/><text:change-start text:change-id="ct94053424"/>s<text:change-end text:change-id="ct94053424"/> from 1.0<text:change-start text:change-id="ct94053528"/> and up<text:change-end text:change-id="ct94053528"/>. The Type 2 and embedded server JDBC drivers require the appropriate JNI library. Precompiled JNI binaries for Win32 and Linux platforms are shipped in the default installation, other platforms require porting/building <text:change-start text:change-id="ct94053632"/>the <text:change-end text:change-id="ct94053632"/>JNI library for that platform. </text:p>
      <text:p text:style-name="Text_20_body">This driver does not supports InterBase servers due to a Firebird-specific changes in<text:change-start text:change-id="ct94053736"/> the protocol and<text:change-end text:change-id="ct94053736"/> the database attachment parameters that are sent to the server.</text:p>
      <text:h text:style-name="Heading_20_3" text:outline-level="3"><text:bookmark-start text:name="__RefHeading__2741_1560579136"/>Specification support<text:bookmark-end text:name="__RefHeading__2741_1560579136"/></text:h>
      <text:p text:style-name="Text_20_body">Driver supports<text:change-start text:change-id="ct94053840"/> the <text:change-end text:change-id="ct94053840"/><text:change text:change-id="ct94468568"/>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closeOnCompletion</text:span>, most other JDBC 4.1 specific methods throw <text:span text:style-name="T1">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text:change text:change-id="ct94468672"/>exception chaining.</text:p>
          </table:table-cell>
        </table:table-row>
        <table:table-row>
          <table:table-cell table:style-name="Table2.A2" office:value-type="string">
            <text:p text:style-name="Text_20_body">JDBC 3.0</text:p>
          </table:table-cell>
          <table:table-cell table:style-name="Table2.A2" office:value-type="string">
            <text:p text:style-name="Text_20_body"><text:change text:change-id="ct94468880"/><text:change text:change-id="ct94468776"/><text:change text:change-id="ct94468984"/><text:change text:change-id="ct272832112"/><text:change-start text:change-id="ct272159704"/>Driver implements all JDBC<text:change-end text:change-id="ct272159704"/><text:change-start text:change-id="ct272159808"/> 3.0 interfaces (but will throw <text:span text:style-name="T1">FBDriverNotCapableException</text:span> for some methods)<text:change-end text:change-id="ct272159808"/></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JCA 1.5 support is currently not provid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 text:outline-level="2"><text:bookmark-start text:name="__RefHeading__2743_1560579136"/>What's new in Jaybird 2.2<text:bookmark-end text:name="__RefHeading__2743_1560579136"/></text:h>
      <text:p text:style-name="Text_20_body">Jaybird 2.2 introduces<text:change-start text:change-id="ct94469088"/> the <text:change-end text:change-id="ct94469088"/><text:change text:change-id="ct94469192"/>following new features<text:change-start text:change-id="ct94469296"/> and fixes<text:change-end text:change-id="ct94469296"/>:</text:p>
      <text:h text:style-name="Heading_20_3" text:outline-level="3"><text:bookmark-start text:name="__RefHeading__2745_1560579136"/>Java 6 and JDBC 4.0 API support<text:bookmark-end text:name="__RefHeading__2745_1560579136"/></text:h>
      <text:p text:style-name="Text_20_body">Added support for the following JDBC 4.0 features:</text:p>
      <text:list xml:id="list33697898" text:style-name="L3">
        <text:list-item>
          <text:p text:style-name="P21">Automatic driver loading: on Java 6 and later it is no longer necessary to use <text:span text:style-name="T1">Class.forName("org.firebirdsql.jdbc.FBDriver")</text:span><text:change text:change-id="ct94469400"/><text:change-start text:change-id="ct94469504"/><text:span text:style-name="T3"> </text:span><text:change-end text:change-id="ct94469504"/><text:span text:style-name="T4">to load the driver</text:span></text:p>
        </text:list-item>
        <text:list-item>
          <text:p text:style-name="P21"><text:span text:style-name="T4">Implementation of </text:span><text:span text:style-name="T1">java.sql.Wrapper</text:span><text:span text:style-name="T4"> </text:span><text:change-start text:change-id="ct94469608"/><text:span text:style-name="T4">interface </text:span><text:change-end text:change-id="ct94469608"/><text:span text:style-name="T4">on various JDBC classes</text:span><text:change-start text:change-id="ct94469712"/><text:span text:style-name="T4">;</text:span><text:change-end text:change-id="ct94469712"/><text:change-start text:change-id="ct94469816"/><text:span text:style-name="T4"> in general it only unwraps to the specific implementation class or implemented interfaces</text:span><text:change-end text:change-id="ct94469816"/></text:p>
        </text:list-item>
        <text:list-item>
          <text:p text:style-name="P21"><text:span text:style-name="T4">Support for chained exceptions (use </text:span><text:change-start text:change-id="ct94469920"/><text:span text:style-name="T1">getNextException()</text:span><text:change-end text:change-id="ct94469920"/><text:span text:style-name="T4"> and </text:span><text:span text:style-name="T1">iterator()</text:span><text:span text:style-name="T4"> to view other, related exceptions) and </text:span><text:span text:style-name="T1">getCause()</text:span><text:span text:style-name="T4"> to retrieve the cause (deprecating similar </text:span><text:span text:style-name="T1">getInternalException()</text:span><text:span text:style-name="T4">)</text:span></text:p>
        </text:list-item>
        <text:list-item>
          <text:p text:style-name="P21"><text:span text:style-name="T4"><office:annotation><dc:creator>Mark Rotteveel</dc:creator><dc:date>2011-10-29T19:36:12</dc:date><text:p text:style-name="P56"><text:span text:style-name="T23">Needs additional info and/or section later in document</text:span></text:p></office:annotation></text:span><text:span text:style-name="T4">Support for </text:span><text:span text:style-name="T1">getClientInfo()</text:span><text:span text:style-name="T4"> and </text:span><text:span text:style-name="T1">setClientInfo()</text:span><text:span text:style-name="T4"> on </text:span><text:span text:style-name="T1">Connection</text:span></text:p>
        </text:list-item>
        <text:list-item>
          <text:p text:style-name="P20"><office:annotation><dc:creator>Mark Rotteveel</dc:creator><dc:date>2011-10-29T19:36:59</dc:date><text:p text:style-name="P56"><text:span text:style-name="T23">More changes for 4.0?</text:span></text:p></office:annotation></text:p>
        </text:list-item>
      </text:list>
      <text:h text:style-name="Heading_20_3" text:outline-level="3"><text:bookmark-start text:name="__RefHeading__8759_1080388197"/>Java 7 and JDBC 4.1 API support<text:bookmark-end text:name="__RefHeading__8759_1080388197"/></text:h>
      <text:p text:style-name="Text_20_body">Added support for the following JDBC 4.1 features:</text:p>
      <text:list xml:id="list33702293" text:style-name="L4">
        <text:list-item>
          <text:p text:style-name="P22">try-with-resources support<text:change-start text:change-id="ct94470128"/><text:note text:id="ftn1" text:note-class="footnote"><text:note-citation>1</text:note-citation><text:note-body><text:p text:style-name="Footnote"><text:change-start text:change-id="ct94470024"/>See <text:a xlink:type="simple" xlink:href="http://docs.oracle.com/javase/tutorial/essential/exceptions/tryResourceClose.html">http://docs.oracle.com/javase/tutorial/essential/exceptions/tryResourceClose.html</text:a><text:change-end text:change-id="ct94470024"/></text:p></text:note-body></text:note><text:change-end text:change-id="ct94470128"/></text:p>
        </text:list-item>
        <text:list-item>
          <text:p text:style-name="P22">Statement <text:span text:style-name="T16">closeOnCompletion</text:span> support</text:p>
        </text:list-item>
      </text:list>
      <text:p text:style-name="Text_20_body">Other methods defined by JDBC 4.1 will throw <text:span text:style-name="T1">FBDriverNotCapableException</text:span> (a subclass of <text:span text:style-name="T1">SQLFeatureNotSupportedException</text:span>).</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3700374" text:style-name="L5">
        <text:list-item>
          <text:p text:style-name="P23">The security database can be set</text:p>
        </text:list-item>
        <text:list-item>
          <text:p text:style-name="P23">Support for SET/DROP AUTO ADMIN</text:p>
        </text:list-item>
        <text:list-item>
          <text:p text:style-name="P23">Mapping for new role RDB$ADMIN in security database</text:p>
        </text:list-item>
        <text:list-item>
          <text:p text:style-name="P23">Added new Firebird 2.1 shutdown/online modes availabe in Firebird 2.5 via the Services API</text:p>
        </text:list-item>
        <text:list-item>
          <text:p text:style-name="P23">Support for NBackup via Services API in Firebird 2.5</text:p>
        </text:list-item>
        <text:list-item>
          <text:p text:style-name="P23">Support for Trace/Audit via Services API in Firebird 2.5<text:change-start text:change-id="ct94470232"/><office:annotation><dc:creator>Mark Rotteveel</dc:creator><dc:date>2011-12-25T14:11:10</dc:date><text:p text:style-name="P56"><text:span text:style-name="T23">Can JDBC-148 be closed?</text:span></text:p></office:annotation><text:change-end text:change-id="ct94470232"/></text:p>
        </text:list-item>
      </text:list>
      <text:h text:style-name="Heading_20_3" text:outline-level="3"><text:bookmark-start text:name="__RefHeading__3644_1575618738"/><text:change-start text:change-id="ct94470336"/>Other fixes and changes<text:bookmark-end text:name="__RefHeading__3644_1575618738"/></text:h>
      <text:list xml:id="list33723142" text:style-name="L6">
        <text:list-item>
          <text:p text:style-name="P24"><text:span text:style-name="T1">FBResultSetMetaData#getcolumnName(int)</text:span> will now return the original column name (if available) for compliance to the JDBC specification, <text:span text:style-name="T1">getColumnLabel(int)</text:span> will still return the alias (or the column<text:change-end text:change-id="ct94470336"/><text:change-start text:change-id="ct94470440"/> <text:change-end text:change-id="ct94470440"/><text:change text:change-id="ct94470544"/><text:change-start text:change-id="ct94470648"/>n<text:change-end text:change-id="ct94470648"/><text:change-start text:change-id="ct94470752"/>ame <text:change-end text:change-id="ct94470752"/><text:change text:change-id="ct94470856"/><text:change-start text:change-id="ct94470960"/>i<text:change-end text:change-id="ct94470960"/><text:change-start text:change-id="ct94471064"/>f no alias is defined). See <text:bookmark-ref text:reference-format="text" text:ref-name="__RefHeading__3722_2133805793">Compatibility with com.sun.rowset.*</text:bookmark-ref> for potential problems when using the reference implementation of CachedRowSet.</text:p>
        </text:list-item>
        <text:list-item>
          <text:p text:style-name="P24"><text:change-end text:change-id="ct94471064"/><text:change text:change-id="ct94471168"/><text:change-start text:change-id="ct94471272"/><text:soft-page-break/><text:span text:style-name="T1">FBDatabaseMetaData</text:span> <text:change-end text:change-id="ct94471272"/><text:change-start text:change-id="ct94471376"/>has been updated <text:change-end text:change-id="ct94471376"/><text:change-start text:change-id="ct94471480"/>to include metadata columns defined by JDBC 3.0, 4.0 and 4.1. This also changes the <text:change-end text:change-id="ct94471480"/><text:change text:change-id="ct94471584"/><text:change-start text:change-id="ct94471688"/>position<text:change-end text:change-id="ct94471688"/><text:change-start text:change-id="ct94471792"/> of <text:span text:style-name="T1">OWNER_NAME</text:span> column <text:change-end text:change-id="ct94471792"/><text:change text:change-id="ct94471896"/><text:change-start text:change-id="ct94472000"/>in the result set<text:change-end text:change-id="ct94472000"/><text:change-start text:change-id="ct94472104"/> of<text:change-end text:change-id="ct94472104"/><text:change-start text:change-id="ct94472208"/> <text:span text:style-name="T1">getTables(..</text:span><text:change-end text:change-id="ct94472208"/><text:change text:change-id="ct94472312"/><text:change-start text:change-id="ct94472416"/><text:span text:style-name="T1">) </text:span>as this column is Jaybird-specific and not defined in JDBC. <text:change-end text:change-id="ct94472416"/><text:change-start text:change-id="ct94472520"/></text:p>
        </text:list-item>
        <text:list-item>
          <text:p text:style-name="P24"><text:span text:style-name="T1">FBDatabaseMetaData#getIndexInfo(..)</text:span> now also return<text:change-end text:change-id="ct94472520"/><text:change-start text:change-id="ct94511584"/>s<text:change-end text:change-id="ct94511584"/><text:change-start text:change-id="ct94511688"/> expression indexes. The <text:span text:style-name="T1">COLUMN_NAME</text:span> column will contain the expression (if available)<text:change-end text:change-id="ct94511688"/><text:change-start text:change-id="ct94511792"/>.</text:p>
        </text:list-item>
        <text:list-item>
          <text:p text:style-name="P24"><text:span text:style-name="T1">FBDatabaseMetaData#getIndexInfo(..)</text:span> now <text:change-end text:change-id="ct94511792"/><text:change-start text:change-id="ct94511896"/>correctly returns limits the returned indexes to the unique indexes when parameter <text:span text:style-name="T1">unique</text:span> is set to <text:span text:style-name="T1">true</text:span>.<text:change-end text:change-id="ct94511896"/><text:change-start text:change-id="ct94512000"/></text:p>
        </text:list-item>
        <text:list-item>
          <text:p text:style-name="P24">The connection property <text:span text:style-name="T1">octetsAsByte</text:span><text:change-end text:change-id="ct94512000"/><text:change-start text:change-id="ct94512104"/><text:span text:style-name="T1">s</text:span> can be used to identify fields with <text:span text:style-name="T1">CHARACTER SET OCTETS</text:span> as being <text:span text:style-name="T1">(VAR)BINARY</text:span> (in the resultsetmetadata only)<text:change-end text:change-id="ct94512104"/><text:change-start text:change-id="ct94512208"/></text:p>
        </text:list-item>
      </text:list>
      <text:p text:style-name="Text_20_body"><text:change-end text:change-id="ct94512208"/><text:change-start text:change-id="ct94512312"/>A full list of changes is available at:</text:p>
      <text:p text:style-name="Text_20_body"><text:change-end text:change-id="ct94512312"/><text:change-start text:change-id="ct94512416"/><text:a xlink:type="simple" xlink:href="http://tracker.firebirdsql.org/secure/ReleaseNote.jspa?version=10053&amp;styleName=Text&amp;projectId=10002&amp;Create=Create">http://tracker.firebirdsql.org/secure/ReleaseNote.jspa?version=10053&amp;styleName=Text&amp;projectId=10002&amp;Create=Create</text:a><text:change-end text:change-id="ct94512416"/><text:change-start text:change-id="ct94512520"/></text:p>
      <text:h text:style-name="Heading_20_3" text:outline-level="3"><text:bookmark-start text:name="__RefHeading__2751_1560579136"/><text:change-end text:change-id="ct94512520"/>Compatibility changes<text:bookmark-end text:name="__RefHeading__2751_1560579136"/></text:h>
      <text:p text:style-name="Text_20_body">Jaybird 2.2 introduces some changes in compatibility and announces <text:change text:change-id="ct94512624"/>future breaking changes.</text:p>
      <text:p text:style-name="Heading_20_4">Java support</text:p>
      <text:p text:style-name="Text_20_body">Jaybird 2.2 supports Java 5 (JDBC 3.0), Java 6 (JDBC 4.0) and Java 7 (JDBC 4.1). Support for earlier Java versions has been dropped<text:note text:id="ftn2" text:note-class="footnote"><text:note-citation>2</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change-start text:change-id="ct94512728"/></text:p>
      <text:p text:style-name="Heading_20_4">Firebird support</text:p>
      <text:p text:style-name="Text_20_body"><text:change-end text:change-id="ct94512728"/><text:change-start text:change-id="ct94512832"/>Jaybird 2.2 supports Firebird 1.0 and higher, but <text:s/>is only tested with Fireb<text:change-end text:change-id="ct94512832"/><text:change-start text:change-id="ct94512936"/>ird 2.1 and 2.5. For Jaybird 2.3 formal support for Firebird 1.0 will be dropped.<text:change-end text:change-id="ct94512936"/><text:change-start text:change-id="ct94513040"/> In general this probably will not impact the use of the driver, but might have impact on the availability and use of metadata information. This also means that from Jaybird 2.3 bugs that occur with Firebird 1.0 will not be fixed.<text:change-end text:change-id="ct94513040"/></text:p>
      <text:h text:style-name="Heading_20_3" text:outline-level="3"><text:bookmark-start text:name="__RefHeading__2753_1560579136"/><text:change-start text:change-id="ct94513144"/>Important changes to <text:change-end text:change-id="ct94513144"/>Datasources<text:bookmark-end text:name="__RefHeading__2753_1560579136"/></text:h>
      <text:p text:style-name="Text_20_body">The <text:span text:style-name="T1">ConnectionPoolDataSource</text:span> and <text:span text:style-name="T1">XADataSource</text:span> implementations in <text:span text:style-name="T1">org.firebirdsql.pool</text:span> and <text:span text:style-name="T1">org.firebirdsql.pool.sun</text:span> contain several bugs with regard to pool and connection management when used by a JavaEE application server. The decision was made to write new implementations in the package <text:span text:style-name="T1">org.firebirdsql.ds</text:span>.</text:p>
      <text:p text:style-name="Text_20_body"><office:annotation><dc:creator>Mark Rotteveel</dc:creator><dc:date>2011-10-29T20:14:24</dc:date><text:p text:style-name="P56"><text:span text:style-name="T23">Double check exactly which classes have been deprecated and which haven't!</text:span></text:p></office:annotation>The following implementations have been deprecated and will be removed in Jaybird 2.3:</text:p>
      <text:list xml:id="list33697166" text:style-name="L7">
        <text:list-item>
          <text:p text:style-name="P15">org.firebirdsql.pool.DriverConnectionPoolDataSource</text:p>
        </text:list-item>
        <text:list-item>
          <text:p text:style-name="P15">org.firebirdsql.pool.FBConnectionPoolDataSource</text:p>
        </text:list-item>
        <text:list-item>
          <text:p text:style-name="P15">org.firebirdsql.pool.sun.AppServerDataSource</text:p>
        </text:list-item>
        <text:list-item>
          <text:p text:style-name="P15">org.firebirdsql.pool.sun.AppServerXADataSource</text:p>
        </text:list-item>
        <text:list-item>
          <text:p text:style-name="P15">org.firebirdsql.jca.FBXADataSource<text:change-start text:change-id="ct94513248"/></text:p>
        </text:list-item>
        <text:list-item>
          <text:p text:style-name="P15">org.firebirdsql.pool.SimpleDataSource<text:change-end text:change-id="ct94513248"/></text:p>
        </text:list-item>
      </text:list>
      <text:p text:style-name="Text_20_body">Their replacement classes are:</text:p>
      <text:list xml:id="list33712103" text:style-name="L8">
        <text:list-item>
          <text:p text:style-name="P16">org.firebirdsql.ds.FBConnectionPoolDataSource</text:p>
        </text:list-item>
        <text:list-item>
          <text:p text:style-name="P16">org.firebirdsql.ds.FBXADataSource</text:p>
        </text:list-item>
        <text:list-item>
          <text:p text:style-name="P25"><text:soft-page-break/><text:span text:style-name="T1">org.firebirdsql.pool.FBSimpleDataSource</text:span> (<text:change-start text:change-id="ct94513352"/>a <text:change-end text:change-id="ct94513352"/>normal <text:span text:style-name="T1">DataSource</text:span>)</text:p>
        </text:list-item>
      </text:list>
      <text:p text:style-name="Text_20_body">We strongly urge you to switch to these new implementations<text:change-start text:change-id="ct94513456"/> if you are using them in an application server<text:change-end text:change-id="ct94513456"/>. <text:change-start text:change-id="ct94513560"/>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ext:change-end text:change-id="ct94513560"/>T<text:change text:change-id="ct94513664"/>he<text:change text:change-id="ct94513768"/> deprecated class<text:change-start text:change-id="ct94513872"/>es<text:change-end text:change-id="ct94513872"/> can still be used <text:change text:change-id="ct94513976"/><text:change-start text:change-id="ct94514080"/>with the <text:change-end text:change-id="ct94514080"/><text:change text:change-id="ct94514184"/><text:span text:style-name="T1">DataSource</text:span> implementations<text:change-start text:change-id="ct94514288"/> <text:span text:style-name="T1">WrappingDataSource</text:span><text:change-end text:change-id="ct94514288"/> as the identified bugs <text:change text:change-id="ct94514392"/><text:change-start text:change-id="ct94514496"/>do<text:change-end text:change-id="ct94514496"/> not occur with <text:change text:change-id="ct94514600"/><text:change-start text:change-id="ct94514704"/>this implementation<text:change-end text:change-id="ct94514704"/>, but we advise you to switch to <text:span text:style-name="T1">FBSimpleDataSource</text:span><text:span text:style-name="T3">. If you require a standalone connection pool (outside an application server), please consider </text:span><text:change-start text:change-id="ct94514808"/><text:span text:style-name="T3">using </text:span><text:change-end text:change-id="ct94514808"/><text:span text:style-name="T3">a third-party connection pool like C3P0, DBCP or BoneCP.</text:span></text:p>
      <text:p text:style-name="Text_20_body">The new <text:span text:style-name="T1">ConnectionPoolDataSource</text:span> and <text:span text:style-name="T1">XADataSource</text:span> implementations only provide the basic functionality specified in the JDBC specifications and do <text:span text:style-name="T15">not</text:span> provide any pooling itself. The <text:span text:style-name="T1">ConnectionPoolDataSource</text:span> and <text:span text:style-name="T1">XADataSource</text:span> are intended to <text:span text:style-name="T13">be </text:span><text:span text:style-name="T15">used by</text:span><text:span text:style-name="T13"> </text:span>connection pools (as provided by application servers) and should not be connection pools themselves.</text:p>
      <text:p text:style-name="Heading_20_4">Future changes to Jaybird<text:change text:change-id="ct94514912"/></text:p>
      <text:p text:style-name="Text_20_body"><text:change-start text:change-id="ct94515016"/>As announced above, the <text:span text:style-name="T1">ConnectionPoolDataSource</text:span> implementations in <text:span text:style-name="T1">org.firebirdsql.pool</text:span> will be removed in Jaybird 2.3. This may included removal of additional classes and interfaces.</text:p>
      <text:p text:style-name="Text_20_body"><text:change-end text:change-id="ct94515016"/><text:change text:change-id="ct94515120"/><text:change-start text:change-id="ct94515224"/>Furthermore<text:change-end text:change-id="ct94515224"/> the following interfaces will be removed as they are no longer needed:</text:p>
      <text:list xml:id="list33713472" text:style-name="L9">
        <text:list-item>
          <text:p text:style-name="P26"><text:span text:style-name="T1">FirebirdSavepoint</text:span> (identical to <text:span text:style-name="T1">java.sql.Savepoint</text:span>)</text:p>
        </text:list-item>
      </text:list>
      <text:p text:style-name="Text_20_body">The following interfaces will have some of the methods removed:</text:p>
      <text:list xml:id="list33720701" text:style-name="L10">
        <text:list-item>
          <text:p text:style-name="P17">FirebirdConnection</text:p>
          <text:list>
            <text:list-item>
              <text:p text:style-name="P27"><text:span text:style-name="T1">setFirebirdSavepoint()</text:span> replace with <text:span text:style-name="T1">Connection#setSavepoint()</text:span><text:span text:style-name="T17">setFirebirdSavepoint(String name)</text:span><text:span text:style-name="T18"> replace with </text:span><text:span text:style-name="T17">Connection#setSavepoint(String name)</text:span></text:p>
            </text:list-item>
            <text:list-item>
              <text:p text:style-name="P28">rollback(FirebirdSavepoint savepoint)<text:span text:style-name="T4"> replace with </text:span>Connection#rollback(Savepoint savepoint)</text:p>
            </text:list-item>
            <text:list-item>
              <text:p text:style-name="P28">releaseSavepoint(FirebirdSavepoint savepoint)<text:span text:style-name="T4"> replace with </text:span>Connection#releaseSavepoint(Savepoint savepoint)</text:p>
            </text:list-item>
          </text:list>
        </text:list-item>
      </text:list>
      <text:p text:style-name="Text_20_body">If you are still using these interfaces or methods, please change your code to use the JDBC interface or method instead.<text:change-start text:change-id="ct94515328"/></text:p>
      <text:p text:style-name="Text_20_body">From Jaybird 2.3 on <text:span text:style-name="T1">(VAR)CHAR CHARACTER SET OCTETS</text:span> will be considered to be of <text:span text:style-name="T1">java.sql.Types</text:span> <text:change-end text:change-id="ct94515328"/><text:change-start text:change-id="ct94515432"/>type <text:span text:style-name="T1">(VAR)BINAR</text:span><text:change-end text:change-id="ct94515432"/><text:change-start text:change-id="ct94515536"/><text:span text:style-name="T1">Y</text:span><text:span text:style-name="T4">. This should not impact normal use of methods li</text:span><text:change-end text:change-id="ct94515536"/><text:change-start text:change-id="ct94691808"/><text:span text:style-name="T4">ke </text:span><text:span text:style-name="T1">get/setString()</text:span><text:span text:style-name="T4">, but will impact the metadata and the type of object returned by </text:span><text:span text:style-name="T1">getObject()</text:span><text:span text:style-name="T4"> </text:span><text:change-end text:change-id="ct94691808"/><text:change-start text:change-id="ct94691912"/><text:span text:style-name="T4">(a byte array instead of a String).</text:span><text:change-end text:change-id="ct94691912"/><text:change-start text:change-id="ct94692016"/></text:p>
      <text:p text:style-name="Text_20_body"><text:change-end text:change-id="ct94692016"/><text:change-start text:change-id="ct94692120"/></text:p>
      <text:h text:style-name="P1" text:outline-level="2"><text:bookmark-start text:name="__RefHeading__8761_1080388197"/><text:change-end text:change-id="ct94692120"/><text:change text:change-id="ct94692224"/>Distribution package<text:bookmark-end text:name="__RefHeading__8761_1080388197"/></text:h>
      <text:p text:style-name="Text_20_body">Jaybird has compile-time and run-time dependencies to JCA 1.0. Additionally, if Log4J classes are found in the class path, it is possible to enable extensive logging inside the driver.</text:p>
      <text:p text:style-name="Text_20_body">The following file groups can be found in distribution package:</text:p>
      <text:list xml:id="list33723303" text:style-name="L11">
        <text:list-item>
          <text:p text:style-name="P29"><text:span text:style-name="Source_20_Text"><text:span text:style-name="T2">jaybird-2.2.0.jar</text:span></text:span> – archive containing JCA/JDBC driver and JMX management class. It requires JCA 1.0</text:p>
        </text:list-item>
        <text:list-item>
          <text:p text:style-name="P29"><text:span text:style-name="Source_20_Text"><text:span text:style-name="T2">jaybird-pool-2.2.0.jar</text:span></text:span> – archive containing implementation of connection pooling and statement pooling interfaces</text:p>
        </text:list-item>
        <text:list-item>
          <text:p text:style-name="P29"><text:span text:style-name="Source_20_Text"><text:span text:style-name="T2">jaybird-full-2.2.0.jar</text:span></text:span> – merge of j<text:span text:style-name="Source_20_Text"><text:span text:style-name="T2">aybird-2.2.0.jar</text:span></text:span> and <text:span text:style-name="Source_20_Text"><text:span text:style-name="T2">mini-j2ee.jar</text:span></text:span>. This archive can be used for standalone Jaybird deployments</text:p>
        </text:list-item>
        <text:list-item>
          <text:p text:style-name="P29"><text:span text:style-name="T1">jaybird-2.2.0-sources.jar</text:span> – archive containing the sources of Jaybird (specific to this <text:change text:change-id="ct94692328"/><text:change-start text:change-id="ct94692432"/>JDK version<text:change-end text:change-id="ct94692432"/>); for including Jaybird sources in your IDE</text:p>
        </text:list-item>
        <text:list-item>
          <text:p text:style-name="P29"><text:span text:style-name="Source_20_Text"><text:span text:style-name="T2">lib/log4j-core.jar</text:span></text:span> – archive containing core Log4J classes that provide a possibility to log into the file</text:p>
        </text:list-item>
        <text:list-item>
          <text:p text:style-name="P29"><text:span text:style-name="Source_20_Text"><text:span text:style-name="T2">lib/mini-j2ee.jar</text:span></text:span> – archive containing JCA 1.0 classes</text:p>
        </text:list-item>
        <text:list-item>
          <text:p text:style-name="P29"><text:span text:style-name="Source_20_Text"><text:span text:style-name="T2">jaybird22.dll</text:span></text:span> – Windows version of the JNI library for Type 2 and Embedded Server drivers, 32-bit</text:p>
        </text:list-item>
        <text:list-item>
          <text:p text:style-name="P29"><text:span text:style-name="Source_20_Text"><text:span text:style-name="T2">jaybird22_x64.dll</text:span></text:span> – Windows version of the JNI library for Type 2 and Embedded Server drivers, 64-bit<text:change-start text:change-id="ct94692536"/></text:p>
        </text:list-item>
        <text:list-item>
          <text:p text:style-name="P29"><text:span text:style-name="T1">libjaybird22.so</text:span><text:change-end text:change-id="ct94692536"/><text:change-start text:change-id="ct94692640"/> – Linux version of the JNI library for Type 2 and Embedded Server drivers, 32-bit</text:p>
        </text:list-item>
        <text:list-item>
          <text:p text:style-name="P29"><text:span text:style-name="T1">libjaybird22_x64.so</text:span> – Linux version of the JNI library for Type 2 and Embedded Server drivers, 64-bit<text:change-end text:change-id="ct94692640"/><text:change-start text:change-id="ct94692744"/></text:p>
        </text:list-item>
      </text:list>
      <text:p text:style-name="Text_20_body"><text:change-end text:change-id="ct94692744"/><text:change text:change-id="ct94692848"/><text:change-start text:change-id="ct94692952"/>The Windows DLLs have been built with Microsoft Visual Studio 2010<text:change-end text:change-id="ct94692952"/><text:change-start text:change-id="ct94693056"/> SP1<text:change-end text:change-id="ct94693056"/><text:change-start text:change-id="ct94693160"/>. If you need to use the native or embedded driver, you will need to use need to install the Microsoft Visual C++ 2010<text:change-end text:change-id="ct94693160"/><text:change-start text:change-id="ct94693264"/> SP 1 redistributable<text:change-end text:change-id="ct94693264"/><text:change-start text:change-id="ct94693368"/> available at:</text:p>
      <text:list xml:id="list33713528" text:style-name="L12">
        <text:list-item>
          <text:p text:style-name="P30">x86: <text:a xlink:type="simple" xlink:href="http://www.microsoft.com/download/en/details.aspx?id=8328">http://www.microsoft.com/download/en/details.aspx?id=8328</text:a></text:p>
        </text:list-item>
        <text:list-item>
          <text:p text:style-name="P30">x64: <text:a xlink:type="simple" xlink:href="http://www.microsoft.com/download/en/details.aspx?id=13523">http://www.microsoft.com/download/en/details.aspx?id=13523</text:a><text:change-end text:change-id="ct94693368"/></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ation of an extension interface (but not abstract or concrete class) is considered by the authors of<text:change text:change-id="ct94693472"/>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ext:change-start text:change-id="ct94693576"/>The distribution package contains the normal sources in jaybird-2.2.0-sources.jar; this file does not include the sources of the tests, nor the sourcecode for different JDK-versions.</text:p>
      <text:p text:style-name="Text_20_body"><text:change-end text:change-id="ct94693576"/><text:change-start text:change-id="ct94693680"/><text:soft-page-break/>Full <text:change-end text:change-id="ct94693680"/><text:change text:change-id="ct94693784"/><text:change-start text:change-id="ct94693888"/>s<text:change-end text:change-id="ct94693888"/>ource code<text:change-start text:change-id="ct94693992"/>, including tests and build files, <text:change-end text:change-id="ct94693992"/><text:change text:change-id="ct94694096"/>can be obtained from the CVS at SourceForge.net. The CVSROOT is <text:line-break/><text:span text:style-name="Source_20_Text"><text:span text:style-name="T2">:pserver:anonymous@cvs.sourceforge.net:/cvsroot/firebird</text:span></text:span>, the module name is <text:span text:style-name="Source_20_Text"><text:span text:style-name="T2">client-java</text:span></text:span><text:change text:change-id="ct94694200"/><text:change-start text:change-id="ct94694304"/></text:p>
      <text:p text:style-name="Text_20_body"><text:change-end text:change-id="ct94694304"/><text:change text:change-id="ct94694408"/>Alternatively source code can be viewed online at <text:a xlink:type="simple" xlink:href="http://cvs.sourceforge.net/viewcvs.py/firebird/client-java/">http://cvs.sourceforge.net/viewcvs.py/firebird/client-java/</text:a> <text:change text:change-id="ct94694512"/><text:change-start text:change-id="ct94694720"/></text:p>
      <text:h text:style-name="P1" text:outline-level="2"><text:bookmark-start text:name="__RefHeading__8763_1080388197"/><text:change-end text:change-id="ct94694720"/>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office:annotation><dc:creator>Mark Rotteveel</dc:creator><dc:date>2011-10-12T21:01:51</dc:date><text:p text:style-name="P56"><text:span text:style-name="T23">Still relevant? Revise FAQ completely? Update the Jaybird wiki?</text:span></text:p></office:annotation><office:annotation><dc:creator>Unknown Author</dc:creator><dc:date>2011-10-15T22:38:31</dc:date><text:p text:style-name="P56"><text:span text:style-name="T21">Yes... currently wiki is hosted outside Firebird, but Firebird project already uses Confluence... Also there is a Programmers Manual...</text:span></text:p><text:p><text:span text:style-name="T22"/></text:p></office:annotation>The most detailed information can be found in the Jaybird Frequently Asked Questions (FAQ). The FAQ is included in the distribution, and is available on-line in several places. </text:p>
      <text:p text:style-name="Text_20_body"><text:change text:change-id="ct94694824"/>JaybirdWiki is available at <text:a xlink:type="simple" xlink:href="http://jaybirdwiki.firebirdsql.org/">http://Jaybirdwiki.firebirdsql.org</text:a>. </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3716298" text:style-name="L13">
        <text:list-item>
          <text:p text:style-name="P31">The <text:a xlink:type="simple" xlink:href="http://groups.yahoo.com/group/Firebird-Java">http://groups.yahoo.com/group/Firebird-Java</text:a> and corresponding mailing list Firebird-Java@yahoogroups.com.</text:p>
        </text:list-item>
        <text:list-item>
          <text:p text:style-name="P31">The code for Firebird and this driver are on <text:a xlink:type="simple" xlink:href="http://sourceforge.net/projects/firebird">http://sourceforge.net/projects/firebird</text:a>.</text:p>
        </text:list-item>
        <text:list-item>
          <text:p text:style-name="P31">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2">If you are sure that this is a bug you can report it in the Firebird bug tracker, <text:change-start text:change-id="ct94694928"/>project <text:change-end text:change-id="ct94694928"/>“Java Client (Jaybird)” at <text:a xlink:type="simple" xlink:href="http://tracker.firebirdsql.org/browse/JDBC">http://tracker.firebirdsql.org/browse/JDBC</text:a></text:p>
      <text:p text:style-name="P2">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2">Please send corrections, suggestions, or additions to these Release Notes to to the mailing list at Firebird-Java@yahoogroups.com.<text:change text:change-id="ct94695032"/><text:change-start text:change-id="ct94695136"/></text:p>
      <text:h text:style-name="P1" text:outline-level="2"><text:bookmark-start text:name="__RefHeading__8767_1080388197"/><text:change-end text:change-id="ct94695136"/>JDBC URL Format<text:bookmark-end text:name="__RefHeading__8767_1080388197"/></text:h>
      <text:p text:style-name="P12">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jdbc:firebirdsql://host[:port]/&lt;database&gt;</text:span></text:span></text:p>
      <text:p text:style-name="Table_20_Contents"><text:span text:style-name="Source_20_Text"><text:span text:style-name="T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4">The </text:span></text:span><text:span text:style-name="Source_20_Text"><text:span text:style-name="T1">&lt;database&gt;</text:span></text:span><text:span text:style-name="Source_20_Text"><text:span text:style-name="T4"> part should be replaced with the database alias or the path to the database. </text:span></text:span></text:p>
      <text:p text:style-name="Table_20_Contents"><text:span text:style-name="Source_20_Text"><text:span text:style-name="T4">On Linux (and other POSIX type OS) the root </text:span></text:span><text:span text:style-name="Source_20_Text"><text:span text:style-name="T1">/</text:span></text:span><text:span text:style-name="Source_20_Text"><text:span text:style-name="T4"> should be included in the path. A database located on </text:span></text:span><text:span text:style-name="Source_20_Text"><text:span text:style-name="T1">/opt/firebird/db.fdb</text:span></text:span><text:span text:style-name="Source_20_Text"><text:span text:style-name="T4"> should use the URL </text:span></text:span><text:span text:style-name="Source_20_Text"><text:span text:style-name="T1">jdbc:firebirdsql://host:port</text:span></text:span><text:span text:style-name="Source_20_Text"><text:span text:style-name="T7">//</text:span></text:span><text:span text:style-name="Source_20_Text"><text:span text:style-name="T1">opt/firebird/db.fdb</text:span></text:span><text:span text:style-name="Source_20_Text"><text:span text:style-name="T4"> (note the double slash after port!)</text:span></text:span></text:p>
      <text:p text:style-name="Table_20_Contents"><text:span text:style-name="Source_20_Text"><text:span text:style-name="T4">Deprecated but still available alternative URL:</text:span></text:span></text:p>
      <text:p text:style-name="Table_20_Contents"><text:span text:style-name="Source_20_Text"><text:span text:style-name="T1">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change text:change-id="ct94695240"/><text:span text:style-name="Source_20_Text"><text:span text:style-name="T1">jdbc:firebirdsql:native:host[/port]:&lt;database&gt;</text:span></text:span></text:p>
      <text:p text:style-name="Table_20_Contents">Type 2 driver, will connect to the database using client library (either <text:span text:style-name="Source_20_Text"><text:span text:style-name="T1">fbclient.dl</text:span></text:span><text:span text:style-name="T1">l</text:span> or <text:span text:style-name="Source_20_Text"><text:span text:style-name="T2">gds32.dll</text:span></text:span> on Windows, and <text:span text:style-name="Source_20_Text"><text:span text:style-name="T2">libfbclient.so</text:span></text:span> or <text:span text:style-name="Source_20_Text"><text:span text:style-name="T2">libgds.so</text:span></text:span> on Linux). Requires correct installation of the client library.</text:p>
      <text:p text:style-name="Table_20_Contents"><text:span text:style-name="Source_20_Text"><text:span text:style-name="T2">jdbc:firebirdsql:local:</text:span></text:span><text:span text:style-name="Source_20_Text"><text:span text:style-name="T1">&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1">&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server.<text:change text:change-id="ct94695344"/><text:change-start text:change-id="ct94695448"/></text:p>
      <text:h text:style-name="P1" text:outline-level="2"><text:bookmark-start text:name="__RefHeading__8769_1080388197"/><text:change-end text:change-id="ct94695448"/>Using Type 2 and Embedded Server driver<text:bookmark-end text:name="__RefHeading__8769_1080388197"/></text:h>
      <text:p text:style-name="P2">Jaybird 2.2 provides a Type 2 JDBC driver that uses the native client library to connect to the databases. Additionally Jaybird 2.2 can use the embedded version of Firebird so Java applications do not require a separate server setup.</text:p>
      <text:p text:style-name="P2">However the Type 2 driver has <text:change text:change-id="ct94695552"/><text:change-start text:change-id="ct94695656"/>its<text:change-end text:change-id="ct94695656"/>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 </text:span><text:span text:style-name="Strong_20_Emphasis">Care should be </text:span><text:span text:style-name="Strong_20_Emphasis">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change-start text:change-id="ct94695760"/><text:span text:style-name="Strong_20_Emphasis"> the</text:span><text:change-end text:change-id="ct94695760"/><text:span text:style-name="Strong_20_Emphasis"> JNI library for Jaybird 2.1.</text:span></text:p>
      <text:list xml:id="list34467722" text:continue-list="list33716878" text:style-name="L1">
        <text:list-item>
          <text:p text:style-name="P3"><text:span text:style-name="Source_20_Text"><text:span text:style-name="T2">jaybird22.dll</text:span></text:span><text:change-start text:change-id="ct94714936"/><text:span text:style-name="Source_20_Text"><text:span text:style-name="T2"> / jaybir</text:span></text:span><text:change-end text:change-id="ct94714936"/><text:change-start text:change-id="ct94715040"/><text:span text:style-name="Source_20_Text"><text:span text:style-name="T2">d22_x64.dll</text:span></text:span><text:change-end text:change-id="ct94715040"/> is a precompiled binary for the Windows platform. It was successfully tested with Windows XP and Windows 7, but there should be no issues in other Win32 OS versions. <text:line-break/>The library should be copied into a directory in the <text:span text:style-name="T1">PATH</text:span> environment variable, or be made available to the JVM using the <text:span text:style-name="Source_20_Text"><text:span text:style-name="T2">java.library.path</text:span></text:span> system property.</text:p>
        </text:list-item>
        <text:list-item>
          <text:p text:style-name="P3"><text:span text:style-name="Source_20_Text"><text:span text:style-name="T2">libjaybird22.so</text:span></text:span><text:change-start text:change-id="ct94715248"/><text:span text:style-name="Source_20_Text"><text:span text:style-name="T2"> / libjaybird22_x64.so</text:span></text:span><text:change-end text:change-id="ct94715248"/> is a precompiled binary for the Linux platform. It must be available via the <text:span text:style-name="T1">LD_LIBRARY_PATH</text:span> environment variable, e.g. copied into <text:span text:style-name="Source_20_Text"><text:span text:style-name="T2">/usr/lib/</text:span></text:span> directory. The library should be copied into a directory in the <text:span text:style-name="T1">LD_LIBRARY_PATH</text:span> environment variable (e.g. copied into <text:span text:style-name="Source_20_Text"><text:span text:style-name="T2">/usr/lib/</text:span></text:span> directory), or be made available to the JVM using the <text:span text:style-name="Source_20_Text"><text:span text:style-name="T2">java.library.path</text:span></text:span> system property.</text:p>
        </text:list-item>
        <text:list-item>
          <text:p text:style-name="P3">Other platforms can easily compile the JNI library by checking out the Jaybird sources from the CVS and using <text:span text:style-name="T1">./</text:span><text:span text:style-name="Source_20_Text"><text:span text:style-name="T1">build.sh compile-native </text:span></text:span>command in the directory with checked out sources.<text:change text:change-id="ct94715352"/></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start text:name="__RefHeading__2791_1560579136"/>Configuring Embedded Server JDBC driver<text:bookmark-end text:name="__RefHeading__2791_1560579136"/></text:h>
      <text:p text:style-name="Text_20_body"><text:change text:change-id="ct94715560"/>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33704827" text:style-name="L14">
        <text:list-item>
          <text:p text:style-name="P32"><text:soft-page-break/><text:span text:style-name="Source_20_Text"><text:span text:style-name="T2">FIREBIRD</text:span></text:span> environment variable.</text:p>
        </text:list-item>
        <text:list-item>
          <text:p text:style-name="P32"><text:span text:style-name="Source_20_Text"><text:span text:style-name="T2">RootDirectory</text:span></text:span> parameter in the <text:span text:style-name="Source_20_Text"><text:span text:style-name="T2">firebird.conf</text:span></text:span> file.</text:p>
        </text:list-item>
        <text:list-item>
          <text:p text:style-name="P32">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2">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change-start text:change-id="ct94715664"/></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fbembed.dll</text:span></text:span><text:span text:style-name="T3">/</text:span><text:span text:style-name="Source_20_Text"><text:span text:style-name="T1">libfbembed.so</text:span></text:span>), or Firebird client library (<text:span text:style-name="Source_20_Text"><text:span text:style-name="T1">fbclient.dll</text:span></text:span><text:span text:style-name="T3">/</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text:change-end text:change-id="ct94715664"/><text:change text:change-id="ct94715768"/><text:change-start text:change-id="ct94715872"/>Since Jaybird 2.1, Jaybird is able to correctly load arbitrary number of shared libraries that implement the ISC API and forward the requests correctly depending on the type of the driver being used. This feature requires the new JNI library (<text:span text:style-name="Source_20_Text"><text:span text:style-name="T1">jaybird22.dll</text:span></text:span><text:span text:style-name="T3">/</text:span><text:span text:style-name="Source_20_Text"><text:span text:style-name="T1">libjaybird22.so</text:span></text:span>)<text:change-end text:change-id="ct94715872"/><text:change-start text:change-id="ct94715976"/></text:p>
      <text:h text:style-name="P1" text:outline-level="2"><text:bookmark-start text:name="__RefHeading__2755_1560579136"/><text:change-end text:change-id="ct94715976"/>Usage<text:change-start text:change-id="ct94716080"/> and Reference Manual<text:bookmark-end text:name="__RefHeading__2755_1560579136"/><text:change-end text:change-id="ct94716080"/></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33718706" text:style-name="L15">
        <text:list-item>
          <text:p text:style-name="P33"><text:span text:style-name="Source_20_Text"><text:span text:style-name="T2">EventManager</text:span></text:span> interface to register for the synchronous and asynchronous notification about the events in the database;</text:p>
        </text:list-item>
        <text:list-item>
          <text:p text:style-name="P33"><text:span text:style-name="Source_20_Text"><text:span text:style-name="T2">EventListener</text:span></text:span> interface which has to be implemented by the application that wants to participate in the asynchronous notification;</text:p>
        </text:list-item>
        <text:list-item>
          <text:p text:style-name="P33"><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33">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8">FBEventManager</text:span></text:span><text:span text:style-name="Strong_20_Emphasis"> will open a new socket connection to the Firebird server on the port specified by Firebird.</text:span></text:p>
      <text:p text:style-name="Text_20_body">Similar to other<text:change text:change-id="ct272170312"/> JDBC extensions in Jaybird, the interfaces are released under the modified BSD license, the implementation of the code is released under LGPL license.</text:p>
      <text:h text:style-name="Heading_20_3" text:outline-level="3"><text:bookmark-start text:name="__RefHeading__2761_1560579136"/><text:change text:change-id="ct94716288"/><text:change text:change-id="ct94716184"/><text:change text:change-id="ct94715144"/>Default holdable result sets (closed ResultSet in auto-commit mode)<text:bookmark-end text:name="__RefHeading__2761_1560579136"/></text:h>
      <text:p text:style-name="Text_20_body"><text:change text:change-id="ct94716392"/><text:change-start text:change-id="ct94716496"/>This<text:change-end text:change-id="ct94716496"/> connection property <text:change text:change-id="ct94716600"/>allows to create holdable result sets by default. This is needed as a<text:change text:change-id="ct272170104"/><text:change-start text:change-id="ct272170208"/> <text:change-end text:change-id="ct272170208"/>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text:change text:change-id="ct94716704"/>property is called:</text:p>
      <text:list xml:id="list33714091" text:style-name="L16">
        <text:list-item>
          <text:p text:style-name="P34"><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34"><text:span text:style-name="Source_20_Text"><text:span text:style-name="T2">isc_dpb_result_set_holdable</text:span></text:span> as a DPB member;</text:p>
        </text:list-item>
        <text:list-item>
          <text:p text:style-name="P34"><text:span text:style-name="Source_20_Text"><text:span text:style-name="T2">FirebirdConnectionProperties</text:span></text:span> interface <text:change-start text:change-id="ct94716808"/>methods<text:change-end text:change-id="ct94716808"/><text:change text:change-id="ct94716912"/><text:change-start text:change-id="ct94717016"/> <text:change-end text:change-id="ct94717016"/><text:span text:style-name="Source_20_Text"><text:span text:style-name="T2">isDefaultResultSetHoldable()</text:span></text:span> and <text:span text:style-name="Source_20_Text"><text:span text:style-name="T2">setDefaultResultSetHoldable(boolean)</text:span></text:span><text:change text:change-id="ct94717120"/></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2">Jaybird provides support for updatable result sets. <text:change-start text:change-id="ct94717224"/>This <text:change-end text:change-id="ct94717224"/><text:change text:change-id="ct94717328"/><text:change-start text:change-id="ct94717432"/>f<text:change-end text:change-id="ct94717432"/>eature allows<text:change-start text:change-id="ct94717536"/> a<text:change-end text:change-id="ct94717536"/> Java application to update <text:change-start text:change-id="ct94717640"/>the <text:change-end text:change-id="ct94717640"/>current record using the <text:span text:style-name="Source_20_Text"><text:span text:style-name="T2">update</text:span></text:span><text:span text:style-name="Source_20_Text"><text:span text:style-name="T9">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33707042" text:style-name="L17">
        <text:list-item>
          <text:p text:style-name="P36">the <text:span text:style-name="Source_20_Text"><text:span text:style-name="T2">SELECT</text:span></text:span> references a single table;</text:p>
        </text:list-item>
        <text:list-item>
          <text:p text:style-name="P36"><text:soft-page-break/>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36">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36">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3700618" text:style-name="L18">
        <text:list-item>
          <text:p text:style-name="P38">database backup/restore on remote server; it is possible to performs metadata-only backups, switch the garbage collection during backup off, restore databases with no validity constraints or active indices, etc.</text:p>
        </text:list-item>
        <text:list-item>
          <text:p text:style-name="P38">database maintenance, e.g. database shutdown, sweep, changing the forced writes settings, changing SQL dialect of the database, shadow management, etc.</text:p>
        </text:list-item>
        <text:list-item>
          <text:p text:style-name="P38">retrieving database statistics including header page statistics, system table statistics, data page statistics and index statistics.</text:p>
        </text:list-item>
        <text:list-item>
          <text:p text:style-name="P37">user management, including adding, modifying, and deleting user accounts.<text:change-start text:change-id="ct94717744"/></text:p>
        </text:list-item>
        <text:list-item>
          <text:p text:style-name="P37"><text:change-end text:change-id="ct94717744"/><text:change-start text:change-id="ct94717848"/><office:annotation><dc:creator>Mark Rotteveel</dc:creator><dc:date>2011-12-25T14:25:21</dc:date><text:p text:style-name="P56"><text:span text:style-name="T23">Nbackup, trace?</text:span></text:p></office:annotation><text:change-end text:change-id="ct94717848"/></text:p>
        </text:list-item>
      </text:list>
      <text:h text:style-name="Heading_20_3" text:outline-level="3"><text:bookmark-start text:name="__RefHeading__2767_1560579136"/>Jaybird JDBC extensions<text:bookmark-end text:name="__RefHeading__2767_1560579136"/></text:h>
      <text:p text:style-name="P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text:span text:style-name="Source_20_Text"><text:span text:style-name="T1">FirebirdDriver</text:span></text:span></text:p>
          </table:table-cell>
          <table:table-cell table:style-name="Table4.B3" office:value-type="string">
            <text:p text:style-name="P9">2.0</text:p>
          </table:table-cell>
          <table:table-cell table:style-name="Table4.A2" office:value-type="string">
            <text:p text:style-name="P4"><text:span text:style-name="Source_20_Text"><text:span text:style-name="T2">newConnectionProperties()</text:span></text:span></text:p>
          </table:table-cell>
          <table:table-cell table:style-name="Table4.A2" office:value-type="string">
            <text:p text:style-name="P4">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1"/>
          </table:table-cell>
          <table:table-cell table:style-name="Table4.B3" office:value-type="string">
            <text:p text:style-name="P9"/>
          </table:table-cell>
          <table:table-cell table:style-name="Table4.A2" office:value-type="string">
            <text:p text:style-name="P4"><text:span text:style-name="Source_20_Text"><text:span text:style-name="T2">connect(FirebirdConnectionProperties)</text:span></text:span></text:p>
          </table:table-cell>
          <table:table-cell table:style-name="Table4.A2" office:value-type="string">
            <text:p text:style-name="P4">Connect to the Firebird database using the specified connection properties.</text:p>
          </table:table-cell>
        </table:table-row>
        <table:table-row>
          <table:table-cell table:style-name="Table4.A2" office:value-type="string">
            <text:p text:style-name="P4"><text:span text:style-name="Source_20_Text"><text:span text:style-name="T1">FirebirdConnectionProperties</text:span></text:span></text:p>
          </table:table-cell>
          <table:table-cell table:style-name="Table4.B3" office:value-type="string">
            <text:p text:style-name="P9">2.0</text:p>
          </table:table-cell>
          <table:table-cell table:style-name="Table4.A2" office:value-type="string">
            <text:p text:style-name="P4">see <text:a xlink:type="simple" xlink:href="#2.4.JDBC connection properties|outline">JDBC connection properties</text:a> section for more details.</text:p>
          </table:table-cell>
          <table:table-cell table:style-name="Table4.A2" office:value-type="string">
            <text:p text:style-name="P4"/>
          </table:table-cell>
        </table:table-row>
        <table:table-row>
          <table:table-cell table:style-name="Table4.A2" office:value-type="string">
            <text:p text:style-name="P4"><text:span text:style-name="Source_20_Text"><text:span text:style-name="T1">FirebirdConnection</text:span></text:span></text:p>
          </table:table-cell>
          <table:table-cell table:style-name="Table4.B3" office:value-type="string">
            <text:p text:style-name="P9">1.5</text:p>
          </table:table-cell>
          <table:table-cell table:style-name="Table4.A2" office:value-type="string">
            <text:p text:style-name="P4"><text:span text:style-name="Source_20_Text"><text:span text:style-name="T2">createBlob()</text:span></text:span></text:p>
          </table:table-cell>
          <table:table-cell table:style-name="Table4.A2" office:value-type="string">
            <text:p text:style-name="P4">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getIscEncoding()</text:span></text:span></text:p>
          </table:table-cell>
          <table:table-cell table:style-name="Table4.A2" office:value-type="string">
            <text:p text:style-name="P4">Get connection character encoding.</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getTransactionParameters(<text:line-break/></text:span></text:span><text:soft-page-break/><text:span text:style-name="Source_20_Text"><text:span text:style-name="T2"> <text:s text:c="3"/>int isolationLevel<text:line-break/></text:span></text:span><text:span text:style-name="Source_20_Text"><text:span text:style-name="T2">)</text:span></text:span></text:p>
          </table:table-cell>
          <table:table-cell table:style-name="Table4.A2" office:value-type="string">
            <text:p text:style-name="P4">Get the TPB parameters for <text:soft-page-break/>the specified transaction isolation level.</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createTransactionParameterBuffer()</text:span></text:span></text:p>
          </table:table-cell>
          <table:table-cell table:style-name="Table4.A2" office:value-type="string">
            <text:p text:style-name="P4">Create an empty transaction parameter buffer.</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4">Set TPB parameters for the specified transaction isolation level. The newly specified mapping is valid for the whole connection lifetime.</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setTransactionParameters(<text:line-break/> <text:s text:c="3"/>TransactionParameterBu</text:span></text:span><text:span text:style-name="Source_20_Text"><text:span text:style-name="T2">ffer tpb<text:line-break/>)</text:span></text:span></text:p>
          </table:table-cell>
          <table:table-cell table:style-name="Table4.A2" office:value-type="string">
            <text:p text:style-name="P4">meters are effective until the transaction isolation is changed.</text:p>
          </table:table-cell>
        </table:table-row>
        <table:table-row>
          <table:table-cell table:style-name="Table4.A2" office:value-type="string">
            <text:p text:style-name="P4"><text:span text:style-name="Source_20_Text"><text:span text:style-name="T1">FirebirdDatabaseMetaData</text:span></text:span></text:p>
          </table:table-cell>
          <table:table-cell table:style-name="Table4.A2" office:value-type="string">
            <text:p text:style-name="P9"/>
          </table:table-cell>
          <table:table-cell table:style-name="Table4.A2" office:value-type="string">
            <text:p text:style-name="P4"><text:span text:style-name="Source_20_Text"><text:span text:style-name="T2">getProcedureSourceCode(String)</text:span></text:span></text:p>
          </table:table-cell>
          <table:table-cell table:style-name="Table4.A2" office:value-type="string">
            <text:p text:style-name="P4">Get source code for the specified stored procedure name.</text:p>
          </table:table-cell>
        </table:table-row>
        <table:table-row>
          <table:table-cell table:style-name="Table4.A2" office:value-type="string">
            <text:p text:style-name="P11"/>
          </table:table-cell>
          <table:table-cell table:style-name="Table4.A2" office:value-type="string">
            <text:p text:style-name="P9"/>
          </table:table-cell>
          <table:table-cell table:style-name="Table4.A2" office:value-type="string">
            <text:p text:style-name="P4"><text:span text:style-name="Source_20_Text"><text:span text:style-name="T2">getTriggerSourceCode(Strin</text:span></text:span><text:span text:style-name="Source_20_Text"><text:span text:style-name="T2">g)</text:span></text:span></text:p>
          </table:table-cell>
          <table:table-cell table:style-name="Table4.A2" office:value-type="string">
            <text:p text:style-name="P4">Get source code for the specified trigger name.</text:p>
          </table:table-cell>
        </table:table-row>
        <table:table-row>
          <table:table-cell table:style-name="Table4.A2" office:value-type="string">
            <text:p text:style-name="P11"/>
          </table:table-cell>
          <table:table-cell table:style-name="Table4.A2" office:value-type="string">
            <text:p text:style-name="P9"/>
          </table:table-cell>
          <table:table-cell table:style-name="Table4.A2" office:value-type="string">
            <text:p text:style-name="P4"><text:span text:style-name="Source_20_Text"><text:span text:style-name="T2">getViewSourceCode(String)</text:span></text:span></text:p>
          </table:table-cell>
          <table:table-cell table:style-name="Table4.A2" office:value-type="string">
            <text:p text:style-name="P4">Get source code for the specified view name.</text:p>
          </table:table-cell>
        </table:table-row>
        <table:table-row>
          <table:table-cell table:style-name="Table4.A2" office:value-type="string">
            <text:p text:style-name="P4"><text:span text:style-name="Source_20_Text"><text:span text:style-name="T1">FirebirdStatement</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getInsertedRowsCount()<text:line-break/>getUpdatedRowsCount()<text:line-break/>getDeletedRowsCount()</text:span></text:span></text:p>
          </table:table-cell>
          <table:table-cell table:style-name="Table4.A2" office:value-type="string">
            <text:p text:style-name="P4">Extension that allows to get more precise information about outcome of some statement.</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hasOpenResultSet()</text:span></text:span></text:p>
          </table:table-cell>
          <table:table-cell table:style-name="Table4.A2" office:value-type="string">
            <text:p text:style-name="P4">Check if this statement has open result set. Correctly works only when auto-commit is disabled. Check method documentation for details.</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getCurrentResultSet()</text:span></text:span></text:p>
          </table:table-cell>
          <table:table-cell table:style-name="Table4.A2" office:value-type="string">
            <text:p text:style-name="P4">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isValid()</text:span></text:span><text:change text:change-id="ct272828368"/></text:p>
          </table:table-cell>
          <table:table-cell table:style-name="Table4.A2" office:value-type="string">
            <text:p text:style-name="P4">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getLastExecutionPlan()</text:span></text:span></text:p>
          </table:table-cell>
          <table:table-cell table:style-name="Table4.A2" office:value-type="string">
            <text:p text:style-name="P4">Get execution plan for the last executed statement.</text:p>
          </table:table-cell>
        </table:table-row>
        <table:table-row>
          <table:table-cell table:style-name="Table4.A2" office:value-type="string">
            <text:p text:style-name="P4"><text:span text:style-name="Source_20_Text"><text:span text:style-name="T1">FirebirdPreparedStatement</text:span></text:span></text:p>
          </table:table-cell>
          <table:table-cell table:style-name="Table4.A2" office:value-type="string">
            <text:p text:style-name="P9">2.0</text:p>
          </table:table-cell>
          <table:table-cell table:style-name="Table4.A2" office:value-type="string">
            <text:p text:style-name="P4"><text:span text:style-name="Source_20_Text"><text:span text:style-name="T2">getExecutionPlan()</text:span></text:span></text:p>
          </table:table-cell>
          <table:table-cell table:style-name="Table4.A2" office:value-type="string">
            <text:p text:style-name="P4">Get the execution plan of this prepared statement.</text:p>
          </table:table-cell>
        </table:table-row>
        <text:soft-page-break/>
        <table:table-row>
          <table:table-cell table:style-name="Table4.A2" office:value-type="string">
            <text:p text:style-name="P11"/>
          </table:table-cell>
          <table:table-cell table:style-name="Table4.A2" office:value-type="string">
            <text:p text:style-name="P9">2.0</text:p>
          </table:table-cell>
          <table:table-cell table:style-name="Table4.A2" office:value-type="string">
            <text:p text:style-name="P4"><text:span text:style-name="Source_20_Text"><text:span text:style-name="T2">getStatementType()</text:span></text:span></text:p>
          </table:table-cell>
          <table:table-cell table:style-name="Table4.A2" office:value-type="string">
            <text:p text:style-name="P4">Get the statement type of this prepared statement.</text:p>
          </table:table-cell>
        </table:table-row>
        <table:table-row>
          <table:table-cell table:style-name="Table4.A2" office:value-type="string">
            <text:p text:style-name="P4"><text:span text:style-name="Source_20_Text"><text:span text:style-name="T1">FirebirdCallableStatement</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setSelectableProcedure(<text:line-break/> <text:s text:c="3"/>boolean selectable<text:line-break/>)</text:span></text:span></text:p>
          </table:table-cell>
          <table:table-cell table:style-name="Table4.A2" office:value-type="string">
            <text:p text:style-name="P4">Mark this callable statement as a call of the selectable procedure. By default callable statement uses <text:span text:style-name="T1">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text:span text:style-name="Source_20_Text"><text:span text:style-name="T1">FirebirdResultSet</text:span></text:span></text:p>
          </table:table-cell>
          <table:table-cell table:style-name="Table4.A2" office:value-type="string">
            <text:p text:style-name="P9">2.0</text:p>
          </table:table-cell>
          <table:table-cell table:style-name="Table4.A2" office:value-type="string">
            <text:p text:style-name="P4"><text:span text:style-name="Source_20_Text"><text:span text:style-name="T2">getExecutionPlan()</text:span></text:span></text:p>
          </table:table-cell>
          <table:table-cell table:style-name="Table4.A2" office:value-type="string">
            <text:p text:style-name="P4">Get execution plan for this result set.</text:p>
          </table:table-cell>
        </table:table-row>
        <table:table-row>
          <table:table-cell table:style-name="Table4.A2" office:value-type="string">
            <text:p text:style-name="P4"><text:span text:style-name="Source_20_Text"><text:span text:style-name="T1">FirebirdBlob</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detach()</text:span></text:span></text:p>
          </table:table-cell>
          <table:table-cell table:style-name="Table4.A2" office:value-type="string">
            <text:p text:style-name="P4">Method “detaches” a BLOB object from the underlying result set. Lifetime of “detached” BLOB is limited by the lifetime of the connection.</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isSegmented()</text:span></text:span></text:p>
          </table:table-cell>
          <table:table-cell table:style-name="Table4.A2" office:value-type="string">
            <text:p text:style-name="P4">Check if this BLOB is segmented. Seek operation is not defined for the segmented BLOBs.</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setBinaryStream(<text:line-break/> <text:s/>long position<text:line-break/>)</text:span></text:span></text:p>
          </table:table-cell>
          <table:table-cell table:style-name="Table4.A2" office:value-type="string">
            <text:p text:style-name="P4">Opens an output stream at the specified position, allows modifying BLOB content. Due to server limitations only position 0 is supported.</text:p>
          </table:table-cell>
        </table:table-row>
        <table:table-row>
          <table:table-cell table:style-name="Table4.A2" office:value-type="string">
            <text:p text:style-name="P4"><text:span text:style-name="Source_20_Text"><text:span text:style-name="T1">FirebirdBlob.BlobInputStream</text:span></text:span></text:p>
          </table:table-cell>
          <table:table-cell table:style-name="Table4.A2" office:value-type="string">
            <text:p text:style-name="P9">1.5</text:p>
          </table:table-cell>
          <table:table-cell table:style-name="Table4.A2" office:value-type="string">
            <text:p text:style-name="P4"><text:span text:style-name="Source_20_Text"><text:span text:style-name="T2">getBlob()</text:span></text:span></text:p>
          </table:table-cell>
          <table:table-cell table:style-name="Table4.A2" office:value-type="string">
            <text:p text:style-name="P4">Get corresponding BLOB instance.</text:p>
          </table:table-cell>
        </table:table-row>
        <table:table-row>
          <table:table-cell table:style-name="Table4.A2" office:value-type="string">
            <text:p text:style-name="P11"/>
          </table:table-cell>
          <table:table-cell table:style-name="Table4.A2" office:value-type="string">
            <text:p text:style-name="P9">1.5</text:p>
          </table:table-cell>
          <table:table-cell table:style-name="Table4.A2" office:value-type="string">
            <text:p text:style-name="P4"><text:span text:style-name="Source_20_Text"><text:span text:style-name="T2">seek(int position)</text:span></text:span></text:p>
          </table:table-cell>
          <table:table-cell table:style-name="Table4.A2" office:value-type="string">
            <text:p text:style-name="P4">Change the position from which BLOB content will be read, works only for stream BLOBs.</text:p>
          </table:table-cell>
        </table:table-row>
        <table:table-row>
          <table:table-cell table:style-name="Table4.A2" office:value-type="string">
            <text:p text:style-name="P4"><text:span text:style-name="Source_20_Text"><text:span text:style-name="T1">FirebirdSavepoint</text:span></text:span><text:change-start text:change-id="ct94718056"/><text:span text:style-name="Source_20_Text"><text:span text:style-name="T1"><text:note text:id="ftn4" text:note-class="footnote"><text:note-citation>4</text:note-citation><text:note-body><text:p text:style-name="Footnote"><text:change-start text:change-id="ct94717952"/>To be removed in Jaybird 2.3<text:change-end text:change-id="ct94717952"/></text:p></text:note-body></text:note></text:span></text:span><text:change-end text:change-id="ct94718056"/></text:p>
          </table:table-cell>
          <table:table-cell table:style-name="Table4.A2" office:value-type="string">
            <text:p text:style-name="P9">2.0</text:p>
          </table:table-cell>
          <table:table-cell table:style-name="Table4.A2" table:number-columns-spanned="2" office:value-type="string">
            <text:p text:style-name="P4">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change text:change-id="ct94718160"/>JDBC connection properties<text:bookmark-end text:name="__RefHeading__2785_1560579136"/></text:h>
      <text:p text:style-name="Text_20_body"><text:change-start text:change-id="ct94718264"/>The <text:change-end text:change-id="ct94718264"/><text:change text:change-id="ct94718368"/><text:change-start text:change-id="ct94718472"/>t<text:change-end text:change-id="ct94718472"/>able below <text:change text:change-id="ct94718576"/><text:change-start text:change-id="ct94718680"/>lists the <text:change-end text:change-id="ct94718680"/><text:change text:change-id="ct94718784"/>properties <text:change text:change-id="ct94718888"/><text:change-start text:change-id="ct94792816"/>for <text:change-end text:change-id="ct94792816"/>the connections that are obtained from this data source. Commonly used parameters have the corresponding getter and setter methods, <text:change-start text:change-id="ct94792920"/>the <text:change-end text:change-id="ct94792920"/>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change text:change-id="ct271628368"/><text:span text:style-name="Source_20_Text"><text:span text:style-name="T1">database</text:span></text:span></text:p>
          </table:table-cell>
          <table:table-cell table:style-name="Table6.B2" office:value-type="string">
            <text:p text:style-name="P9">+</text:p>
          </table:table-cell>
          <table:table-cell table:style-name="Table6.C21" office:value-type="string">
            <text:p text:style-name="P9">+</text:p>
          </table:table-cell>
          <table:table-cell table:style-name="Table6.D2" office:value-type="string">
            <text:p text:style-name="Table_20_Contents"><text:change-start text:change-id="ct94793024"/>(deprecated) <text:change-end text:change-id="ct94793024"/>Path to the database in the format</text:p>
            <text:p text:style-name="Table_20_Contents"><text:span text:style-name="Source_20_Text"><text:span text:style-name="T2">[host/port:]</text:span></text:span><text:change text:change-id="ct94793128"/><text:change-start text:change-id="ct94793232"/><text:span text:style-name="Source_20_Text"><text:span text:style-name="T1">&lt;database&gt;</text:span></text:span><text:change-end text:change-id="ct94793232"/><text:change-start text:change-id="ct94793336"/></text:p>
            <text:p text:style-name="Table_20_Contents"><text:span text:style-name="Source_20_Text"><text:span text:style-name="T4">This property is not specified in the JDBC standard. Use the the standard defined </text:span></text:span><text:span text:style-name="Source_20_Text"><text:span text:style-name="T1">serverName</text:span></text:span><text:span text:style-name="Source_20_Text"><text:span text:style-name="T4">, </text:span></text:span><text:span text:style-name="Source_20_Text"><text:span text:style-name="T1">portNum</text:span></text:span><text:change-end text:change-id="ct94793336"/><text:change-start text:change-id="ct94793440"/><text:span text:style-name="Source_20_Text"><text:span text:style-name="T1">ber</text:span></text:span><text:span text:style-name="Source_20_Text"><text:span text:style-name="T4"> and </text:span></text:span><text:span text:style-name="Source_20_Text"><text:span text:style-name="T1">databaseName</text:span></text:span><text:span text:style-name="Source_20_Text"><text:span text:style-name="T4"> instead</text:span></text:span><text:change-end text:change-id="ct94793440"/></text:p>
          </table:table-cell>
        </table:table-row>
        <table:table-row>
          <table:table-cell table:style-name="Table6.A21" office:value-type="string">
            <text:p text:style-name="P10"><text:change-start text:change-id="ct94793544"/>s<text:change-end text:change-id="ct94793544"/><text:change-start text:change-id="ct94793648"/>erverName<text:change-end text:change-id="ct94793648"/></text:p>
          </table:table-cell>
          <table:table-cell table:style-name="Table6.B3" office:value-type="string">
            <text:p text:style-name="P9"><text:change-start text:change-id="ct94793752"/>+<text:change-end text:change-id="ct94793752"/></text:p>
          </table:table-cell>
          <table:table-cell table:style-name="Table6.C21" office:value-type="string">
            <text:p text:style-name="P9"><text:change-start text:change-id="ct94793856"/>+<text:change-end text:change-id="ct94793856"/></text:p>
          </table:table-cell>
          <table:table-cell table:style-name="Table6.D3" office:value-type="string">
            <text:p text:style-name="Table_20_Contents"><text:change-start text:change-id="ct94793960"/>Hostname or IP address<text:change-end text:change-id="ct94793960"/><text:change-start text:change-id="ct94794064"/> of the Firebird server<text:change-end text:change-id="ct94794064"/></text:p>
          </table:table-cell>
        </table:table-row>
        <table:table-row>
          <table:table-cell table:style-name="Table6.A21" office:value-type="string">
            <text:p text:style-name="P10"><text:change-start text:change-id="ct94794168"/>portNumber<text:change-end text:change-id="ct94794168"/></text:p>
          </table:table-cell>
          <table:table-cell table:style-name="Table6.B4" office:value-type="string">
            <text:p text:style-name="P9"><text:change-start text:change-id="ct94794272"/>+<text:change-end text:change-id="ct94794272"/></text:p>
          </table:table-cell>
          <table:table-cell table:style-name="Table6.C21" office:value-type="string">
            <text:p text:style-name="P9"><text:change-start text:change-id="ct94794376"/>+<text:change-end text:change-id="ct94794376"/></text:p>
          </table:table-cell>
          <table:table-cell table:style-name="Table6.D4" office:value-type="string">
            <text:p text:style-name="Table_20_Contents"><text:change-start text:change-id="ct94794480"/>Portnumber of the Firebird server<text:change-end text:change-id="ct94794480"/></text:p>
          </table:table-cell>
        </table:table-row>
        <table:table-row>
          <table:table-cell table:style-name="Table6.A21" office:value-type="string">
            <text:p text:style-name="P10"><text:change-start text:change-id="ct94794584"/>databaseName<text:change-end text:change-id="ct94794584"/></text:p>
          </table:table-cell>
          <table:table-cell table:style-name="Table6.B5" office:value-type="string">
            <text:p text:style-name="P9"><text:change-start text:change-id="ct94794688"/>+<text:change-end text:change-id="ct94794688"/></text:p>
          </table:table-cell>
          <table:table-cell table:style-name="Table6.C21" office:value-type="string">
            <text:p text:style-name="P9"><text:change-start text:change-id="ct94794792"/>+<text:change-end text:change-id="ct94794792"/></text:p>
          </table:table-cell>
          <table:table-cell table:style-name="Table6.D5" office:value-type="string">
            <text:p text:style-name="Table_20_Contents"><text:change-start text:change-id="ct94794896"/>Database alias or full-path<text:change-end text:change-id="ct94794896"/></text:p>
          </table:table-cell>
        </table:table-row>
        <table:table-row>
          <table:table-cell table:style-name="Table6.A21" office:value-type="string">
            <text:p text:style-name="Table_20_Contents"><text:span text:style-name="Source_20_Text"><text:span text:style-name="T1">type</text:span></text:span></text:p>
          </table:table-cell>
          <table:table-cell table:style-name="Table6.B6" office:value-type="string">
            <text:p text:style-name="P9">+</text:p>
          </table:table-cell>
          <table:table-cell table:style-name="Table6.C21" office:value-type="string">
            <text:p text:style-name="P9">+</text:p>
          </table:table-cell>
          <table:table-cell table:style-name="Table6.D6" office:value-type="string">
            <text:p text:style-name="Table_20_Contents">Type of the driver to use. Possible values are:</text:p>
            <text:list xml:id="list33696549" text:style-name="L19">
              <text:list-item>
                <text:p text:style-name="P51"><text:span text:style-name="Source_20_Text"><text:span text:style-name="T2">PURE_JAVA</text:span></text:span> or <text:span text:style-name="Source_20_Text"><text:span text:style-name="T2">TYPE4</text:span></text:span> for type 4 JDBC driver </text:p>
              </text:list-item>
              <text:list-item>
                <text:p text:style-name="P51"><text:span text:style-name="Source_20_Text"><text:span text:style-name="T2">NATIVE</text:span></text:span> or <text:span text:style-name="Source_20_Text"><text:span text:style-name="T2">TYPE2</text:span></text:span> for type 2 JDBC driver </text:p>
              </text:list-item>
              <text:list-item>
                <text:p text:style-name="P45"><text:span text:style-name="Source_20_Text"><text:span text:style-name="T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blobBufferSize</text:span></text:span></text:p>
          </table:table-cell>
          <table:table-cell table:style-name="Table6.B7" office:value-type="string">
            <text:p text:style-name="P9">+</text:p>
          </table:table-cell>
          <table:table-cell table:style-name="Table6.C21" office:value-type="string">
            <text:p text:style-name="P9">+</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change text:change-id="ct94795000"/><text:span text:style-name="Source_20_Text"><text:span text:style-name="T1">socketBufferSize</text:span></text:span></text:p>
          </table:table-cell>
          <table:table-cell table:style-name="Table6.B8" office:value-type="string">
            <text:p text:style-name="P9">+</text:p>
          </table:table-cell>
          <table:table-cell table:style-name="Table6.C21" office:value-type="string">
            <text:p text:style-name="P9">+</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buffersNumber</text:span></text:span></text:p>
          </table:table-cell>
          <table:table-cell table:style-name="Table6.B9" office:value-type="string">
            <text:p text:style-name="P9">+</text:p>
          </table:table-cell>
          <table:table-cell table:style-name="Table6.C21" office:value-type="string">
            <text:p text:style-name="P9">+</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charSet</text:span></text:span></text:p>
          </table:table-cell>
          <table:table-cell table:style-name="Table6.B10" office:value-type="string">
            <text:p text:style-name="P9">+</text:p>
          </table:table-cell>
          <table:table-cell table:style-name="Table6.C21" office:value-type="string">
            <text:p text:style-name="P9">+</text:p>
          </table:table-cell>
          <table:table-cell table:style-name="Table6.D10"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encoding</text:span></text:span></text:p>
          </table:table-cell>
          <table:table-cell table:style-name="Table6.B11" office:value-type="string">
            <text:p text:style-name="P9">+</text:p>
          </table:table-cell>
          <table:table-cell table:style-name="Table6.C21" office:value-type="string">
            <text:p text:style-name="P9">+</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useTranslation</text:span></text:span></text:p>
          </table:table-cell>
          <table:table-cell table:style-name="Table6.B12" office:value-type="string">
            <text:p text:style-name="P9">+</text:p>
          </table:table-cell>
          <table:table-cell table:style-name="Table6.C21" office:value-type="string">
            <text:p text:style-name="P9">+</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password</text:span></text:span></text:p>
          </table:table-cell>
          <table:table-cell table:style-name="Table6.B13" office:value-type="string">
            <text:p text:style-name="P9">+</text:p>
          </table:table-cell>
          <table:table-cell table:style-name="Table6.C21" office:value-type="string">
            <text:p text:style-name="P9">+</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roleName</text:span></text:span></text:p>
          </table:table-cell>
          <table:table-cell table:style-name="Table6.B14" office:value-type="string">
            <text:p text:style-name="P9">+</text:p>
          </table:table-cell>
          <table:table-cell table:style-name="Table6.C21" office:value-type="string">
            <text:p text:style-name="P9">+</text:p>
          </table:table-cell>
          <table:table-cell table:style-name="Table6.D14" office:value-type="string">
            <text:p text:style-name="Table_20_Contents"><text:s/>SQL role to use.</text:p>
          </table:table-cell>
        </table:table-row>
        <table:table-row>
          <table:table-cell table:style-name="Table6.A21" office:value-type="string">
            <text:p text:style-name="Table_20_Contents"><text:span text:style-name="Source_20_Text"><text:span text:style-name="T1">userName</text:span></text:span></text:p>
          </table:table-cell>
          <table:table-cell table:style-name="Table6.B15" office:value-type="string">
            <text:p text:style-name="P9">+</text:p>
          </table:table-cell>
          <table:table-cell table:style-name="Table6.C21" office:value-type="string">
            <text:p text:style-name="P9">+</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useStreamBlobs</text:span></text:span></text:p>
          </table:table-cell>
          <table:table-cell table:style-name="Table6.B16" office:value-type="string">
            <text:p text:style-name="P9">+</text:p>
          </table:table-cell>
          <table:table-cell table:style-name="Table6.C21" office:value-type="string">
            <text:p text:style-name="P9">+</text:p>
          </table:table-cell>
          <table:table-cell table:style-name="Table6.D16" office:value-type="string">
            <text:p text:style-name="Table_20_Contents">Boolean flag tells driver whether <text:soft-page-break/>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useStandardUdf</text:span></text:span></text:p>
          </table:table-cell>
          <table:table-cell table:style-name="Table6.B17" office:value-type="string">
            <text:p text:style-name="P9">+</text:p>
          </table:table-cell>
          <table:table-cell table:style-name="Table6.C21" office:value-type="string">
            <text:p text:style-name="P9">+</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defaultResultSetHol</text:span></text:span><text:span text:style-name="Source_20_Text"><text:span text:style-name="T1">dable</text:span></text:span></text:p>
          </table:table-cell>
          <table:table-cell table:style-name="Table6.B18" office:value-type="string">
            <text:p text:style-name="P9">+</text:p>
          </table:table-cell>
          <table:table-cell table:style-name="Table6.C21" office:value-type="string">
            <text:p text:style-name="P9">+</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tpbMapping</text:span></text:span></text:p>
          </table:table-cell>
          <table:table-cell table:style-name="Table6.B19" office:value-type="string">
            <text:p text:style-name="P9">+</text:p>
          </table:table-cell>
          <table:table-cell table:style-name="Table6.C21" office:value-type="string">
            <text:p text:style-name="P9">+</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defaultIsolation</text:span></text:span></text:p>
          </table:table-cell>
          <table:table-cell table:style-name="Table6.B20" office:value-type="string">
            <text:p text:style-name="P9">+</text:p>
          </table:table-cell>
          <table:table-cell table:style-name="Table6.C21" office:value-type="string">
            <text:p text:style-name="P9">+</text:p>
          </table:table-cell>
          <table:table-cell table:style-name="Table6.D20" office:value-type="string">
            <text:p text:style-name="Table_20_Contents">Default transaction isolation level. All newly created connections will have this isolation level. One of:</text:p>
            <text:list xml:id="list33720179" text:style-name="L20">
              <text:list-item>
                <text:p text:style-name="P52"><text:span text:style-name="Source_20_Text"><text:span text:style-name="T1">TRANSACTION_READ_COMMITTE</text:span></text:span><text:span text:style-name="Source_20_Text"><text:span text:style-name="T1">D</text:span></text:span><text:span text:style-name="T1"> </text:span></text:p>
              </text:list-item>
              <text:list-item>
                <text:p text:style-name="P52"><text:span text:style-name="Source_20_Text"><text:span text:style-name="T1">TRANSACTION_REPEATABLE_READ</text:span></text:span><text:span text:style-name="T1"> </text:span></text:p>
              </text:list-item>
              <text:list-item>
                <text:p text:style-name="P46"><text:span text:style-name="Source_20_Text"><text:span text:style-name="T1">TRANSACTION_SERIALIZABLE</text:span></text:span> </text:p>
              </text:list-item>
            </text:list>
          </table:table-cell>
        </table:table-row>
        <table:table-row>
          <table:table-cell table:style-name="Table6.A21" office:value-type="string">
            <text:p text:style-name="Table_20_Contents"><text:span text:style-name="Source_20_Text"><text:span text:style-name="T1">defaultTransactionIsolation</text:span></text:span></text:p>
          </table:table-cell>
          <table:table-cell table:style-name="Table6.B21" office:value-type="string">
            <text:p text:style-name="P9">+</text:p>
          </table:table-cell>
          <table:table-cell table:style-name="Table6.C21" office:value-type="string">
            <text:p text:style-name="P9">+</text:p>
          </table:table-cell>
          <table:table-cell table:style-name="Table6.D21"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2" office:value-type="string">
            <text:p text:style-name="Table_20_Contents"><text:span text:style-name="Source_20_Text"><text:span text:style-name="T1">nonStandardProperty</text:span></text:span></text:p>
          </table:table-cell>
          <table:table-cell table:style-name="Table6.B22" office:value-type="string">
            <text:p text:style-name="P9"><text:span text:style-name="Source_20_Text"><text:span text:style-name="T2">getNonStandardProperty(String)</text:span></text:span></text:p>
          </table:table-cell>
          <table:table-cell table:style-name="Table6.C22" office:value-type="string">
            <text:p text:style-name="P9">+</text:p>
            <text:p text:style-name="P9"><text:span text:style-name="Source_20_Text"><text:span text:style-name="T2">setNonStandardProperty(String)</text:span></text:span></text:p>
            <text:p text:style-name="P9"><text:span text:style-name="Source_20_Text"><text:span text:style-name="T2">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parameters using configuration files.</text:p>
            <text:p text:style-name="Table_20_Contents"><text:span text:style-name="Source_20_Text"><text:span text:style-name="T2">setNonStandardProperty(String, </text:span></text:span><text:span text:style-name="Source_20_Text"><text:span text:style-name="T2">String)</text:span></text:span> takes property name as first parameter, and its value as the second parameter.</text:p>
          </table:table-cell>
        </table:table-row>
      </table:table>
      <text:h text:style-name="P39" text:outline-level="2"><text:change-start text:change-id="ct94795104"/></text:h>
      <text:h text:style-name="P1" text:outline-level="2"><text:bookmark-start text:name="__RefHeading__2793_1560579136"/><text:change-end text:change-id="ct94795104"/>JDBC Compatibility<text:bookmark-end text:name="__RefHeading__2793_1560579136"/></text:h>
      <text:p text:style-name="Text_20_body">The <text:change-start text:change-id="ct94795208"/>Jaybird <text:change-end text:change-id="ct94795208"/>driver is not officially JDBC-compliant <text:change text:change-id="ct94795312"/><text:change-start text:change-id="ct94795416"/>as the <text:change-end text:change-id="ct94795416"/><text:change text:change-id="ct94795520"/>certification procedure is too expensive. The following lists some of the differences between JDBC specification and Jaybird implementation. This list is not exhaustiv<text:change text:change-id="ct94795624"/><text:change-start text:change-id="ct94795728"/>e<text:change-end text:change-id="ct94795728"/><text:change-start text:change-id="ct94795832"/>.<text:change-end text:change-id="ct94795832"/></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4485293" text:continue-list="list33716442" text:style-name="L2">
        <text:list-item>
          <text:p text:style-name="P19"><text:span text:style-name="Source_20_Text"><text:span text:style-name="T2">java.sql.Array</text:span></text:span> data type is not <text:change-start text:change-id="ct272831800"/>(<text:change-end text:change-id="ct272831800"/>yet<text:change-start text:change-id="ct272832008"/>)<text:change-end text:change-id="ct272832008"/> supported<text:change text:change-id="ct94795936"/></text:p>
        </text:list-item>
        <text:list-item>
          <text:p text:style-name="P19"><text:span text:style-name="Source_20_Text"><text:span text:style-name="T2">java.sql.Blob</text:span></text:span> does not implement following methods:</text:p>
          <text:list>
            <text:list-item>
              <text:p text:style-name="P19"><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19"><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19"><text:span text:style-name="Source_20_Text"><text:span text:style-name="T2">java.sql.Connection</text:span></text:span></text:p>
          <text:list>
            <text:list-item>
              <text:p text:style-name="P19"><text:span text:style-name="Source_20_Text"><text:span text:style-name="T2">getCatalog()</text:span></text:span> and <text:span text:style-name="Source_20_Text"><text:span text:style-name="T2">setCatalog(String)</text:span></text:span> are not supported by Firebird server<text:change text:change-id="ct94796040"/></text:p>
            </text:list-item>
            <text:list-item>
              <text:p text:style-name="P19"><text:span text:style-name="Source_20_Text"><text:span text:style-name="T2">getTypeMap()</text:span></text:span> and <text:span text:style-name="Source_20_Text"><text:span text:style-name="T2">setTypeMap(Map)</text:span></text:span> are not supported<text:change text:change-id="ct94796144"/></text:p>
            </text:list-item>
          </text:list>
        </text:list-item>
        <text:list-item>
          <text:p text:style-name="P19"><text:span text:style-name="Source_20_Text"><text:span text:style-name="T2">java.sql.Ref</text:span></text:span><text:span text:style-name="Source_20_Text"> </text:span>data type is not supported by Firebird server<text:change text:change-id="ct94796248"/></text:p>
        </text:list-item>
        <text:list-item>
          <text:p text:style-name="P19"><text:span text:style-name="Source_20_Text"><text:span text:style-name="T2">java.sql.SQLData</text:span></text:span> data type is not supported by Firebird server<text:change text:change-id="ct94796352"/></text:p>
        </text:list-item>
        <text:list-item>
          <text:p text:style-name="P19"><text:span text:style-name="Source_20_Text"><text:span text:style-name="T2">java.sql.SQLInput</text:span></text:span> is not supported<text:change text:change-id="ct94796456"/></text:p>
        </text:list-item>
        <text:list-item>
          <text:p text:style-name="P19"><text:span text:style-name="Source_20_Text"><text:span text:style-name="T2">java.sql.SQLOutput</text:span></text:span> is not supported<text:change-start text:change-id="ct94796560"/></text:p>
        </text:list-item>
        <text:list-item>
          <text:p text:style-name="P19"><text:change-end text:change-id="ct94796560"/><text:change text:change-id="ct94796664"/><text:change-start text:change-id="ct94796768"/><text:span text:style-name="T1">java.sql.SQLXML</text:span> is not supported</text:p>
        </text:list-item>
        <text:list-item>
          <text:p text:style-name="P19"><text:span text:style-name="T1">java.sql</text:span><text:change-end text:change-id="ct94796768"/><text:change-start text:change-id="ct94921800"/><text:span text:style-name="T1">.RowId</text:span> is not supported</text:p>
        </text:list-item>
        <text:list-item>
          <text:p text:style-name="P19"><text:span text:style-name="T1">java.sql.NClob</text:span> is not supported<text:change-end text:change-id="ct94921800"/></text:p>
        </text:list-item>
        <text:list-item>
          <text:p text:style-name="P19"><text:change text:change-id="ct271631592"/><text:span text:style-name="Source_20_Text"><text:span text:style-name="T2">java.sql.Statement</text:span></text:span></text:p>
          <text:list>
            <text:list-item>
              <text:p text:style-name="P19"><text:span text:style-name="Source_20_Text"><text:span text:style-name="T2">cancel()</text:span></text:span> is <text:change-start text:change-id="ct271632424"/>implemented, but <text:change-end text:change-id="ct271632424"/>not <text:change-start text:change-id="ct271632112"/>fully <text:change-end text:change-id="ct271632112"/>supported by Jaybird</text:p>
            </text:list-item>
          </text:list>
        </text:list-item>
        <text:list-item>
          <text:p text:style-name="P19"><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34485969" text:continue-list="list34485293" text:style-name="L2">
        <text:list-item text:start-value="1">
          <text:p text:style-name="P19"><text:span text:style-name="Source_20_Text"><text:span text:style-name="T2">java.sql.Statement</text:span></text:span> </text:p>
          <text:list>
            <text:list-item>
              <text:p text:style-name="P19"><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19"><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19"><text:span text:style-name="Source_20_Text"><text:span text:style-name="T2">java.sql.PreparedStatement</text:span></text:span> </text:p>
          <text:list>
            <text:list-item>
              <text:p text:style-name="P19"><text:span text:style-name="Source_20_Text"><text:span text:style-name="T2">setObject(int index, Object object, int type)</text:span></text:span> Target SQL type is determined from the class of the passed object and corresponding parameter is ignored.</text:p>
            </text:list-item>
            <text:list-item>
              <text:p text:style-name="P19"><text:span text:style-name="Source_20_Text"><text:span text:style-name="T2">setObject(int index, Object object, int type, int scale)</text:span></text:span> Same as above, type and scale are ignored.</text:p>
            </text:list-item>
          </text:list>
        </text:list-item>
        <text:list-item>
          <text:p text:style-name="P19"><text:change text:change-id="ct271631800"/><text:span text:style-name="Source_20_Text"><text:span text:style-name="T2">java.sql.ResultSetMetaData</text:span></text:span> </text:p>
          <text:list>
            <text:list-item>
              <text:p text:style-name="P19"><text:span text:style-name="Source_20_Text"><text:span text:style-name="T2">isReadOnly()</text:span></text:span> always returns false </text:p>
            </text:list-item>
            <text:list-item>
              <text:p text:style-name="P19"><text:soft-page-break/><text:span text:style-name="Source_20_Text"><text:span text:style-name="T2">isWritable()</text:span></text:span> always returns true </text:p>
            </text:list-item>
            <text:list-item>
              <text:p text:style-name="P5"><text:span text:style-name="Source_20_Text"><text:span text:style-name="T2">isDefinitivelyWritable()</text:span></text:span> always returns true<text:change text:change-id="ct94921904"/><text:change-start text:change-id="ct94922008"/></text:p>
            </text:list-item>
          </text:list>
        </text:list-item>
      </text:list>
      <text:h text:style-name="P1" text:outline-level="2"><text:bookmark-start text:name="__RefHeading__2797_1560579136"/><text:change-end text:change-id="ct94922008"/>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3709063" text:style-name="L21">
        <text:list-item>
          <text:p text:style-name="P40"><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0"><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40"><text:change text:change-id="ct272158456"/><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office:annotation><dc:creator>Mark Rotteveel</dc:creator><dc:date>2011-10-12T20:59:56</dc:date><text:p text:style-name="P56"><text:span text:style-name="T23">Bug or implementation limitation?</text:span></text:p></office:annotation><office:annotation><dc:creator>Unknown Author</dc:creator><dc:date>2011-10-15T22:37:10</dc:date><text:p text:style-name="P56"><text:span text:style-name="T21">Firebird bug (or call it implementation limitation), we had recently a ticket related to this issue.</text:span></text:p><text:p><text:span text:style-name="T22"/></text:p></office:annotation>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text:change-start text:change-id="ct94922112"/>at <text:change-end text:change-id="ct94922112"/>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change-start text:change-id="ct94922216"/></text:p>
      <text:h text:style-name="Heading_20_3" text:outline-level="3"><text:bookmark-start text:name="__RefHeading__3722_2133805793"/><text:change-end text:change-id="ct94922216"/><text:change-start text:change-id="ct94922320"/>Compatibility with<text:change-end text:change-id="ct94922320"/><text:change-start text:change-id="ct94922424"/> <text:span text:style-name="T10">com.sun.rowset.*</text:span><text:bookmark-end text:name="__RefHeading__3722_2133805793"/></text:h>
      <text:p text:style-name="P7"><text:change-end text:change-id="ct94922424"/><text:change-start text:change-id="ct94922528"/>The reference implementation of <text:span text:style-name="T1">javax.sql.rowset</text:span> included with Java in package <text:span text:style-name="T1">com.sun.rowset</text:span> does not correctly look up columns b<text:change-end text:change-id="ct94922528"/><text:change-start text:change-id="ct94922736"/>y name as it ignores column aliases and only allows look up by the original column name<text:note text:id="ftn5" text:note-class="footnote"><text:note-citation>5</text:note-citation><text:note-body><text:p text:style-name="Footnote"><text:change-start text:change-id="ct94922632"/>See JDBC-162 and <text:a xlink:type="simple" xlink:href="http://bugs.sun.com/bugdatabase/view_bug.do?bug_id=7046875">http://bugs.sun.com/bugdatabase/view_bug.do?bug_id=7046875</text:a> for details<text:change-end text:change-id="ct94922632"/></text:p></text:note-body></text:note> (this specifically applies to <text:span text:style-name="T1">com.sun.rowset.CachedRowSetImpl</text:span>).</text:p>
      <text:p text:style-name="Text_20_body"><text:soft-page-break/><text:span text:style-name="T4">We advise you to </text:span><text:change-end text:change-id="ct94922736"/><text:change-start text:change-id="ct94922840"/><text:span text:style-name="T4">either only access columns by their index or </text:span><text:change-end text:change-id="ct94922840"/><text:change-start text:change-id="ct94922944"/><text:span text:style-name="T4">use an implementation which correctl</text:span><text:change-end text:change-id="ct94922944"/><text:change-start text:change-id="ct94923048"/><text:span text:style-name="T4">y uses the colum</text:span><text:change-end text:change-id="ct94923048"/><text:change-start text:change-id="ct94923152"/><text:span text:style-name="T4">n label for column lookup (which is either the alias or the original column name if no alias was defined).</text:span><text:change-end text:change-id="ct94923152"/><text:change text:change-id="ct94923256"/><text:change-start text:change-id="ct94923360"/></text:p>
      <text:h text:style-name="P1" text:outline-level="2"><text:bookmark-start text:name="__RefHeading__2807_1560579136"/><text:change-end text:change-id="ct94923360"/>Connection pooling with Jaybird<text:bookmark-end text:name="__RefHeading__2807_1560579136"/></text:h>
      <text:p text:style-name="P41"><text:change-start text:change-id="ct272162720"/>WARNING: This section provides information on deprecated classes</text:p>
      <text:p text:style-name="Text_20_body"><text:change-end text:change-id="ct272162720"/><text:change text:change-id="ct272158560"/>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4">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4">...</text:p>
          </table:table-cell>
        </table:table-row>
      </table:table>
      <text:p text:style-name="P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text:soft-page-break/>closed, but returned to the pool, where it waits for the next call. Same happens to the connection object that is returned to the pool in line 016.</text:p>
      <text:h text:style-name="Heading_20_3" text:outline-level="3"><text:bookmark-start text:name="__RefHeading__2811_1560579136"/>Connection Pool Classes<text:change-start text:change-id="ct272163032"/> (deprecated)<text:bookmark-end text:name="__RefHeading__2811_1560579136"/><text:change-end text:change-id="ct272163032"/></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4"><text:span text:style-name="Source_20_Text"><text:span text:style-name="T1">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4"><text:span text:style-name="Source_20_Text"><text:span text:style-name="T1">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4"><text:span text:style-name="Source_20_Text"><text:span text:style-name="T1">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4"><text:span text:style-name="Source_20_Text"><text:span text:style-name="T1">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4"><text:span text:style-name="Source_20_Text"><text:span text:style-name="T1">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4"><text:span text:style-name="Source_20_Text"><text:span text:style-name="T1">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4"><text:span text:style-name="Source_20_Text"><text:span text:style-name="T1">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text:change-start text:change-id="ct272162824"/> (deprecated)<text:bookmark-end text:name="__RefHeading__2813_1560579136"/><text:change-end text:change-id="ct272162824"/></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1">javax.sql.ConnectionPoolDataSource</text:span></text:span> and <text:span text:style-name="T1">j</text:span><text:span text:style-name="Source_20_Text"><text:span text:style-name="T1">avax.sql.XADataSource</text:span></text:span> interfaces. Pooled connections returned by this class implement <text:span text:style-name="Source_20_Text"><text:span text:style-name="T1">javax.sql.PooledConnection</text:span></text:span> and <text:span text:style-name="Source_20_Text"><text:span text:style-name="T1">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text:soft-page-break/>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9">+</text:p>
          </table:table-cell>
          <table:table-cell table:style-name="Table5.A2" office:value-type="string">
            <text:p text:style-name="P9">+</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9">+</text:p>
          </table:table-cell>
          <table:table-cell table:style-name="Table7.A2" office:value-type="string">
            <text:p text:style-name="P9">+</text:p>
          </table:table-cell>
          <table:table-cell table:style-name="Table7.A2" office:value-type="string">
            <text:p text:style-name="Table_20_Contents">Time during which connection is believed to be valid in any case. Pool “pings” connection before giving it to the application only if more than <text:soft-page-break/>specified amount of time passed since last “ping”.</text:p>
          </table:table-cell>
        </table:table-row>
      </table:table>
      <text:p text:style-name="P13">Runtime Pool Properties</text:p>
      <text:p text:style-name="P12">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9">+</text:p>
          </table:table-cell>
          <table:table-cell table:style-name="Table10.A2" office:value-type="string">
            <text:p text:style-name="P9">-</text:p>
          </table:table-cell>
          <table:table-cell table:style-name="Table10.A2" office:value-type="string">
            <text:p text:style-name="Table_20_Contents"><text:span text:style-name="T14">Deprecated</text:span>. Same as <text:span text:style-name="Source_20_Text"><text:span text:style-name="T2">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2">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office:annotation><dc:creator>Mark Rotteveel</dc:creator><dc:date>2011-10-12T21:03:11</dc:date><text:p text:style-name="P56"><text:span text:style-name="T23">Revise or remove, check if new implementation has this</text:span></text:p></office:annotation><office:annotation><dc:creator>Unknown Author</dc:creator><dc:date>2011-10-15T22:38:17</dc:date><text:p text:style-name="P56"><text:span text:style-name="T21">Yes.</text:span></text:p><text:p><text:span text:style-name="T22"/></text:p></office:annotation>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33723478" text:style-name="L22">
              <text:list-item>
                <text:p text:style-name="P47">When physical connection is added to the pool – <text:span text:style-name="Source_20_Text"><text:span text:style-name="T2">DEBUG</text:span></text:span></text:p>
              </text:list-item>
              <text:list-item>
                <text:p text:style-name="P47">When a maximum pool capacity is reached – <text:span text:style-name="Source_20_Text"><text:span text:style-name="T2">DEBUG</text:span></text:span></text:p>
              </text:list-item>
              <text:list-item>
                <text:p text:style-name="P47">When connection is obtained from pool – <text:span text:style-name="Source_20_Text"><text:span text:style-name="T2">DEBUG</text:span></text:span></text:p>
              </text:list-item>
              <text:list-item>
                <text:p text:style-name="P47">When connection is released back to pool – <text:span text:style-name="Source_20_Text"><text:span text:style-name="T2">DEBUG</text:span></text:span></text:p>
              </text:list-item>
              <text:list-item>
                <text:p text:style-name="P47">Whether pool supports open statements across transaction boundaries – <text:span text:style-name="Source_20_Text"><text:span text:style-name="T2">INFO</text:span></text:span></text:p>
              </text:list-item>
            </text:list>
          </table:table-cell>
        </table:table-row>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33698338" text:style-name="L23">
              <text:list-item>
                <text:p text:style-name="P48"><text:soft-page-break/>Connection is allocated from the pool – <text:span text:style-name="Source_20_Text"><text:span text:style-name="T2">DEBUG</text:span></text:span></text:p>
              </text:list-item>
              <text:list-item>
                <text:p text:style-name="P48">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33721013" text:style-name="L24">
              <text:list-item>
                <text:p text:style-name="P49">When a statement is prepared – <text:span text:style-name="Source_20_Text"><text:span text:style-name="T2">INFO</text:span></text:span></text:p>
              </text:list-item>
              <text:list-item>
                <text:p text:style-name="P49">When statement cache is cleaned – <text:span text:style-name="Source_20_Text"><text:span text:style-name="T2">INFO</text:span></text:span></text:p>
              </text:list-item>
              <text:list-item>
                <text:p text:style-name="P49">When statement is obtained from or returned back to pool – <text:span text:style-name="Source_20_Text"><text:span text:style-name="T2">INFO</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creation-date>2004-07-23T10:39:52</meta:creation-date>
    <dc:date>2012-03-04T14:33:44.28</dc:date>
    <meta:print-date>2011-10-09T10:12:42.06</meta:print-date>
    <dc:language>en-US</dc:language>
    <meta:editing-cycles>253</meta:editing-cycles>
    <meta:editing-duration>P3DT23H42M30S</meta:editing-duration>
    <meta:document-statistic meta:table-count="9" meta:image-count="0" meta:object-count="0" meta:page-count="27" meta:paragraph-count="728" meta:word-count="7140" meta:character-count="49428" meta:non-whitespace-character-count="42937"/>
    <meta:user-defined meta:name="Info 1"/>
    <meta:user-defined meta:name="Info 2"/>
    <meta:user-defined meta:name="Info 3"/>
    <meta:user-defined meta:name="Info 4"/>
  </office:meta>
</office:document-meta>
</file>